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27cm"/>
    </style:style>
    <style:style style:name="co2" style:family="table-column">
      <style:table-column-properties fo:break-before="auto" style:column-width="1.4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lopreIr" table:style-name="ta1">
        <table:shapes>
          <draw:frame draw:z-index="0" draw:style-name="gr1" draw:text-style-name="P1" svg:width="50.544cm" svg:height="26.416cm" svg:x="6.545cm" svg:y="3.348cm">
            <draw:object draw:notify-on-update-of-ranges="valopreIr.A1:valopreIr.A1576 valopreIr.B1:valopreIr.B9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0:04:49:764 </text:p>
          </table:table-cell>
          <table:table-cell office:value-type="float" office:value="107873" calcext:value-type="float">
            <text:p>10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49:844 </text:p>
          </table:table-cell>
          <table:table-cell office:value-type="float" office:value="107873" calcext:value-type="float">
            <text:p>10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49:938 </text:p>
          </table:table-cell>
          <table:table-cell office:value-type="float" office:value="107923" calcext:value-type="float">
            <text:p>107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0:033 </text:p>
          </table:table-cell>
          <table:table-cell office:value-type="float" office:value="107959" calcext:value-type="float">
            <text:p>107959</text:p>
          </table:table-cell>
          <table:table-cell table:number-columns-repeated="2"/>
          <table:table-cell office:value-type="string" calcext:value-type="string">
            <text:p>Column A</text:p>
          </table:table-cell>
          <table:table-cell office:value-type="string" calcext:value-type="string">
            <text:p>Column B</text:p>
          </table:table-cell>
        </table:table-row>
        <table:table-row table:style-name="ro1">
          <table:table-cell office:value-type="string" calcext:value-type="string">
            <text:p>10:04:50:080 </text:p>
          </table:table-cell>
          <table:table-cell office:value-type="float" office:value="107985" calcext:value-type="float">
            <text:p>107985</text:p>
          </table:table-cell>
          <table:table-cell table:number-columns-repeated="2"/>
          <table:table-cell office:value-type="string" calcext:value-type="string">
            <text:p>Time(HH:MM:SS:MS)</text:p>
          </table:table-cell>
          <table:table-cell office:value-type="string" calcext:value-type="string">
            <text:p>IR VALUE</text:p>
          </table:table-cell>
        </table:table-row>
        <table:table-row table:style-name="ro1">
          <table:table-cell office:value-type="string" calcext:value-type="string">
            <text:p>10:04:50:174 </text:p>
          </table:table-cell>
          <table:table-cell office:value-type="float" office:value="108006" calcext:value-type="float">
            <text:p>108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0:268 </text:p>
          </table:table-cell>
          <table:table-cell office:value-type="float" office:value="108021" calcext:value-type="float">
            <text:p>108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0:314 </text:p>
          </table:table-cell>
          <table:table-cell office:value-type="float" office:value="107856" calcext:value-type="float">
            <text:p>107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0:399 </text:p>
          </table:table-cell>
          <table:table-cell office:value-type="float" office:value="107813" calcext:value-type="float">
            <text:p>107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0:494 </text:p>
          </table:table-cell>
          <table:table-cell office:value-type="float" office:value="107868" calcext:value-type="float">
            <text:p>107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0:588 </text:p>
          </table:table-cell>
          <table:table-cell office:value-type="float" office:value="107879" calcext:value-type="float">
            <text:p>107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0:636 </text:p>
          </table:table-cell>
          <table:table-cell office:value-type="float" office:value="107877" calcext:value-type="float">
            <text:p>1078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0:729 </text:p>
          </table:table-cell>
          <table:table-cell office:value-type="float" office:value="107915" calcext:value-type="float">
            <text:p>107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0:824 </text:p>
          </table:table-cell>
          <table:table-cell office:value-type="float" office:value="107957" calcext:value-type="float">
            <text:p>107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0:871 </text:p>
          </table:table-cell>
          <table:table-cell office:value-type="float" office:value="107987" calcext:value-type="float">
            <text:p>107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0:966 </text:p>
          </table:table-cell>
          <table:table-cell office:value-type="float" office:value="107992" calcext:value-type="float">
            <text:p>107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1:060 </text:p>
          </table:table-cell>
          <table:table-cell office:value-type="float" office:value="107891" calcext:value-type="float">
            <text:p>107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1:107 </text:p>
          </table:table-cell>
          <table:table-cell office:value-type="float" office:value="107749" calcext:value-type="float">
            <text:p>107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1:201 </text:p>
          </table:table-cell>
          <table:table-cell office:value-type="float" office:value="107767" calcext:value-type="float">
            <text:p>107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1:295 </text:p>
          </table:table-cell>
          <table:table-cell office:value-type="float" office:value="107803" calcext:value-type="float">
            <text:p>107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1:342 </text:p>
          </table:table-cell>
          <table:table-cell office:value-type="float" office:value="107798" calcext:value-type="float">
            <text:p>107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1:436 </text:p>
          </table:table-cell>
          <table:table-cell office:value-type="float" office:value="107838" calcext:value-type="float">
            <text:p>107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1:530 </text:p>
          </table:table-cell>
          <table:table-cell office:value-type="float" office:value="107882" calcext:value-type="float">
            <text:p>107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1:624 </text:p>
          </table:table-cell>
          <table:table-cell office:value-type="float" office:value="107903" calcext:value-type="float">
            <text:p>107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1:671 </text:p>
          </table:table-cell>
          <table:table-cell office:value-type="float" office:value="107900" calcext:value-type="float">
            <text:p>107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1:765 </text:p>
          </table:table-cell>
          <table:table-cell office:value-type="float" office:value="107930" calcext:value-type="float">
            <text:p>107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1:859 </text:p>
          </table:table-cell>
          <table:table-cell office:value-type="float" office:value="107751" calcext:value-type="float">
            <text:p>1077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1:906 </text:p>
          </table:table-cell>
          <table:table-cell office:value-type="float" office:value="107641" calcext:value-type="float">
            <text:p>107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2:001 </text:p>
          </table:table-cell>
          <table:table-cell office:value-type="float" office:value="107661" calcext:value-type="float">
            <text:p>107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2:095 </text:p>
          </table:table-cell>
          <table:table-cell office:value-type="float" office:value="107694" calcext:value-type="float">
            <text:p>107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2:143 </text:p>
          </table:table-cell>
          <table:table-cell office:value-type="float" office:value="107684" calcext:value-type="float">
            <text:p>107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2:236 </text:p>
          </table:table-cell>
          <table:table-cell office:value-type="float" office:value="107730" calcext:value-type="float">
            <text:p>1077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2:331 </text:p>
          </table:table-cell>
          <table:table-cell office:value-type="float" office:value="107775" calcext:value-type="float">
            <text:p>107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2:378 </text:p>
          </table:table-cell>
          <table:table-cell office:value-type="float" office:value="107794" calcext:value-type="float">
            <text:p>107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2:472 </text:p>
          </table:table-cell>
          <table:table-cell office:value-type="float" office:value="107793" calcext:value-type="float">
            <text:p>107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2:566 </text:p>
          </table:table-cell>
          <table:table-cell office:value-type="float" office:value="107835" calcext:value-type="float">
            <text:p>107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2:660 </text:p>
          </table:table-cell>
          <table:table-cell office:value-type="float" office:value="107807" calcext:value-type="float">
            <text:p>107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2:707 </text:p>
          </table:table-cell>
          <table:table-cell office:value-type="float" office:value="107588" calcext:value-type="float">
            <text:p>107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2:801 </text:p>
          </table:table-cell>
          <table:table-cell office:value-type="float" office:value="107589" calcext:value-type="float">
            <text:p>107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2:896 </text:p>
          </table:table-cell>
          <table:table-cell office:value-type="float" office:value="107616" calcext:value-type="float">
            <text:p>107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2:943 </text:p>
          </table:table-cell>
          <table:table-cell office:value-type="float" office:value="107640" calcext:value-type="float">
            <text:p>1076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3:037 </text:p>
          </table:table-cell>
          <table:table-cell office:value-type="float" office:value="107653" calcext:value-type="float">
            <text:p>107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3:132 </text:p>
          </table:table-cell>
          <table:table-cell office:value-type="float" office:value="107712" calcext:value-type="float">
            <text:p>107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3:179 </text:p>
          </table:table-cell>
          <table:table-cell office:value-type="float" office:value="107741" calcext:value-type="float">
            <text:p>107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3:264 </text:p>
          </table:table-cell>
          <table:table-cell office:value-type="float" office:value="107771" calcext:value-type="float">
            <text:p>107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3:358 </text:p>
          </table:table-cell>
          <table:table-cell office:value-type="float" office:value="107794" calcext:value-type="float">
            <text:p>107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3:452 </text:p>
          </table:table-cell>
          <table:table-cell office:value-type="float" office:value="107835" calcext:value-type="float">
            <text:p>107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3:499 </text:p>
          </table:table-cell>
          <table:table-cell office:value-type="float" office:value="107844" calcext:value-type="float">
            <text:p>107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3:593 </text:p>
          </table:table-cell>
          <table:table-cell office:value-type="float" office:value="107617" calcext:value-type="float">
            <text:p>1076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3:687 </text:p>
          </table:table-cell>
          <table:table-cell office:value-type="float" office:value="107618" calcext:value-type="float">
            <text:p>107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3:734 </text:p>
          </table:table-cell>
          <table:table-cell office:value-type="float" office:value="107660" calcext:value-type="float">
            <text:p>1076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3:828 </text:p>
          </table:table-cell>
          <table:table-cell office:value-type="float" office:value="107675" calcext:value-type="float">
            <text:p>107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3:922 </text:p>
          </table:table-cell>
          <table:table-cell office:value-type="float" office:value="107691" calcext:value-type="float">
            <text:p>1076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3:970 </text:p>
          </table:table-cell>
          <table:table-cell office:value-type="float" office:value="107747" calcext:value-type="float">
            <text:p>107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4:064 </text:p>
          </table:table-cell>
          <table:table-cell office:value-type="float" office:value="107790" calcext:value-type="float">
            <text:p>1077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4:157 </text:p>
          </table:table-cell>
          <table:table-cell office:value-type="float" office:value="107816" calcext:value-type="float">
            <text:p>107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4:252 </text:p>
          </table:table-cell>
          <table:table-cell office:value-type="float" office:value="107841" calcext:value-type="float">
            <text:p>107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4:299 </text:p>
          </table:table-cell>
          <table:table-cell office:value-type="float" office:value="107861" calcext:value-type="float">
            <text:p>107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4:393 </text:p>
          </table:table-cell>
          <table:table-cell office:value-type="float" office:value="107808" calcext:value-type="float">
            <text:p>107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4:487 </text:p>
          </table:table-cell>
          <table:table-cell office:value-type="float" office:value="107617" calcext:value-type="float">
            <text:p>1076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4:534 </text:p>
          </table:table-cell>
          <table:table-cell office:value-type="float" office:value="107682" calcext:value-type="float">
            <text:p>107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4:629 </text:p>
          </table:table-cell>
          <table:table-cell office:value-type="float" office:value="107720" calcext:value-type="float">
            <text:p>107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4:723 </text:p>
          </table:table-cell>
          <table:table-cell office:value-type="float" office:value="107708" calcext:value-type="float">
            <text:p>107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4:770 </text:p>
          </table:table-cell>
          <table:table-cell office:value-type="float" office:value="107738" calcext:value-type="float">
            <text:p>107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4:864 </text:p>
          </table:table-cell>
          <table:table-cell office:value-type="float" office:value="107792" calcext:value-type="float">
            <text:p>107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4:959 </text:p>
          </table:table-cell>
          <table:table-cell office:value-type="float" office:value="107817" calcext:value-type="float">
            <text:p>107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5:005 </text:p>
          </table:table-cell>
          <table:table-cell office:value-type="float" office:value="107836" calcext:value-type="float">
            <text:p>107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5:099 </text:p>
          </table:table-cell>
          <table:table-cell office:value-type="float" office:value="107861" calcext:value-type="float">
            <text:p>107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5:180 </text:p>
          </table:table-cell>
          <table:table-cell office:value-type="float" office:value="107878" calcext:value-type="float">
            <text:p>107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5:273 </text:p>
          </table:table-cell>
          <table:table-cell office:value-type="float" office:value="107649" calcext:value-type="float">
            <text:p>107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5:367 </text:p>
          </table:table-cell>
          <table:table-cell office:value-type="float" office:value="107630" calcext:value-type="float">
            <text:p>1076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5:414 </text:p>
          </table:table-cell>
          <table:table-cell office:value-type="float" office:value="107681" calcext:value-type="float">
            <text:p>107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5:508 </text:p>
          </table:table-cell>
          <table:table-cell office:value-type="float" office:value="107721" calcext:value-type="float">
            <text:p>107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5:602 </text:p>
          </table:table-cell>
          <table:table-cell office:value-type="float" office:value="107724" calcext:value-type="float">
            <text:p>107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5:649 </text:p>
          </table:table-cell>
          <table:table-cell office:value-type="float" office:value="107767" calcext:value-type="float">
            <text:p>107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5:743 </text:p>
          </table:table-cell>
          <table:table-cell office:value-type="float" office:value="107810" calcext:value-type="float">
            <text:p>1078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5:838 </text:p>
          </table:table-cell>
          <table:table-cell office:value-type="float" office:value="107841" calcext:value-type="float">
            <text:p>107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5:885 </text:p>
          </table:table-cell>
          <table:table-cell office:value-type="float" office:value="107860" calcext:value-type="float">
            <text:p>1078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5:979 </text:p>
          </table:table-cell>
          <table:table-cell office:value-type="float" office:value="107888" calcext:value-type="float">
            <text:p>107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6:073 </text:p>
          </table:table-cell>
          <table:table-cell office:value-type="float" office:value="107864" calcext:value-type="float">
            <text:p>107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6:120 </text:p>
          </table:table-cell>
          <table:table-cell office:value-type="float" office:value="107621" calcext:value-type="float">
            <text:p>107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6:214 </text:p>
          </table:table-cell>
          <table:table-cell office:value-type="float" office:value="107641" calcext:value-type="float">
            <text:p>107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6:308 </text:p>
          </table:table-cell>
          <table:table-cell office:value-type="float" office:value="107674" calcext:value-type="float">
            <text:p>107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6:402 </text:p>
          </table:table-cell>
          <table:table-cell office:value-type="float" office:value="107695" calcext:value-type="float">
            <text:p>107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6:450 </text:p>
          </table:table-cell>
          <table:table-cell office:value-type="float" office:value="107702" calcext:value-type="float">
            <text:p>107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6:543 </text:p>
          </table:table-cell>
          <table:table-cell office:value-type="float" office:value="107756" calcext:value-type="float">
            <text:p>107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6:638 </text:p>
          </table:table-cell>
          <table:table-cell office:value-type="float" office:value="107789" calcext:value-type="float">
            <text:p>107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6:685 </text:p>
          </table:table-cell>
          <table:table-cell office:value-type="float" office:value="107821" calcext:value-type="float">
            <text:p>107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6:779 </text:p>
          </table:table-cell>
          <table:table-cell office:value-type="float" office:value="107839" calcext:value-type="float">
            <text:p>107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6:861 </text:p>
          </table:table-cell>
          <table:table-cell office:value-type="float" office:value="107867" calcext:value-type="float">
            <text:p>107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6:955 </text:p>
          </table:table-cell>
          <table:table-cell office:value-type="float" office:value="107881" calcext:value-type="float">
            <text:p>107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7:003 </text:p>
          </table:table-cell>
          <table:table-cell office:value-type="float" office:value="107674" calcext:value-type="float">
            <text:p>107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7:097 </text:p>
          </table:table-cell>
          <table:table-cell office:value-type="float" office:value="107613" calcext:value-type="float">
            <text:p>1076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7:191 </text:p>
          </table:table-cell>
          <table:table-cell office:value-type="float" office:value="107650" calcext:value-type="float">
            <text:p>1076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7:238 </text:p>
          </table:table-cell>
          <table:table-cell office:value-type="float" office:value="107677" calcext:value-type="float">
            <text:p>107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7:333 </text:p>
          </table:table-cell>
          <table:table-cell office:value-type="float" office:value="107676" calcext:value-type="float">
            <text:p>1076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7:427 </text:p>
          </table:table-cell>
          <table:table-cell office:value-type="float" office:value="107726" calcext:value-type="float">
            <text:p>107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7:475 </text:p>
          </table:table-cell>
          <table:table-cell office:value-type="float" office:value="107767" calcext:value-type="float">
            <text:p>107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7:569 </text:p>
          </table:table-cell>
          <table:table-cell office:value-type="float" office:value="107800" calcext:value-type="float">
            <text:p>107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7:663 </text:p>
          </table:table-cell>
          <table:table-cell office:value-type="float" office:value="107816" calcext:value-type="float">
            <text:p>107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7:710 </text:p>
          </table:table-cell>
          <table:table-cell office:value-type="float" office:value="107840" calcext:value-type="float">
            <text:p>1078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7:804 </text:p>
          </table:table-cell>
          <table:table-cell office:value-type="float" office:value="107863" calcext:value-type="float">
            <text:p>107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7:897 </text:p>
          </table:table-cell>
          <table:table-cell office:value-type="float" office:value="107771" calcext:value-type="float">
            <text:p>107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7:992 </text:p>
          </table:table-cell>
          <table:table-cell office:value-type="float" office:value="107588" calcext:value-type="float">
            <text:p>107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8:039 </text:p>
          </table:table-cell>
          <table:table-cell office:value-type="float" office:value="107631" calcext:value-type="float">
            <text:p>1076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8:133 </text:p>
          </table:table-cell>
          <table:table-cell office:value-type="float" office:value="107663" calcext:value-type="float">
            <text:p>107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8:228 </text:p>
          </table:table-cell>
          <table:table-cell office:value-type="float" office:value="107674" calcext:value-type="float">
            <text:p>107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8:273 </text:p>
          </table:table-cell>
          <table:table-cell office:value-type="float" office:value="107704" calcext:value-type="float">
            <text:p>107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8:367 </text:p>
          </table:table-cell>
          <table:table-cell office:value-type="float" office:value="107765" calcext:value-type="float">
            <text:p>107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8:461 </text:p>
          </table:table-cell>
          <table:table-cell office:value-type="float" office:value="107797" calcext:value-type="float">
            <text:p>107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8:508 </text:p>
          </table:table-cell>
          <table:table-cell office:value-type="float" office:value="107834" calcext:value-type="float">
            <text:p>107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8:602 </text:p>
          </table:table-cell>
          <table:table-cell office:value-type="float" office:value="107863" calcext:value-type="float">
            <text:p>107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8:697 </text:p>
          </table:table-cell>
          <table:table-cell office:value-type="float" office:value="107876" calcext:value-type="float">
            <text:p>107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8:744 </text:p>
          </table:table-cell>
          <table:table-cell office:value-type="float" office:value="107804" calcext:value-type="float">
            <text:p>107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8:838 </text:p>
          </table:table-cell>
          <table:table-cell office:value-type="float" office:value="107645" calcext:value-type="float">
            <text:p>1076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8:931 </text:p>
          </table:table-cell>
          <table:table-cell office:value-type="float" office:value="107709" calcext:value-type="float">
            <text:p>107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9:026 </text:p>
          </table:table-cell>
          <table:table-cell office:value-type="float" office:value="107750" calcext:value-type="float">
            <text:p>1077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9:073 </text:p>
          </table:table-cell>
          <table:table-cell office:value-type="float" office:value="107741" calcext:value-type="float">
            <text:p>107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9:167 </text:p>
          </table:table-cell>
          <table:table-cell office:value-type="float" office:value="107774" calcext:value-type="float">
            <text:p>107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9:262 </text:p>
          </table:table-cell>
          <table:table-cell office:value-type="float" office:value="107816" calcext:value-type="float">
            <text:p>107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9:309 </text:p>
          </table:table-cell>
          <table:table-cell office:value-type="float" office:value="107839" calcext:value-type="float">
            <text:p>107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9:403 </text:p>
          </table:table-cell>
          <table:table-cell office:value-type="float" office:value="107859" calcext:value-type="float">
            <text:p>107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9:497 </text:p>
          </table:table-cell>
          <table:table-cell office:value-type="float" office:value="107878" calcext:value-type="float">
            <text:p>107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9:544 </text:p>
          </table:table-cell>
          <table:table-cell office:value-type="float" office:value="107828" calcext:value-type="float">
            <text:p>1078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9:638 </text:p>
          </table:table-cell>
          <table:table-cell office:value-type="float" office:value="107611" calcext:value-type="float">
            <text:p>107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9:732 </text:p>
          </table:table-cell>
          <table:table-cell office:value-type="float" office:value="107649" calcext:value-type="float">
            <text:p>107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9:780 </text:p>
          </table:table-cell>
          <table:table-cell office:value-type="float" office:value="107693" calcext:value-type="float">
            <text:p>107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9:874 </text:p>
          </table:table-cell>
          <table:table-cell office:value-type="float" office:value="107699" calcext:value-type="float">
            <text:p>107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4:59:968 </text:p>
          </table:table-cell>
          <table:table-cell office:value-type="float" office:value="107718" calcext:value-type="float">
            <text:p>107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0:063 </text:p>
          </table:table-cell>
          <table:table-cell office:value-type="float" office:value="107764" calcext:value-type="float">
            <text:p>107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0:110 </text:p>
          </table:table-cell>
          <table:table-cell office:value-type="float" office:value="107795" calcext:value-type="float">
            <text:p>107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0:204 </text:p>
          </table:table-cell>
          <table:table-cell office:value-type="float" office:value="107810" calcext:value-type="float">
            <text:p>1078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0:298 </text:p>
          </table:table-cell>
          <table:table-cell office:value-type="float" office:value="107833" calcext:value-type="float">
            <text:p>107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0:345 </text:p>
          </table:table-cell>
          <table:table-cell office:value-type="float" office:value="107830" calcext:value-type="float">
            <text:p>1078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0:439 </text:p>
          </table:table-cell>
          <table:table-cell office:value-type="float" office:value="107596" calcext:value-type="float">
            <text:p>107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0:534 </text:p>
          </table:table-cell>
          <table:table-cell office:value-type="float" office:value="107585" calcext:value-type="float">
            <text:p>107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0:582 </text:p>
          </table:table-cell>
          <table:table-cell office:value-type="float" office:value="107607" calcext:value-type="float">
            <text:p>107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0:676 </text:p>
          </table:table-cell>
          <table:table-cell office:value-type="float" office:value="107639" calcext:value-type="float">
            <text:p>107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0:770 </text:p>
          </table:table-cell>
          <table:table-cell office:value-type="float" office:value="107634" calcext:value-type="float">
            <text:p>107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0:818 </text:p>
          </table:table-cell>
          <table:table-cell office:value-type="float" office:value="107681" calcext:value-type="float">
            <text:p>107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0:912 </text:p>
          </table:table-cell>
          <table:table-cell office:value-type="float" office:value="107718" calcext:value-type="float">
            <text:p>107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1:007 </text:p>
          </table:table-cell>
          <table:table-cell office:value-type="float" office:value="107736" calcext:value-type="float">
            <text:p>107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1:054 </text:p>
          </table:table-cell>
          <table:table-cell office:value-type="float" office:value="107750" calcext:value-type="float">
            <text:p>1077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1:148 </text:p>
          </table:table-cell>
          <table:table-cell office:value-type="float" office:value="107776" calcext:value-type="float">
            <text:p>107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1:242 </text:p>
          </table:table-cell>
          <table:table-cell office:value-type="float" office:value="107673" calcext:value-type="float">
            <text:p>107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1:336 </text:p>
          </table:table-cell>
          <table:table-cell office:value-type="float" office:value="107520" calcext:value-type="float">
            <text:p>1075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1:384 </text:p>
          </table:table-cell>
          <table:table-cell office:value-type="float" office:value="107546" calcext:value-type="float">
            <text:p>107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1:479 </text:p>
          </table:table-cell>
          <table:table-cell office:value-type="float" office:value="107565" calcext:value-type="float">
            <text:p>107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1:573 </text:p>
          </table:table-cell>
          <table:table-cell office:value-type="float" office:value="107570" calcext:value-type="float">
            <text:p>1075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1:620 </text:p>
          </table:table-cell>
          <table:table-cell office:value-type="float" office:value="107602" calcext:value-type="float">
            <text:p>107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1:714 </text:p>
          </table:table-cell>
          <table:table-cell office:value-type="float" office:value="107651" calcext:value-type="float">
            <text:p>1076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1:809 </text:p>
          </table:table-cell>
          <table:table-cell office:value-type="float" office:value="107681" calcext:value-type="float">
            <text:p>107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1:856 </text:p>
          </table:table-cell>
          <table:table-cell office:value-type="float" office:value="107706" calcext:value-type="float">
            <text:p>107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1:950 </text:p>
          </table:table-cell>
          <table:table-cell office:value-type="float" office:value="107742" calcext:value-type="float">
            <text:p>107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2:046 </text:p>
          </table:table-cell>
          <table:table-cell office:value-type="float" office:value="107755" calcext:value-type="float">
            <text:p>107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2:093 </text:p>
          </table:table-cell>
          <table:table-cell office:value-type="float" office:value="107563" calcext:value-type="float">
            <text:p>107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2:187 </text:p>
          </table:table-cell>
          <table:table-cell office:value-type="float" office:value="107536" calcext:value-type="float">
            <text:p>107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2:282 </text:p>
          </table:table-cell>
          <table:table-cell office:value-type="float" office:value="107564" calcext:value-type="float">
            <text:p>10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2:329 </text:p>
          </table:table-cell>
          <table:table-cell office:value-type="float" office:value="107581" calcext:value-type="float">
            <text:p>107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2:423 </text:p>
          </table:table-cell>
          <table:table-cell office:value-type="float" office:value="107584" calcext:value-type="float">
            <text:p>107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2:517 </text:p>
          </table:table-cell>
          <table:table-cell office:value-type="float" office:value="107630" calcext:value-type="float">
            <text:p>1076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2:612 </text:p>
          </table:table-cell>
          <table:table-cell office:value-type="float" office:value="107666" calcext:value-type="float">
            <text:p>107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2:659 </text:p>
          </table:table-cell>
          <table:table-cell office:value-type="float" office:value="107693" calcext:value-type="float">
            <text:p>107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2:754 </text:p>
          </table:table-cell>
          <table:table-cell office:value-type="float" office:value="107720" calcext:value-type="float">
            <text:p>1077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2:847 </text:p>
          </table:table-cell>
          <table:table-cell office:value-type="float" office:value="107726" calcext:value-type="float">
            <text:p>107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2:894 </text:p>
          </table:table-cell>
          <table:table-cell office:value-type="float" office:value="107558" calcext:value-type="float">
            <text:p>107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2:988 </text:p>
          </table:table-cell>
          <table:table-cell office:value-type="float" office:value="107475" calcext:value-type="float">
            <text:p>107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3:082 </text:p>
          </table:table-cell>
          <table:table-cell office:value-type="float" office:value="107491" calcext:value-type="float">
            <text:p>107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3:129 </text:p>
          </table:table-cell>
          <table:table-cell office:value-type="float" office:value="107524" calcext:value-type="float">
            <text:p>107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3:224 </text:p>
          </table:table-cell>
          <table:table-cell office:value-type="float" office:value="107527" calcext:value-type="float">
            <text:p>107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3:318 </text:p>
          </table:table-cell>
          <table:table-cell office:value-type="float" office:value="107576" calcext:value-type="float">
            <text:p>107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3:366 </text:p>
          </table:table-cell>
          <table:table-cell office:value-type="float" office:value="107618" calcext:value-type="float">
            <text:p>107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3:459 </text:p>
          </table:table-cell>
          <table:table-cell office:value-type="float" office:value="107638" calcext:value-type="float">
            <text:p>107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3:554 </text:p>
          </table:table-cell>
          <table:table-cell office:value-type="float" office:value="107661" calcext:value-type="float">
            <text:p>107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3:601 </text:p>
          </table:table-cell>
          <table:table-cell office:value-type="float" office:value="107702" calcext:value-type="float">
            <text:p>107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3:695 </text:p>
          </table:table-cell>
          <table:table-cell office:value-type="float" office:value="107682" calcext:value-type="float">
            <text:p>107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3:789 </text:p>
          </table:table-cell>
          <table:table-cell office:value-type="float" office:value="107471" calcext:value-type="float">
            <text:p>107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3:883 </text:p>
          </table:table-cell>
          <table:table-cell office:value-type="float" office:value="107461" calcext:value-type="float">
            <text:p>107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3:930 </text:p>
          </table:table-cell>
          <table:table-cell office:value-type="float" office:value="107486" calcext:value-type="float">
            <text:p>107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4:024 </text:p>
          </table:table-cell>
          <table:table-cell office:value-type="float" office:value="107509" calcext:value-type="float">
            <text:p>107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4:118 </text:p>
          </table:table-cell>
          <table:table-cell office:value-type="float" office:value="107515" calcext:value-type="float">
            <text:p>1075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4:165 </text:p>
          </table:table-cell>
          <table:table-cell office:value-type="float" office:value="107568" calcext:value-type="float">
            <text:p>107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4:259 </text:p>
          </table:table-cell>
          <table:table-cell office:value-type="float" office:value="107610" calcext:value-type="float">
            <text:p>1076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4:354 </text:p>
          </table:table-cell>
          <table:table-cell office:value-type="float" office:value="107634" calcext:value-type="float">
            <text:p>107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4:401 </text:p>
          </table:table-cell>
          <table:table-cell office:value-type="float" office:value="107673" calcext:value-type="float">
            <text:p>107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4:495 </text:p>
          </table:table-cell>
          <table:table-cell office:value-type="float" office:value="107723" calcext:value-type="float">
            <text:p>107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4:589 </text:p>
          </table:table-cell>
          <table:table-cell office:value-type="float" office:value="107729" calcext:value-type="float">
            <text:p>107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4:636 </text:p>
          </table:table-cell>
          <table:table-cell office:value-type="float" office:value="107505" calcext:value-type="float">
            <text:p>107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4:720 </text:p>
          </table:table-cell>
          <table:table-cell office:value-type="float" office:value="107467" calcext:value-type="float">
            <text:p>107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4:815 </text:p>
          </table:table-cell>
          <table:table-cell office:value-type="float" office:value="107507" calcext:value-type="float">
            <text:p>107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4:909 </text:p>
          </table:table-cell>
          <table:table-cell office:value-type="float" office:value="107527" calcext:value-type="float">
            <text:p>107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4:956 </text:p>
          </table:table-cell>
          <table:table-cell office:value-type="float" office:value="107537" calcext:value-type="float">
            <text:p>107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5:050 </text:p>
          </table:table-cell>
          <table:table-cell office:value-type="float" office:value="107591" calcext:value-type="float">
            <text:p>107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5:144 </text:p>
          </table:table-cell>
          <table:table-cell office:value-type="float" office:value="107634" calcext:value-type="float">
            <text:p>107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5:192 </text:p>
          </table:table-cell>
          <table:table-cell office:value-type="float" office:value="107669" calcext:value-type="float">
            <text:p>107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5:286 </text:p>
          </table:table-cell>
          <table:table-cell office:value-type="float" office:value="107710" calcext:value-type="float">
            <text:p>1077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5:370 </text:p>
          </table:table-cell>
          <table:table-cell office:value-type="float" office:value="107740" calcext:value-type="float">
            <text:p>1077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5:464 </text:p>
          </table:table-cell>
          <table:table-cell office:value-type="float" office:value="107772" calcext:value-type="float">
            <text:p>107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5:511 </text:p>
          </table:table-cell>
          <table:table-cell office:value-type="float" office:value="107606" calcext:value-type="float">
            <text:p>107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5:606 </text:p>
          </table:table-cell>
          <table:table-cell office:value-type="float" office:value="107514" calcext:value-type="float">
            <text:p>107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5:700 </text:p>
          </table:table-cell>
          <table:table-cell office:value-type="float" office:value="107558" calcext:value-type="float">
            <text:p>107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5:794 </text:p>
          </table:table-cell>
          <table:table-cell office:value-type="float" office:value="107576" calcext:value-type="float">
            <text:p>107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5:842 </text:p>
          </table:table-cell>
          <table:table-cell office:value-type="float" office:value="107572" calcext:value-type="float">
            <text:p>107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5:936 </text:p>
          </table:table-cell>
          <table:table-cell office:value-type="float" office:value="107619" calcext:value-type="float">
            <text:p>107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6:030 </text:p>
          </table:table-cell>
          <table:table-cell office:value-type="float" office:value="107675" calcext:value-type="float">
            <text:p>107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6:078 </text:p>
          </table:table-cell>
          <table:table-cell office:value-type="float" office:value="107698" calcext:value-type="float">
            <text:p>107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6:172 </text:p>
          </table:table-cell>
          <table:table-cell office:value-type="float" office:value="107696" calcext:value-type="float">
            <text:p>107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6:266 </text:p>
          </table:table-cell>
          <table:table-cell office:value-type="float" office:value="107717" calcext:value-type="float">
            <text:p>107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6:313 </text:p>
          </table:table-cell>
          <table:table-cell office:value-type="float" office:value="107656" calcext:value-type="float">
            <text:p>107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6:407 </text:p>
          </table:table-cell>
          <table:table-cell office:value-type="float" office:value="107473" calcext:value-type="float">
            <text:p>107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6:501 </text:p>
          </table:table-cell>
          <table:table-cell office:value-type="float" office:value="107502" calcext:value-type="float">
            <text:p>107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6:548 </text:p>
          </table:table-cell>
          <table:table-cell office:value-type="float" office:value="107540" calcext:value-type="float">
            <text:p>107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6:642 </text:p>
          </table:table-cell>
          <table:table-cell office:value-type="float" office:value="107542" calcext:value-type="float">
            <text:p>107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6:736 </text:p>
          </table:table-cell>
          <table:table-cell office:value-type="float" office:value="107561" calcext:value-type="float">
            <text:p>107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6:783 </text:p>
          </table:table-cell>
          <table:table-cell office:value-type="float" office:value="107608" calcext:value-type="float">
            <text:p>107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6:878 </text:p>
          </table:table-cell>
          <table:table-cell office:value-type="float" office:value="107618" calcext:value-type="float">
            <text:p>107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6:972 </text:p>
          </table:table-cell>
          <table:table-cell office:value-type="float" office:value="107641" calcext:value-type="float">
            <text:p>107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7:067 </text:p>
          </table:table-cell>
          <table:table-cell office:value-type="float" office:value="107664" calcext:value-type="float">
            <text:p>10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7:114 </text:p>
          </table:table-cell>
          <table:table-cell office:value-type="float" office:value="107643" calcext:value-type="float">
            <text:p>107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7:208 </text:p>
          </table:table-cell>
          <table:table-cell office:value-type="float" office:value="107436" calcext:value-type="float">
            <text:p>107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7:302 </text:p>
          </table:table-cell>
          <table:table-cell office:value-type="float" office:value="107425" calcext:value-type="float">
            <text:p>107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7:349 </text:p>
          </table:table-cell>
          <table:table-cell office:value-type="float" office:value="107454" calcext:value-type="float">
            <text:p>107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7:444 </text:p>
          </table:table-cell>
          <table:table-cell office:value-type="float" office:value="107481" calcext:value-type="float">
            <text:p>107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7:538 </text:p>
          </table:table-cell>
          <table:table-cell office:value-type="float" office:value="107498" calcext:value-type="float">
            <text:p>107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7:585 </text:p>
          </table:table-cell>
          <table:table-cell office:value-type="float" office:value="107541" calcext:value-type="float">
            <text:p>107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7:680 </text:p>
          </table:table-cell>
          <table:table-cell office:value-type="float" office:value="107596" calcext:value-type="float">
            <text:p>107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7:774 </text:p>
          </table:table-cell>
          <table:table-cell office:value-type="float" office:value="107627" calcext:value-type="float">
            <text:p>107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7:821 </text:p>
          </table:table-cell>
          <table:table-cell office:value-type="float" office:value="107665" calcext:value-type="float">
            <text:p>107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7:915 </text:p>
          </table:table-cell>
          <table:table-cell office:value-type="float" office:value="107683" calcext:value-type="float">
            <text:p>107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8:009 </text:p>
          </table:table-cell>
          <table:table-cell office:value-type="float" office:value="107470" calcext:value-type="float">
            <text:p>1074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8:103 </text:p>
          </table:table-cell>
          <table:table-cell office:value-type="float" office:value="107425" calcext:value-type="float">
            <text:p>107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8:150 </text:p>
          </table:table-cell>
          <table:table-cell office:value-type="float" office:value="107453" calcext:value-type="float">
            <text:p>107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8:237 </text:p>
          </table:table-cell>
          <table:table-cell office:value-type="float" office:value="107482" calcext:value-type="float">
            <text:p>107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8:332 </text:p>
          </table:table-cell>
          <table:table-cell office:value-type="float" office:value="107480" calcext:value-type="float">
            <text:p>107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8:379 </text:p>
          </table:table-cell>
          <table:table-cell office:value-type="float" office:value="107535" calcext:value-type="float">
            <text:p>107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8:473 </text:p>
          </table:table-cell>
          <table:table-cell office:value-type="float" office:value="107570" calcext:value-type="float">
            <text:p>1075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8:567 </text:p>
          </table:table-cell>
          <table:table-cell office:value-type="float" office:value="107600" calcext:value-type="float">
            <text:p>107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8:662 </text:p>
          </table:table-cell>
          <table:table-cell office:value-type="float" office:value="107621" calcext:value-type="float">
            <text:p>107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8:709 </text:p>
          </table:table-cell>
          <table:table-cell office:value-type="float" office:value="107578" calcext:value-type="float">
            <text:p>107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8:803 </text:p>
          </table:table-cell>
          <table:table-cell office:value-type="float" office:value="107394" calcext:value-type="float">
            <text:p>107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8:898 </text:p>
          </table:table-cell>
          <table:table-cell office:value-type="float" office:value="107420" calcext:value-type="float">
            <text:p>107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8:944 </text:p>
          </table:table-cell>
          <table:table-cell office:value-type="float" office:value="107454" calcext:value-type="float">
            <text:p>107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9:039 </text:p>
          </table:table-cell>
          <table:table-cell office:value-type="float" office:value="107438" calcext:value-type="float">
            <text:p>107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9:133 </text:p>
          </table:table-cell>
          <table:table-cell office:value-type="float" office:value="107467" calcext:value-type="float">
            <text:p>107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9:180 </text:p>
          </table:table-cell>
          <table:table-cell office:value-type="float" office:value="107512" calcext:value-type="float">
            <text:p>107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9:274 </text:p>
          </table:table-cell>
          <table:table-cell office:value-type="float" office:value="107534" calcext:value-type="float">
            <text:p>107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9:368 </text:p>
          </table:table-cell>
          <table:table-cell office:value-type="float" office:value="107554" calcext:value-type="float">
            <text:p>107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9:415 </text:p>
          </table:table-cell>
          <table:table-cell office:value-type="float" office:value="107518" calcext:value-type="float">
            <text:p>107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9:509 </text:p>
          </table:table-cell>
          <table:table-cell office:value-type="float" office:value="107348" calcext:value-type="float">
            <text:p>107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9:604 </text:p>
          </table:table-cell>
          <table:table-cell office:value-type="float" office:value="107374" calcext:value-type="float">
            <text:p>107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9:651 </text:p>
          </table:table-cell>
          <table:table-cell office:value-type="float" office:value="107411" calcext:value-type="float">
            <text:p>107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9:745 </text:p>
          </table:table-cell>
          <table:table-cell office:value-type="float" office:value="107414" calcext:value-type="float">
            <text:p>107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9:839 </text:p>
          </table:table-cell>
          <table:table-cell office:value-type="float" office:value="107434" calcext:value-type="float">
            <text:p>107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9:934 </text:p>
          </table:table-cell>
          <table:table-cell office:value-type="float" office:value="107481" calcext:value-type="float">
            <text:p>107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09:981 </text:p>
          </table:table-cell>
          <table:table-cell office:value-type="float" office:value="107512" calcext:value-type="float">
            <text:p>107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0:076 </text:p>
          </table:table-cell>
          <table:table-cell office:value-type="float" office:value="107530" calcext:value-type="float">
            <text:p>1075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0:170 </text:p>
          </table:table-cell>
          <table:table-cell office:value-type="float" office:value="107547" calcext:value-type="float">
            <text:p>107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0:218 </text:p>
          </table:table-cell>
          <table:table-cell office:value-type="float" office:value="107340" calcext:value-type="float">
            <text:p>107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0:312 </text:p>
          </table:table-cell>
          <table:table-cell office:value-type="float" office:value="107287" calcext:value-type="float">
            <text:p>107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0:396 </text:p>
          </table:table-cell>
          <table:table-cell office:value-type="float" office:value="107306" calcext:value-type="float">
            <text:p>107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0:491 </text:p>
          </table:table-cell>
          <table:table-cell office:value-type="float" office:value="107324" calcext:value-type="float">
            <text:p>107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0:538 </text:p>
          </table:table-cell>
          <table:table-cell office:value-type="float" office:value="107315" calcext:value-type="float">
            <text:p>107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0:632 </text:p>
          </table:table-cell>
          <table:table-cell office:value-type="float" office:value="107335" calcext:value-type="float">
            <text:p>107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0:727 </text:p>
          </table:table-cell>
          <table:table-cell office:value-type="float" office:value="107372" calcext:value-type="float">
            <text:p>107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0:774 </text:p>
          </table:table-cell>
          <table:table-cell office:value-type="float" office:value="107399" calcext:value-type="float">
            <text:p>107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0:868 </text:p>
          </table:table-cell>
          <table:table-cell office:value-type="float" office:value="107426" calcext:value-type="float">
            <text:p>107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0:962 </text:p>
          </table:table-cell>
          <table:table-cell office:value-type="float" office:value="107461" calcext:value-type="float">
            <text:p>107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1:009 </text:p>
          </table:table-cell>
          <table:table-cell office:value-type="float" office:value="107292" calcext:value-type="float">
            <text:p>107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1:104 </text:p>
          </table:table-cell>
          <table:table-cell office:value-type="float" office:value="107211" calcext:value-type="float">
            <text:p>107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1:198 </text:p>
          </table:table-cell>
          <table:table-cell office:value-type="float" office:value="107212" calcext:value-type="float">
            <text:p>107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1:245 </text:p>
          </table:table-cell>
          <table:table-cell office:value-type="float" office:value="107240" calcext:value-type="float">
            <text:p>107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1:339 </text:p>
          </table:table-cell>
          <table:table-cell office:value-type="float" office:value="107236" calcext:value-type="float">
            <text:p>107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1:433 </text:p>
          </table:table-cell>
          <table:table-cell office:value-type="float" office:value="107281" calcext:value-type="float">
            <text:p>107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1:528 </text:p>
          </table:table-cell>
          <table:table-cell office:value-type="float" office:value="107319" calcext:value-type="float">
            <text:p>107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1:575 </text:p>
          </table:table-cell>
          <table:table-cell office:value-type="float" office:value="107348" calcext:value-type="float">
            <text:p>107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1:669 </text:p>
          </table:table-cell>
          <table:table-cell office:value-type="float" office:value="107370" calcext:value-type="float">
            <text:p>107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1:763 </text:p>
          </table:table-cell>
          <table:table-cell office:value-type="float" office:value="107424" calcext:value-type="float">
            <text:p>10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1:811 </text:p>
          </table:table-cell>
          <table:table-cell office:value-type="float" office:value="107481" calcext:value-type="float">
            <text:p>107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1:905 </text:p>
          </table:table-cell>
          <table:table-cell office:value-type="float" office:value="107449" calcext:value-type="float">
            <text:p>107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1:999 </text:p>
          </table:table-cell>
          <table:table-cell office:value-type="float" office:value="107209" calcext:value-type="float">
            <text:p>107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2:047 </text:p>
          </table:table-cell>
          <table:table-cell office:value-type="float" office:value="107206" calcext:value-type="float">
            <text:p>107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2:142 </text:p>
          </table:table-cell>
          <table:table-cell office:value-type="float" office:value="107234" calcext:value-type="float">
            <text:p>107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2:236 </text:p>
          </table:table-cell>
          <table:table-cell office:value-type="float" office:value="107249" calcext:value-type="float">
            <text:p>107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2:283 </text:p>
          </table:table-cell>
          <table:table-cell office:value-type="float" office:value="107260" calcext:value-type="float">
            <text:p>107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2:377 </text:p>
          </table:table-cell>
          <table:table-cell office:value-type="float" office:value="107313" calcext:value-type="float">
            <text:p>107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2:471 </text:p>
          </table:table-cell>
          <table:table-cell office:value-type="float" office:value="107341" calcext:value-type="float">
            <text:p>107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2:518 </text:p>
          </table:table-cell>
          <table:table-cell office:value-type="float" office:value="107371" calcext:value-type="float">
            <text:p>107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2:612 </text:p>
          </table:table-cell>
          <table:table-cell office:value-type="float" office:value="107407" calcext:value-type="float">
            <text:p>107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2:706 </text:p>
          </table:table-cell>
          <table:table-cell office:value-type="float" office:value="107453" calcext:value-type="float">
            <text:p>107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2:800 </text:p>
          </table:table-cell>
          <table:table-cell office:value-type="float" office:value="107503" calcext:value-type="float">
            <text:p>107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2:847 </text:p>
          </table:table-cell>
          <table:table-cell office:value-type="float" office:value="107407" calcext:value-type="float">
            <text:p>107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2:941 </text:p>
          </table:table-cell>
          <table:table-cell office:value-type="float" office:value="107219" calcext:value-type="float">
            <text:p>107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3:035 </text:p>
          </table:table-cell>
          <table:table-cell office:value-type="float" office:value="107260" calcext:value-type="float">
            <text:p>107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3:082 </text:p>
          </table:table-cell>
          <table:table-cell office:value-type="float" office:value="107305" calcext:value-type="float">
            <text:p>107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3:176 </text:p>
          </table:table-cell>
          <table:table-cell office:value-type="float" office:value="107298" calcext:value-type="float">
            <text:p>107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3:270 </text:p>
          </table:table-cell>
          <table:table-cell office:value-type="float" office:value="107329" calcext:value-type="float">
            <text:p>107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3:317 </text:p>
          </table:table-cell>
          <table:table-cell office:value-type="float" office:value="107384" calcext:value-type="float">
            <text:p>107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3:412 </text:p>
          </table:table-cell>
          <table:table-cell office:value-type="float" office:value="107423" calcext:value-type="float">
            <text:p>107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3:506 </text:p>
          </table:table-cell>
          <table:table-cell office:value-type="float" office:value="107450" calcext:value-type="float">
            <text:p>1074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3:553 </text:p>
          </table:table-cell>
          <table:table-cell office:value-type="float" office:value="107496" calcext:value-type="float">
            <text:p>107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3:646 </text:p>
          </table:table-cell>
          <table:table-cell office:value-type="float" office:value="107554" calcext:value-type="float">
            <text:p>107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3:740 </text:p>
          </table:table-cell>
          <table:table-cell office:value-type="float" office:value="107578" calcext:value-type="float">
            <text:p>107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3:834 </text:p>
          </table:table-cell>
          <table:table-cell office:value-type="float" office:value="107334" calcext:value-type="float">
            <text:p>107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3:882 </text:p>
          </table:table-cell>
          <table:table-cell office:value-type="float" office:value="107244" calcext:value-type="float">
            <text:p>107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3:976 </text:p>
          </table:table-cell>
          <table:table-cell office:value-type="float" office:value="107277" calcext:value-type="float">
            <text:p>107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4:070 </text:p>
          </table:table-cell>
          <table:table-cell office:value-type="float" office:value="107304" calcext:value-type="float">
            <text:p>107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4:117 </text:p>
          </table:table-cell>
          <table:table-cell office:value-type="float" office:value="107292" calcext:value-type="float">
            <text:p>107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4:212 </text:p>
          </table:table-cell>
          <table:table-cell office:value-type="float" office:value="107345" calcext:value-type="float">
            <text:p>107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4:306 </text:p>
          </table:table-cell>
          <table:table-cell office:value-type="float" office:value="107402" calcext:value-type="float">
            <text:p>107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4:353 </text:p>
          </table:table-cell>
          <table:table-cell office:value-type="float" office:value="107435" calcext:value-type="float">
            <text:p>107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4:447 </text:p>
          </table:table-cell>
          <table:table-cell office:value-type="float" office:value="107472" calcext:value-type="float">
            <text:p>107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4:541 </text:p>
          </table:table-cell>
          <table:table-cell office:value-type="float" office:value="107525" calcext:value-type="float">
            <text:p>107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4:588 </text:p>
          </table:table-cell>
          <table:table-cell office:value-type="float" office:value="107564" calcext:value-type="float">
            <text:p>10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4:682 </text:p>
          </table:table-cell>
          <table:table-cell office:value-type="float" office:value="107562" calcext:value-type="float">
            <text:p>107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4:776 </text:p>
          </table:table-cell>
          <table:table-cell office:value-type="float" office:value="107275" calcext:value-type="float">
            <text:p>107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4:870 </text:p>
          </table:table-cell>
          <table:table-cell office:value-type="float" office:value="107269" calcext:value-type="float">
            <text:p>107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4:918 </text:p>
          </table:table-cell>
          <table:table-cell office:value-type="float" office:value="107301" calcext:value-type="float">
            <text:p>107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5:012 </text:p>
          </table:table-cell>
          <table:table-cell office:value-type="float" office:value="107335" calcext:value-type="float">
            <text:p>107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5:107 </text:p>
          </table:table-cell>
          <table:table-cell office:value-type="float" office:value="107336" calcext:value-type="float">
            <text:p>107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5:154 </text:p>
          </table:table-cell>
          <table:table-cell office:value-type="float" office:value="107391" calcext:value-type="float">
            <text:p>107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5:248 </text:p>
          </table:table-cell>
          <table:table-cell office:value-type="float" office:value="107447" calcext:value-type="float">
            <text:p>107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5:342 </text:p>
          </table:table-cell>
          <table:table-cell office:value-type="float" office:value="107483" calcext:value-type="float">
            <text:p>107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5:389 </text:p>
          </table:table-cell>
          <table:table-cell office:value-type="float" office:value="107526" calcext:value-type="float">
            <text:p>107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5:483 </text:p>
          </table:table-cell>
          <table:table-cell office:value-type="float" office:value="107572" calcext:value-type="float">
            <text:p>107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5:578 </text:p>
          </table:table-cell>
          <table:table-cell office:value-type="float" office:value="107611" calcext:value-type="float">
            <text:p>107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5:625 </text:p>
          </table:table-cell>
          <table:table-cell office:value-type="float" office:value="107568" calcext:value-type="float">
            <text:p>107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5:719 </text:p>
          </table:table-cell>
          <table:table-cell office:value-type="float" office:value="107288" calcext:value-type="float">
            <text:p>107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5:814 </text:p>
          </table:table-cell>
          <table:table-cell office:value-type="float" office:value="107311" calcext:value-type="float">
            <text:p>107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5:861 </text:p>
          </table:table-cell>
          <table:table-cell office:value-type="float" office:value="107347" calcext:value-type="float">
            <text:p>107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5:955 </text:p>
          </table:table-cell>
          <table:table-cell office:value-type="float" office:value="107370" calcext:value-type="float">
            <text:p>107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6:049 </text:p>
          </table:table-cell>
          <table:table-cell office:value-type="float" office:value="107389" calcext:value-type="float">
            <text:p>107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6:144 </text:p>
          </table:table-cell>
          <table:table-cell office:value-type="float" office:value="107462" calcext:value-type="float">
            <text:p>107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6:191 </text:p>
          </table:table-cell>
          <table:table-cell office:value-type="float" office:value="107518" calcext:value-type="float">
            <text:p>107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6:284 </text:p>
          </table:table-cell>
          <table:table-cell office:value-type="float" office:value="107553" calcext:value-type="float">
            <text:p>107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6:379 </text:p>
          </table:table-cell>
          <table:table-cell office:value-type="float" office:value="107587" calcext:value-type="float">
            <text:p>107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6:426 </text:p>
          </table:table-cell>
          <table:table-cell office:value-type="float" office:value="107629" calcext:value-type="float">
            <text:p>107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6:521 </text:p>
          </table:table-cell>
          <table:table-cell office:value-type="float" office:value="107664" calcext:value-type="float">
            <text:p>10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6:615 </text:p>
          </table:table-cell>
          <table:table-cell office:value-type="float" office:value="107448" calcext:value-type="float">
            <text:p>107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6:662 </text:p>
          </table:table-cell>
          <table:table-cell office:value-type="float" office:value="107332" calcext:value-type="float">
            <text:p>107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6:743 </text:p>
          </table:table-cell>
          <table:table-cell office:value-type="float" office:value="107397" calcext:value-type="float">
            <text:p>107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6:838 </text:p>
          </table:table-cell>
          <table:table-cell office:value-type="float" office:value="107431" calcext:value-type="float">
            <text:p>107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6:932 </text:p>
          </table:table-cell>
          <table:table-cell office:value-type="float" office:value="107422" calcext:value-type="float">
            <text:p>107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6:979 </text:p>
          </table:table-cell>
          <table:table-cell office:value-type="float" office:value="107486" calcext:value-type="float">
            <text:p>107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7:074 </text:p>
          </table:table-cell>
          <table:table-cell office:value-type="float" office:value="107551" calcext:value-type="float">
            <text:p>107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7:169 </text:p>
          </table:table-cell>
          <table:table-cell office:value-type="float" office:value="107589" calcext:value-type="float">
            <text:p>107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7:216 </text:p>
          </table:table-cell>
          <table:table-cell office:value-type="float" office:value="107613" calcext:value-type="float">
            <text:p>1076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7:310 </text:p>
          </table:table-cell>
          <table:table-cell office:value-type="float" office:value="107640" calcext:value-type="float">
            <text:p>1076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7:404 </text:p>
          </table:table-cell>
          <table:table-cell office:value-type="float" office:value="107656" calcext:value-type="float">
            <text:p>107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7:498 </text:p>
          </table:table-cell>
          <table:table-cell office:value-type="float" office:value="107397" calcext:value-type="float">
            <text:p>107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7:545 </text:p>
          </table:table-cell>
          <table:table-cell office:value-type="float" office:value="107357" calcext:value-type="float">
            <text:p>107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7:639 </text:p>
          </table:table-cell>
          <table:table-cell office:value-type="float" office:value="107422" calcext:value-type="float">
            <text:p>107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7:734 </text:p>
          </table:table-cell>
          <table:table-cell office:value-type="float" office:value="107440" calcext:value-type="float">
            <text:p>1074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7:781 </text:p>
          </table:table-cell>
          <table:table-cell office:value-type="float" office:value="107439" calcext:value-type="float">
            <text:p>107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7:875 </text:p>
          </table:table-cell>
          <table:table-cell office:value-type="float" office:value="107497" calcext:value-type="float">
            <text:p>107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7:970 </text:p>
          </table:table-cell>
          <table:table-cell office:value-type="float" office:value="107551" calcext:value-type="float">
            <text:p>107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8:017 </text:p>
          </table:table-cell>
          <table:table-cell office:value-type="float" office:value="107569" calcext:value-type="float">
            <text:p>107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8:111 </text:p>
          </table:table-cell>
          <table:table-cell office:value-type="float" office:value="107602" calcext:value-type="float">
            <text:p>107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8:205 </text:p>
          </table:table-cell>
          <table:table-cell office:value-type="float" office:value="107625" calcext:value-type="float">
            <text:p>107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8:252 </text:p>
          </table:table-cell>
          <table:table-cell office:value-type="float" office:value="107370" calcext:value-type="float">
            <text:p>107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8:346 </text:p>
          </table:table-cell>
          <table:table-cell office:value-type="float" office:value="107297" calcext:value-type="float">
            <text:p>107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8:440 </text:p>
          </table:table-cell>
          <table:table-cell office:value-type="float" office:value="107337" calcext:value-type="float">
            <text:p>107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8:487 </text:p>
          </table:table-cell>
          <table:table-cell office:value-type="float" office:value="107358" calcext:value-type="float">
            <text:p>107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8:581 </text:p>
          </table:table-cell>
          <table:table-cell office:value-type="float" office:value="107354" calcext:value-type="float">
            <text:p>107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8:675 </text:p>
          </table:table-cell>
          <table:table-cell office:value-type="float" office:value="107398" calcext:value-type="float">
            <text:p>107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8:769 </text:p>
          </table:table-cell>
          <table:table-cell office:value-type="float" office:value="107441" calcext:value-type="float">
            <text:p>107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8:817 </text:p>
          </table:table-cell>
          <table:table-cell office:value-type="float" office:value="107460" calcext:value-type="float">
            <text:p>107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8:911 </text:p>
          </table:table-cell>
          <table:table-cell office:value-type="float" office:value="107494" calcext:value-type="float">
            <text:p>107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9:005 </text:p>
          </table:table-cell>
          <table:table-cell office:value-type="float" office:value="107516" calcext:value-type="float">
            <text:p>107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9:051 </text:p>
          </table:table-cell>
          <table:table-cell office:value-type="float" office:value="107280" calcext:value-type="float">
            <text:p>107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9:146 </text:p>
          </table:table-cell>
          <table:table-cell office:value-type="float" office:value="107226" calcext:value-type="float">
            <text:p>107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9:240 </text:p>
          </table:table-cell>
          <table:table-cell office:value-type="float" office:value="107247" calcext:value-type="float">
            <text:p>107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9:287 </text:p>
          </table:table-cell>
          <table:table-cell office:value-type="float" office:value="107265" calcext:value-type="float">
            <text:p>107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9:381 </text:p>
          </table:table-cell>
          <table:table-cell office:value-type="float" office:value="107271" calcext:value-type="float">
            <text:p>107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9:476 </text:p>
          </table:table-cell>
          <table:table-cell office:value-type="float" office:value="107315" calcext:value-type="float">
            <text:p>107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9:523 </text:p>
          </table:table-cell>
          <table:table-cell office:value-type="float" office:value="107358" calcext:value-type="float">
            <text:p>107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9:617 </text:p>
          </table:table-cell>
          <table:table-cell office:value-type="float" office:value="107378" calcext:value-type="float">
            <text:p>107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9:711 </text:p>
          </table:table-cell>
          <table:table-cell office:value-type="float" office:value="107404" calcext:value-type="float">
            <text:p>107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9:806 </text:p>
          </table:table-cell>
          <table:table-cell office:value-type="float" office:value="107459" calcext:value-type="float">
            <text:p>107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9:852 </text:p>
          </table:table-cell>
          <table:table-cell office:value-type="float" office:value="107278" calcext:value-type="float">
            <text:p>107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19:947 </text:p>
          </table:table-cell>
          <table:table-cell office:value-type="float" office:value="107168" calcext:value-type="float">
            <text:p>107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0:042 </text:p>
          </table:table-cell>
          <table:table-cell office:value-type="float" office:value="107186" calcext:value-type="float">
            <text:p>107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0:089 </text:p>
          </table:table-cell>
          <table:table-cell office:value-type="float" office:value="107220" calcext:value-type="float">
            <text:p>107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0:184 </text:p>
          </table:table-cell>
          <table:table-cell office:value-type="float" office:value="107210" calcext:value-type="float">
            <text:p>107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0:278 </text:p>
          </table:table-cell>
          <table:table-cell office:value-type="float" office:value="107253" calcext:value-type="float">
            <text:p>107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0:325 </text:p>
          </table:table-cell>
          <table:table-cell office:value-type="float" office:value="107303" calcext:value-type="float">
            <text:p>107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0:420 </text:p>
          </table:table-cell>
          <table:table-cell office:value-type="float" office:value="107323" calcext:value-type="float">
            <text:p>107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0:514 </text:p>
          </table:table-cell>
          <table:table-cell office:value-type="float" office:value="107336" calcext:value-type="float">
            <text:p>107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0:562 </text:p>
          </table:table-cell>
          <table:table-cell office:value-type="float" office:value="107369" calcext:value-type="float">
            <text:p>107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0:656 </text:p>
          </table:table-cell>
          <table:table-cell office:value-type="float" office:value="107300" calcext:value-type="float">
            <text:p>107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0:751 </text:p>
          </table:table-cell>
          <table:table-cell office:value-type="float" office:value="107121" calcext:value-type="float">
            <text:p>107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0:798 </text:p>
          </table:table-cell>
          <table:table-cell office:value-type="float" office:value="107137" calcext:value-type="float">
            <text:p>107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0:892 </text:p>
          </table:table-cell>
          <table:table-cell office:value-type="float" office:value="107176" calcext:value-type="float">
            <text:p>107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0:986 </text:p>
          </table:table-cell>
          <table:table-cell office:value-type="float" office:value="107169" calcext:value-type="float">
            <text:p>107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1:080 </text:p>
          </table:table-cell>
          <table:table-cell office:value-type="float" office:value="107199" calcext:value-type="float">
            <text:p>107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1:128 </text:p>
          </table:table-cell>
          <table:table-cell office:value-type="float" office:value="107251" calcext:value-type="float">
            <text:p>107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1:222 </text:p>
          </table:table-cell>
          <table:table-cell office:value-type="float" office:value="107273" calcext:value-type="float">
            <text:p>107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1:316 </text:p>
          </table:table-cell>
          <table:table-cell office:value-type="float" office:value="107297" calcext:value-type="float">
            <text:p>107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1:363 </text:p>
          </table:table-cell>
          <table:table-cell office:value-type="float" office:value="107331" calcext:value-type="float">
            <text:p>107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1:457 </text:p>
          </table:table-cell>
          <table:table-cell office:value-type="float" office:value="107357" calcext:value-type="float">
            <text:p>107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1:551 </text:p>
          </table:table-cell>
          <table:table-cell office:value-type="float" office:value="107171" calcext:value-type="float">
            <text:p>107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1:598 </text:p>
          </table:table-cell>
          <table:table-cell office:value-type="float" office:value="107090" calcext:value-type="float">
            <text:p>1070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1:692 </text:p>
          </table:table-cell>
          <table:table-cell office:value-type="float" office:value="107105" calcext:value-type="float">
            <text:p>107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1:786 </text:p>
          </table:table-cell>
          <table:table-cell office:value-type="float" office:value="107131" calcext:value-type="float">
            <text:p>107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1:833 </text:p>
          </table:table-cell>
          <table:table-cell office:value-type="float" office:value="107131" calcext:value-type="float">
            <text:p>107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1:928 </text:p>
          </table:table-cell>
          <table:table-cell office:value-type="float" office:value="107164" calcext:value-type="float">
            <text:p>107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2:022 </text:p>
          </table:table-cell>
          <table:table-cell office:value-type="float" office:value="107202" calcext:value-type="float">
            <text:p>107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2:070 </text:p>
          </table:table-cell>
          <table:table-cell office:value-type="float" office:value="107222" calcext:value-type="float">
            <text:p>107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2:164 </text:p>
          </table:table-cell>
          <table:table-cell office:value-type="float" office:value="107256" calcext:value-type="float">
            <text:p>107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2:258 </text:p>
          </table:table-cell>
          <table:table-cell office:value-type="float" office:value="107291" calcext:value-type="float">
            <text:p>107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2:352 </text:p>
          </table:table-cell>
          <table:table-cell office:value-type="float" office:value="107327" calcext:value-type="float">
            <text:p>107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2:400 </text:p>
          </table:table-cell>
          <table:table-cell office:value-type="float" office:value="107120" calcext:value-type="float">
            <text:p>107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2:495 </text:p>
          </table:table-cell>
          <table:table-cell office:value-type="float" office:value="107042" calcext:value-type="float">
            <text:p>107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2:589 </text:p>
          </table:table-cell>
          <table:table-cell office:value-type="float" office:value="107052" calcext:value-type="float">
            <text:p>107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2:636 </text:p>
          </table:table-cell>
          <table:table-cell office:value-type="float" office:value="107074" calcext:value-type="float">
            <text:p>107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2:730 </text:p>
          </table:table-cell>
          <table:table-cell office:value-type="float" office:value="107075" calcext:value-type="float">
            <text:p>107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2:825 </text:p>
          </table:table-cell>
          <table:table-cell office:value-type="float" office:value="107105" calcext:value-type="float">
            <text:p>107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2:871 </text:p>
          </table:table-cell>
          <table:table-cell office:value-type="float" office:value="107153" calcext:value-type="float">
            <text:p>107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2:966 </text:p>
          </table:table-cell>
          <table:table-cell office:value-type="float" office:value="107181" calcext:value-type="float">
            <text:p>107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3:060 </text:p>
          </table:table-cell>
          <table:table-cell office:value-type="float" office:value="107213" calcext:value-type="float">
            <text:p>107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3:107 </text:p>
          </table:table-cell>
          <table:table-cell office:value-type="float" office:value="107260" calcext:value-type="float">
            <text:p>107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3:201 </text:p>
          </table:table-cell>
          <table:table-cell office:value-type="float" office:value="107290" calcext:value-type="float">
            <text:p>1072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3:295 </text:p>
          </table:table-cell>
          <table:table-cell office:value-type="float" office:value="107236" calcext:value-type="float">
            <text:p>107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3:389 </text:p>
          </table:table-cell>
          <table:table-cell office:value-type="float" office:value="107029" calcext:value-type="float">
            <text:p>107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3:437 </text:p>
          </table:table-cell>
          <table:table-cell office:value-type="float" office:value="107033" calcext:value-type="float">
            <text:p>107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3:531 </text:p>
          </table:table-cell>
          <table:table-cell office:value-type="float" office:value="107062" calcext:value-type="float">
            <text:p>107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3:625 </text:p>
          </table:table-cell>
          <table:table-cell office:value-type="float" office:value="107076" calcext:value-type="float">
            <text:p>107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3:672 </text:p>
          </table:table-cell>
          <table:table-cell office:value-type="float" office:value="107092" calcext:value-type="float">
            <text:p>107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3:767 </text:p>
          </table:table-cell>
          <table:table-cell office:value-type="float" office:value="107133" calcext:value-type="float">
            <text:p>107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3:861 </text:p>
          </table:table-cell>
          <table:table-cell office:value-type="float" office:value="107175" calcext:value-type="float">
            <text:p>107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3:909 </text:p>
          </table:table-cell>
          <table:table-cell office:value-type="float" office:value="107201" calcext:value-type="float">
            <text:p>107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4:003 </text:p>
          </table:table-cell>
          <table:table-cell office:value-type="float" office:value="107221" calcext:value-type="float">
            <text:p>107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4:097 </text:p>
          </table:table-cell>
          <table:table-cell office:value-type="float" office:value="107273" calcext:value-type="float">
            <text:p>107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4:144 </text:p>
          </table:table-cell>
          <table:table-cell office:value-type="float" office:value="107338" calcext:value-type="float">
            <text:p>107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4:239 </text:p>
          </table:table-cell>
          <table:table-cell office:value-type="float" office:value="107177" calcext:value-type="float">
            <text:p>107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4:333 </text:p>
          </table:table-cell>
          <table:table-cell office:value-type="float" office:value="107048" calcext:value-type="float">
            <text:p>107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4:380 </text:p>
          </table:table-cell>
          <table:table-cell office:value-type="float" office:value="107107" calcext:value-type="float">
            <text:p>107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4:474 </text:p>
          </table:table-cell>
          <table:table-cell office:value-type="float" office:value="107131" calcext:value-type="float">
            <text:p>107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4:569 </text:p>
          </table:table-cell>
          <table:table-cell office:value-type="float" office:value="107126" calcext:value-type="float">
            <text:p>107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4:663 </text:p>
          </table:table-cell>
          <table:table-cell office:value-type="float" office:value="107174" calcext:value-type="float">
            <text:p>107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4:711 </text:p>
          </table:table-cell>
          <table:table-cell office:value-type="float" office:value="107225" calcext:value-type="float">
            <text:p>107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4:805 </text:p>
          </table:table-cell>
          <table:table-cell office:value-type="float" office:value="107252" calcext:value-type="float">
            <text:p>107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4:900 </text:p>
          </table:table-cell>
          <table:table-cell office:value-type="float" office:value="107273" calcext:value-type="float">
            <text:p>107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4:947 </text:p>
          </table:table-cell>
          <table:table-cell office:value-type="float" office:value="107310" calcext:value-type="float">
            <text:p>1073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5:040 </text:p>
          </table:table-cell>
          <table:table-cell office:value-type="float" office:value="107341" calcext:value-type="float">
            <text:p>107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5:135 </text:p>
          </table:table-cell>
          <table:table-cell office:value-type="float" office:value="107131" calcext:value-type="float">
            <text:p>107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5:182 </text:p>
          </table:table-cell>
          <table:table-cell office:value-type="float" office:value="107078" calcext:value-type="float">
            <text:p>107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5:276 </text:p>
          </table:table-cell>
          <table:table-cell office:value-type="float" office:value="107128" calcext:value-type="float">
            <text:p>107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5:370 </text:p>
          </table:table-cell>
          <table:table-cell office:value-type="float" office:value="107154" calcext:value-type="float">
            <text:p>107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5:417 </text:p>
          </table:table-cell>
          <table:table-cell office:value-type="float" office:value="107150" calcext:value-type="float">
            <text:p>107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5:512 </text:p>
          </table:table-cell>
          <table:table-cell office:value-type="float" office:value="107203" calcext:value-type="float">
            <text:p>107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5:606 </text:p>
          </table:table-cell>
          <table:table-cell office:value-type="float" office:value="107247" calcext:value-type="float">
            <text:p>107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5:653 </text:p>
          </table:table-cell>
          <table:table-cell office:value-type="float" office:value="107277" calcext:value-type="float">
            <text:p>107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5:747 </text:p>
          </table:table-cell>
          <table:table-cell office:value-type="float" office:value="107303" calcext:value-type="float">
            <text:p>107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5:841 </text:p>
          </table:table-cell>
          <table:table-cell office:value-type="float" office:value="107353" calcext:value-type="float">
            <text:p>107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5:936 </text:p>
          </table:table-cell>
          <table:table-cell office:value-type="float" office:value="107217" calcext:value-type="float">
            <text:p>107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5:983 </text:p>
          </table:table-cell>
          <table:table-cell office:value-type="float" office:value="107053" calcext:value-type="float">
            <text:p>107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6:077 </text:p>
          </table:table-cell>
          <table:table-cell office:value-type="float" office:value="107078" calcext:value-type="float">
            <text:p>107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6:172 </text:p>
          </table:table-cell>
          <table:table-cell office:value-type="float" office:value="107108" calcext:value-type="float">
            <text:p>107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6:219 </text:p>
          </table:table-cell>
          <table:table-cell office:value-type="float" office:value="107114" calcext:value-type="float">
            <text:p>107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6:313 </text:p>
          </table:table-cell>
          <table:table-cell office:value-type="float" office:value="107143" calcext:value-type="float">
            <text:p>10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6:407 </text:p>
          </table:table-cell>
          <table:table-cell office:value-type="float" office:value="107200" calcext:value-type="float">
            <text:p>10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6:454 </text:p>
          </table:table-cell>
          <table:table-cell office:value-type="float" office:value="107232" calcext:value-type="float">
            <text:p>107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6:548 </text:p>
          </table:table-cell>
          <table:table-cell office:value-type="float" office:value="107258" calcext:value-type="float">
            <text:p>107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6:642 </text:p>
          </table:table-cell>
          <table:table-cell office:value-type="float" office:value="107303" calcext:value-type="float">
            <text:p>107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6:689 </text:p>
          </table:table-cell>
          <table:table-cell office:value-type="float" office:value="107270" calcext:value-type="float">
            <text:p>1072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6:783 </text:p>
          </table:table-cell>
          <table:table-cell office:value-type="float" office:value="107041" calcext:value-type="float">
            <text:p>107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6:877 </text:p>
          </table:table-cell>
          <table:table-cell office:value-type="float" office:value="107062" calcext:value-type="float">
            <text:p>107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6:971 </text:p>
          </table:table-cell>
          <table:table-cell office:value-type="float" office:value="107088" calcext:value-type="float">
            <text:p>107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7:018 </text:p>
          </table:table-cell>
          <table:table-cell office:value-type="float" office:value="107117" calcext:value-type="float">
            <text:p>107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7:114 </text:p>
          </table:table-cell>
          <table:table-cell office:value-type="float" office:value="107132" calcext:value-type="float">
            <text:p>107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7:208 </text:p>
          </table:table-cell>
          <table:table-cell office:value-type="float" office:value="107183" calcext:value-type="float">
            <text:p>107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7:255 </text:p>
          </table:table-cell>
          <table:table-cell office:value-type="float" office:value="107233" calcext:value-type="float">
            <text:p>107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7:349 </text:p>
          </table:table-cell>
          <table:table-cell office:value-type="float" office:value="107267" calcext:value-type="float">
            <text:p>107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7:443 </text:p>
          </table:table-cell>
          <table:table-cell office:value-type="float" office:value="107301" calcext:value-type="float">
            <text:p>107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7:490 </text:p>
          </table:table-cell>
          <table:table-cell office:value-type="float" office:value="107330" calcext:value-type="float">
            <text:p>107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7:584 </text:p>
          </table:table-cell>
          <table:table-cell office:value-type="float" office:value="107097" calcext:value-type="float">
            <text:p>107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7:679 </text:p>
          </table:table-cell>
          <table:table-cell office:value-type="float" office:value="107058" calcext:value-type="float">
            <text:p>107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7:726 </text:p>
          </table:table-cell>
          <table:table-cell office:value-type="float" office:value="107099" calcext:value-type="float">
            <text:p>107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7:821 </text:p>
          </table:table-cell>
          <table:table-cell office:value-type="float" office:value="107123" calcext:value-type="float">
            <text:p>107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7:914 </text:p>
          </table:table-cell>
          <table:table-cell office:value-type="float" office:value="107125" calcext:value-type="float">
            <text:p>107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7:961 </text:p>
          </table:table-cell>
          <table:table-cell office:value-type="float" office:value="107169" calcext:value-type="float">
            <text:p>107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8:055 </text:p>
          </table:table-cell>
          <table:table-cell office:value-type="float" office:value="107225" calcext:value-type="float">
            <text:p>107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8:149 </text:p>
          </table:table-cell>
          <table:table-cell office:value-type="float" office:value="107248" calcext:value-type="float">
            <text:p>107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8:244 </text:p>
          </table:table-cell>
          <table:table-cell office:value-type="float" office:value="107269" calcext:value-type="float">
            <text:p>107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8:291 </text:p>
          </table:table-cell>
          <table:table-cell office:value-type="float" office:value="107214" calcext:value-type="float">
            <text:p>107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8:385 </text:p>
          </table:table-cell>
          <table:table-cell office:value-type="float" office:value="107028" calcext:value-type="float">
            <text:p>107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8:479 </text:p>
          </table:table-cell>
          <table:table-cell office:value-type="float" office:value="107071" calcext:value-type="float">
            <text:p>107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8:526 </text:p>
          </table:table-cell>
          <table:table-cell office:value-type="float" office:value="107109" calcext:value-type="float">
            <text:p>107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8:620 </text:p>
          </table:table-cell>
          <table:table-cell office:value-type="float" office:value="107108" calcext:value-type="float">
            <text:p>107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8:715 </text:p>
          </table:table-cell>
          <table:table-cell office:value-type="float" office:value="107138" calcext:value-type="float">
            <text:p>107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8:762 </text:p>
          </table:table-cell>
          <table:table-cell office:value-type="float" office:value="107186" calcext:value-type="float">
            <text:p>107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8:856 </text:p>
          </table:table-cell>
          <table:table-cell office:value-type="float" office:value="107240" calcext:value-type="float">
            <text:p>107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8:951 </text:p>
          </table:table-cell>
          <table:table-cell office:value-type="float" office:value="107279" calcext:value-type="float">
            <text:p>107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8:997 </text:p>
          </table:table-cell>
          <table:table-cell office:value-type="float" office:value="107296" calcext:value-type="float">
            <text:p>107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9:091 </text:p>
          </table:table-cell>
          <table:table-cell office:value-type="float" office:value="107101" calcext:value-type="float">
            <text:p>107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9:186 </text:p>
          </table:table-cell>
          <table:table-cell office:value-type="float" office:value="106989" calcext:value-type="float">
            <text:p>106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9:267 </text:p>
          </table:table-cell>
          <table:table-cell office:value-type="float" office:value="107001" calcext:value-type="float">
            <text:p>107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9:314 </text:p>
          </table:table-cell>
          <table:table-cell office:value-type="float" office:value="107027" calcext:value-type="float">
            <text:p>107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9:409 </text:p>
          </table:table-cell>
          <table:table-cell office:value-type="float" office:value="107023" calcext:value-type="float">
            <text:p>107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9:503 </text:p>
          </table:table-cell>
          <table:table-cell office:value-type="float" office:value="107054" calcext:value-type="float">
            <text:p>107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9:597 </text:p>
          </table:table-cell>
          <table:table-cell office:value-type="float" office:value="107084" calcext:value-type="float">
            <text:p>107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9:644 </text:p>
          </table:table-cell>
          <table:table-cell office:value-type="float" office:value="107116" calcext:value-type="float">
            <text:p>107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9:739 </text:p>
          </table:table-cell>
          <table:table-cell office:value-type="float" office:value="107140" calcext:value-type="float">
            <text:p>107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9:833 </text:p>
          </table:table-cell>
          <table:table-cell office:value-type="float" office:value="107174" calcext:value-type="float">
            <text:p>107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9:880 </text:p>
          </table:table-cell>
          <table:table-cell office:value-type="float" office:value="107024" calcext:value-type="float">
            <text:p>107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29:974 </text:p>
          </table:table-cell>
          <table:table-cell office:value-type="float" office:value="106927" calcext:value-type="float">
            <text:p>106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0:069 </text:p>
          </table:table-cell>
          <table:table-cell office:value-type="float" office:value="106934" calcext:value-type="float">
            <text:p>106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0:116 </text:p>
          </table:table-cell>
          <table:table-cell office:value-type="float" office:value="106976" calcext:value-type="float">
            <text:p>106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0:210 </text:p>
          </table:table-cell>
          <table:table-cell office:value-type="float" office:value="106986" calcext:value-type="float">
            <text:p>106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0:304 </text:p>
          </table:table-cell>
          <table:table-cell office:value-type="float" office:value="107017" calcext:value-type="float">
            <text:p>107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0:352 </text:p>
          </table:table-cell>
          <table:table-cell office:value-type="float" office:value="107073" calcext:value-type="float">
            <text:p>107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0:445 </text:p>
          </table:table-cell>
          <table:table-cell office:value-type="float" office:value="107099" calcext:value-type="float">
            <text:p>107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0:540 </text:p>
          </table:table-cell>
          <table:table-cell office:value-type="float" office:value="107134" calcext:value-type="float">
            <text:p>107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0:587 </text:p>
          </table:table-cell>
          <table:table-cell office:value-type="float" office:value="107172" calcext:value-type="float">
            <text:p>107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0:682 </text:p>
          </table:table-cell>
          <table:table-cell office:value-type="float" office:value="107187" calcext:value-type="float">
            <text:p>107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0:776 </text:p>
          </table:table-cell>
          <table:table-cell office:value-type="float" office:value="106944" calcext:value-type="float">
            <text:p>106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0:871 </text:p>
          </table:table-cell>
          <table:table-cell office:value-type="float" office:value="106928" calcext:value-type="float">
            <text:p>106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0:918 </text:p>
          </table:table-cell>
          <table:table-cell office:value-type="float" office:value="106962" calcext:value-type="float">
            <text:p>1069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1:012 </text:p>
          </table:table-cell>
          <table:table-cell office:value-type="float" office:value="106958" calcext:value-type="float">
            <text:p>1069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1:106 </text:p>
          </table:table-cell>
          <table:table-cell office:value-type="float" office:value="106961" calcext:value-type="float">
            <text:p>106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1:154 </text:p>
          </table:table-cell>
          <table:table-cell office:value-type="float" office:value="107002" calcext:value-type="float">
            <text:p>107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1:248 </text:p>
          </table:table-cell>
          <table:table-cell office:value-type="float" office:value="107049" calcext:value-type="float">
            <text:p>107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1:342 </text:p>
          </table:table-cell>
          <table:table-cell office:value-type="float" office:value="107084" calcext:value-type="float">
            <text:p>107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1:389 </text:p>
          </table:table-cell>
          <table:table-cell office:value-type="float" office:value="107132" calcext:value-type="float">
            <text:p>107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1:484 </text:p>
          </table:table-cell>
          <table:table-cell office:value-type="float" office:value="107165" calcext:value-type="float">
            <text:p>107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1:578 </text:p>
          </table:table-cell>
          <table:table-cell office:value-type="float" office:value="106952" calcext:value-type="float">
            <text:p>106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1:626 </text:p>
          </table:table-cell>
          <table:table-cell office:value-type="float" office:value="106940" calcext:value-type="float">
            <text:p>106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1:720 </text:p>
          </table:table-cell>
          <table:table-cell office:value-type="float" office:value="107003" calcext:value-type="float">
            <text:p>107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1:814 </text:p>
          </table:table-cell>
          <table:table-cell office:value-type="float" office:value="107008" calcext:value-type="float">
            <text:p>107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1:861 </text:p>
          </table:table-cell>
          <table:table-cell office:value-type="float" office:value="107018" calcext:value-type="float">
            <text:p>107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1:955 </text:p>
          </table:table-cell>
          <table:table-cell office:value-type="float" office:value="107077" calcext:value-type="float">
            <text:p>107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2:036 </text:p>
          </table:table-cell>
          <table:table-cell office:value-type="float" office:value="107107" calcext:value-type="float">
            <text:p>107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2:124 </text:p>
          </table:table-cell>
          <table:table-cell office:value-type="float" office:value="107139" calcext:value-type="float">
            <text:p>107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2:219 </text:p>
          </table:table-cell>
          <table:table-cell office:value-type="float" office:value="107168" calcext:value-type="float">
            <text:p>107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2:266 </text:p>
          </table:table-cell>
          <table:table-cell office:value-type="float" office:value="107160" calcext:value-type="float">
            <text:p>107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2:360 </text:p>
          </table:table-cell>
          <table:table-cell office:value-type="float" office:value="106940" calcext:value-type="float">
            <text:p>106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2:454 </text:p>
          </table:table-cell>
          <table:table-cell office:value-type="float" office:value="106919" calcext:value-type="float">
            <text:p>106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2:501 </text:p>
          </table:table-cell>
          <table:table-cell office:value-type="float" office:value="106928" calcext:value-type="float">
            <text:p>106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2:595 </text:p>
          </table:table-cell>
          <table:table-cell office:value-type="float" office:value="106953" calcext:value-type="float">
            <text:p>106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2:689 </text:p>
          </table:table-cell>
          <table:table-cell office:value-type="float" office:value="106956" calcext:value-type="float">
            <text:p>106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2:783 </text:p>
          </table:table-cell>
          <table:table-cell office:value-type="float" office:value="106996" calcext:value-type="float">
            <text:p>106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2:830 </text:p>
          </table:table-cell>
          <table:table-cell office:value-type="float" office:value="107020" calcext:value-type="float">
            <text:p>107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2:916 </text:p>
          </table:table-cell>
          <table:table-cell office:value-type="float" office:value="107045" calcext:value-type="float">
            <text:p>107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3:003 </text:p>
          </table:table-cell>
          <table:table-cell office:value-type="float" office:value="107069" calcext:value-type="float">
            <text:p>107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3:097 </text:p>
          </table:table-cell>
          <table:table-cell office:value-type="float" office:value="107092" calcext:value-type="float">
            <text:p>107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3:144 </text:p>
          </table:table-cell>
          <table:table-cell office:value-type="float" office:value="106924" calcext:value-type="float">
            <text:p>1069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3:238 </text:p>
          </table:table-cell>
          <table:table-cell office:value-type="float" office:value="106830" calcext:value-type="float">
            <text:p>1068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3:333 </text:p>
          </table:table-cell>
          <table:table-cell office:value-type="float" office:value="106832" calcext:value-type="float">
            <text:p>106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3:380 </text:p>
          </table:table-cell>
          <table:table-cell office:value-type="float" office:value="106856" calcext:value-type="float">
            <text:p>106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3:474 </text:p>
          </table:table-cell>
          <table:table-cell office:value-type="float" office:value="106852" calcext:value-type="float">
            <text:p>106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3:568 </text:p>
          </table:table-cell>
          <table:table-cell office:value-type="float" office:value="106874" calcext:value-type="float">
            <text:p>106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3:614 </text:p>
          </table:table-cell>
          <table:table-cell office:value-type="float" office:value="106920" calcext:value-type="float">
            <text:p>1069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3:709 </text:p>
          </table:table-cell>
          <table:table-cell office:value-type="float" office:value="106950" calcext:value-type="float">
            <text:p>1069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3:803 </text:p>
          </table:table-cell>
          <table:table-cell office:value-type="float" office:value="106989" calcext:value-type="float">
            <text:p>106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3:897 </text:p>
          </table:table-cell>
          <table:table-cell office:value-type="float" office:value="107016" calcext:value-type="float">
            <text:p>107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3:944 </text:p>
          </table:table-cell>
          <table:table-cell office:value-type="float" office:value="107009" calcext:value-type="float">
            <text:p>107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4:039 </text:p>
          </table:table-cell>
          <table:table-cell office:value-type="float" office:value="106802" calcext:value-type="float">
            <text:p>106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4:133 </text:p>
          </table:table-cell>
          <table:table-cell office:value-type="float" office:value="106774" calcext:value-type="float">
            <text:p>106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4:180 </text:p>
          </table:table-cell>
          <table:table-cell office:value-type="float" office:value="106794" calcext:value-type="float">
            <text:p>106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4:274 </text:p>
          </table:table-cell>
          <table:table-cell office:value-type="float" office:value="106814" calcext:value-type="float">
            <text:p>106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4:368 </text:p>
          </table:table-cell>
          <table:table-cell office:value-type="float" office:value="106811" calcext:value-type="float">
            <text:p>106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4:415 </text:p>
          </table:table-cell>
          <table:table-cell office:value-type="float" office:value="106861" calcext:value-type="float">
            <text:p>106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4:509 </text:p>
          </table:table-cell>
          <table:table-cell office:value-type="float" office:value="106910" calcext:value-type="float">
            <text:p>1069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4:603 </text:p>
          </table:table-cell>
          <table:table-cell office:value-type="float" office:value="106933" calcext:value-type="float">
            <text:p>106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4:650 </text:p>
          </table:table-cell>
          <table:table-cell office:value-type="float" office:value="106961" calcext:value-type="float">
            <text:p>106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4:744 </text:p>
          </table:table-cell>
          <table:table-cell office:value-type="float" office:value="106994" calcext:value-type="float">
            <text:p>106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4:838 </text:p>
          </table:table-cell>
          <table:table-cell office:value-type="float" office:value="106807" calcext:value-type="float">
            <text:p>106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4:885 </text:p>
          </table:table-cell>
          <table:table-cell office:value-type="float" office:value="106782" calcext:value-type="float">
            <text:p>1067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4:979 </text:p>
          </table:table-cell>
          <table:table-cell office:value-type="float" office:value="106826" calcext:value-type="float">
            <text:p>106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5:073 </text:p>
          </table:table-cell>
          <table:table-cell office:value-type="float" office:value="106835" calcext:value-type="float">
            <text:p>106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5:168 </text:p>
          </table:table-cell>
          <table:table-cell office:value-type="float" office:value="106837" calcext:value-type="float">
            <text:p>106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5:214 </text:p>
          </table:table-cell>
          <table:table-cell office:value-type="float" office:value="106901" calcext:value-type="float">
            <text:p>106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5:309 </text:p>
          </table:table-cell>
          <table:table-cell office:value-type="float" office:value="106944" calcext:value-type="float">
            <text:p>106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5:403 </text:p>
          </table:table-cell>
          <table:table-cell office:value-type="float" office:value="106961" calcext:value-type="float">
            <text:p>106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5:488 </text:p>
          </table:table-cell>
          <table:table-cell office:value-type="float" office:value="106991" calcext:value-type="float">
            <text:p>106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5:535 </text:p>
          </table:table-cell>
          <table:table-cell office:value-type="float" office:value="106902" calcext:value-type="float">
            <text:p>106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5:629 </text:p>
          </table:table-cell>
          <table:table-cell office:value-type="float" office:value="106763" calcext:value-type="float">
            <text:p>1067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5:723 </text:p>
          </table:table-cell>
          <table:table-cell office:value-type="float" office:value="106764" calcext:value-type="float">
            <text:p>106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5:770 </text:p>
          </table:table-cell>
          <table:table-cell office:value-type="float" office:value="106790" calcext:value-type="float">
            <text:p>1067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5:864 </text:p>
          </table:table-cell>
          <table:table-cell office:value-type="float" office:value="106800" calcext:value-type="float">
            <text:p>106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5:958 </text:p>
          </table:table-cell>
          <table:table-cell office:value-type="float" office:value="106831" calcext:value-type="float">
            <text:p>1068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6:005 </text:p>
          </table:table-cell>
          <table:table-cell office:value-type="float" office:value="106884" calcext:value-type="float">
            <text:p>106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6:099 </text:p>
          </table:table-cell>
          <table:table-cell office:value-type="float" office:value="106930" calcext:value-type="float">
            <text:p>106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6:193 </text:p>
          </table:table-cell>
          <table:table-cell office:value-type="float" office:value="106960" calcext:value-type="float">
            <text:p>1069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6:240 </text:p>
          </table:table-cell>
          <table:table-cell office:value-type="float" office:value="107008" calcext:value-type="float">
            <text:p>107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6:334 </text:p>
          </table:table-cell>
          <table:table-cell office:value-type="float" office:value="106869" calcext:value-type="float">
            <text:p>106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6:429 </text:p>
          </table:table-cell>
          <table:table-cell office:value-type="float" office:value="106738" calcext:value-type="float">
            <text:p>106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6:524 </text:p>
          </table:table-cell>
          <table:table-cell office:value-type="float" office:value="106747" calcext:value-type="float">
            <text:p>106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6:572 </text:p>
          </table:table-cell>
          <table:table-cell office:value-type="float" office:value="106786" calcext:value-type="float">
            <text:p>106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6:666 </text:p>
          </table:table-cell>
          <table:table-cell office:value-type="float" office:value="106783" calcext:value-type="float">
            <text:p>106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6:760 </text:p>
          </table:table-cell>
          <table:table-cell office:value-type="float" office:value="106810" calcext:value-type="float">
            <text:p>1068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6:807 </text:p>
          </table:table-cell>
          <table:table-cell office:value-type="float" office:value="106871" calcext:value-type="float">
            <text:p>106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6:901 </text:p>
          </table:table-cell>
          <table:table-cell office:value-type="float" office:value="106896" calcext:value-type="float">
            <text:p>106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6:995 </text:p>
          </table:table-cell>
          <table:table-cell office:value-type="float" office:value="106931" calcext:value-type="float">
            <text:p>106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7:042 </text:p>
          </table:table-cell>
          <table:table-cell office:value-type="float" office:value="106973" calcext:value-type="float">
            <text:p>106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7:122 </text:p>
          </table:table-cell>
          <table:table-cell office:value-type="float" office:value="106936" calcext:value-type="float">
            <text:p>106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7:217 </text:p>
          </table:table-cell>
          <table:table-cell office:value-type="float" office:value="106741" calcext:value-type="float">
            <text:p>106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7:311 </text:p>
          </table:table-cell>
          <table:table-cell office:value-type="float" office:value="106748" calcext:value-type="float">
            <text:p>1067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7:359 </text:p>
          </table:table-cell>
          <table:table-cell office:value-type="float" office:value="106793" calcext:value-type="float">
            <text:p>106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7:453 </text:p>
          </table:table-cell>
          <table:table-cell office:value-type="float" office:value="106806" calcext:value-type="float">
            <text:p>106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7:547 </text:p>
          </table:table-cell>
          <table:table-cell office:value-type="float" office:value="106824" calcext:value-type="float">
            <text:p>106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7:594 </text:p>
          </table:table-cell>
          <table:table-cell office:value-type="float" office:value="106882" calcext:value-type="float">
            <text:p>106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7:689 </text:p>
          </table:table-cell>
          <table:table-cell office:value-type="float" office:value="106932" calcext:value-type="float">
            <text:p>1069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7:783 </text:p>
          </table:table-cell>
          <table:table-cell office:value-type="float" office:value="106967" calcext:value-type="float">
            <text:p>106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7:876 </text:p>
          </table:table-cell>
          <table:table-cell office:value-type="float" office:value="107011" calcext:value-type="float">
            <text:p>107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7:923 </text:p>
          </table:table-cell>
          <table:table-cell office:value-type="float" office:value="106956" calcext:value-type="float">
            <text:p>106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8:017 </text:p>
          </table:table-cell>
          <table:table-cell office:value-type="float" office:value="106782" calcext:value-type="float">
            <text:p>1067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8:111 </text:p>
          </table:table-cell>
          <table:table-cell office:value-type="float" office:value="106825" calcext:value-type="float">
            <text:p>106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8:159 </text:p>
          </table:table-cell>
          <table:table-cell office:value-type="float" office:value="106873" calcext:value-type="float">
            <text:p>106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8:253 </text:p>
          </table:table-cell>
          <table:table-cell office:value-type="float" office:value="106860" calcext:value-type="float">
            <text:p>1068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8:347 </text:p>
          </table:table-cell>
          <table:table-cell office:value-type="float" office:value="106896" calcext:value-type="float">
            <text:p>106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8:394 </text:p>
          </table:table-cell>
          <table:table-cell office:value-type="float" office:value="106954" calcext:value-type="float">
            <text:p>106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8:488 </text:p>
          </table:table-cell>
          <table:table-cell office:value-type="float" office:value="106997" calcext:value-type="float">
            <text:p>106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8:582 </text:p>
          </table:table-cell>
          <table:table-cell office:value-type="float" office:value="107027" calcext:value-type="float">
            <text:p>107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8:629 </text:p>
          </table:table-cell>
          <table:table-cell office:value-type="float" office:value="107032" calcext:value-type="float">
            <text:p>107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8:722 </text:p>
          </table:table-cell>
          <table:table-cell office:value-type="float" office:value="106826" calcext:value-type="float">
            <text:p>106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8:817 </text:p>
          </table:table-cell>
          <table:table-cell office:value-type="float" office:value="106836" calcext:value-type="float">
            <text:p>106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8:911 </text:p>
          </table:table-cell>
          <table:table-cell office:value-type="float" office:value="106876" calcext:value-type="float">
            <text:p>106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8:958 </text:p>
          </table:table-cell>
          <table:table-cell office:value-type="float" office:value="106888" calcext:value-type="float">
            <text:p>106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9:052 </text:p>
          </table:table-cell>
          <table:table-cell office:value-type="float" office:value="106896" calcext:value-type="float">
            <text:p>106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9:146 </text:p>
          </table:table-cell>
          <table:table-cell office:value-type="float" office:value="106946" calcext:value-type="float">
            <text:p>106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9:194 </text:p>
          </table:table-cell>
          <table:table-cell office:value-type="float" office:value="106990" calcext:value-type="float">
            <text:p>1069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9:288 </text:p>
          </table:table-cell>
          <table:table-cell office:value-type="float" office:value="107024" calcext:value-type="float">
            <text:p>107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9:382 </text:p>
          </table:table-cell>
          <table:table-cell office:value-type="float" office:value="107050" calcext:value-type="float">
            <text:p>1070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9:429 </text:p>
          </table:table-cell>
          <table:table-cell office:value-type="float" office:value="106862" calcext:value-type="float">
            <text:p>106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9:523 </text:p>
          </table:table-cell>
          <table:table-cell office:value-type="float" office:value="106755" calcext:value-type="float">
            <text:p>106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9:618 </text:p>
          </table:table-cell>
          <table:table-cell office:value-type="float" office:value="106766" calcext:value-type="float">
            <text:p>106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9:665 </text:p>
          </table:table-cell>
          <table:table-cell office:value-type="float" office:value="106790" calcext:value-type="float">
            <text:p>1067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9:759 </text:p>
          </table:table-cell>
          <table:table-cell office:value-type="float" office:value="106787" calcext:value-type="float">
            <text:p>106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9:853 </text:p>
          </table:table-cell>
          <table:table-cell office:value-type="float" office:value="106824" calcext:value-type="float">
            <text:p>106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9:947 </text:p>
          </table:table-cell>
          <table:table-cell office:value-type="float" office:value="106870" calcext:value-type="float">
            <text:p>1068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39:994 </text:p>
          </table:table-cell>
          <table:table-cell office:value-type="float" office:value="106901" calcext:value-type="float">
            <text:p>106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0:089 </text:p>
          </table:table-cell>
          <table:table-cell office:value-type="float" office:value="106933" calcext:value-type="float">
            <text:p>106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0:183 </text:p>
          </table:table-cell>
          <table:table-cell office:value-type="float" office:value="106918" calcext:value-type="float">
            <text:p>106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0:230 </text:p>
          </table:table-cell>
          <table:table-cell office:value-type="float" office:value="106707" calcext:value-type="float">
            <text:p>1067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0:324 </text:p>
          </table:table-cell>
          <table:table-cell office:value-type="float" office:value="106680" calcext:value-type="float">
            <text:p>1066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0:418 </text:p>
          </table:table-cell>
          <table:table-cell office:value-type="float" office:value="106696" calcext:value-type="float">
            <text:p>106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0:503 </text:p>
          </table:table-cell>
          <table:table-cell office:value-type="float" office:value="106704" calcext:value-type="float">
            <text:p>106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0:550 </text:p>
          </table:table-cell>
          <table:table-cell office:value-type="float" office:value="106713" calcext:value-type="float">
            <text:p>106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0:644 </text:p>
          </table:table-cell>
          <table:table-cell office:value-type="float" office:value="106762" calcext:value-type="float">
            <text:p>106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0:738 </text:p>
          </table:table-cell>
          <table:table-cell office:value-type="float" office:value="106813" calcext:value-type="float">
            <text:p>106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0:785 </text:p>
          </table:table-cell>
          <table:table-cell office:value-type="float" office:value="106841" calcext:value-type="float">
            <text:p>106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0:879 </text:p>
          </table:table-cell>
          <table:table-cell office:value-type="float" office:value="106891" calcext:value-type="float">
            <text:p>106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0:974 </text:p>
          </table:table-cell>
          <table:table-cell office:value-type="float" office:value="106916" calcext:value-type="float">
            <text:p>106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1:021 </text:p>
          </table:table-cell>
          <table:table-cell office:value-type="float" office:value="106686" calcext:value-type="float">
            <text:p>106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1:115 </text:p>
          </table:table-cell>
          <table:table-cell office:value-type="float" office:value="106656" calcext:value-type="float">
            <text:p>106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1:209 </text:p>
          </table:table-cell>
          <table:table-cell office:value-type="float" office:value="106678" calcext:value-type="float">
            <text:p>106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1:256 </text:p>
          </table:table-cell>
          <table:table-cell office:value-type="float" office:value="106686" calcext:value-type="float">
            <text:p>106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1:350 </text:p>
          </table:table-cell>
          <table:table-cell office:value-type="float" office:value="106682" calcext:value-type="float">
            <text:p>106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1:444 </text:p>
          </table:table-cell>
          <table:table-cell office:value-type="float" office:value="106721" calcext:value-type="float">
            <text:p>106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1:539 </text:p>
          </table:table-cell>
          <table:table-cell office:value-type="float" office:value="106767" calcext:value-type="float">
            <text:p>106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1:587 </text:p>
          </table:table-cell>
          <table:table-cell office:value-type="float" office:value="106792" calcext:value-type="float">
            <text:p>106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1:682 </text:p>
          </table:table-cell>
          <table:table-cell office:value-type="float" office:value="106843" calcext:value-type="float">
            <text:p>1068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1:776 </text:p>
          </table:table-cell>
          <table:table-cell office:value-type="float" office:value="106827" calcext:value-type="float">
            <text:p>1068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1:823 </text:p>
          </table:table-cell>
          <table:table-cell office:value-type="float" office:value="106606" calcext:value-type="float">
            <text:p>106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1:917 </text:p>
          </table:table-cell>
          <table:table-cell office:value-type="float" office:value="106591" calcext:value-type="float">
            <text:p>106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2:011 </text:p>
          </table:table-cell>
          <table:table-cell office:value-type="float" office:value="106633" calcext:value-type="float">
            <text:p>106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2:058 </text:p>
          </table:table-cell>
          <table:table-cell office:value-type="float" office:value="106627" calcext:value-type="float">
            <text:p>106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2:153 </text:p>
          </table:table-cell>
          <table:table-cell office:value-type="float" office:value="106635" calcext:value-type="float">
            <text:p>106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2:248 </text:p>
          </table:table-cell>
          <table:table-cell office:value-type="float" office:value="106685" calcext:value-type="float">
            <text:p>1066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2:295 </text:p>
          </table:table-cell>
          <table:table-cell office:value-type="float" office:value="106713" calcext:value-type="float">
            <text:p>106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2:389 </text:p>
          </table:table-cell>
          <table:table-cell office:value-type="float" office:value="106731" calcext:value-type="float">
            <text:p>106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2:483 </text:p>
          </table:table-cell>
          <table:table-cell office:value-type="float" office:value="106749" calcext:value-type="float">
            <text:p>106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2:530 </text:p>
          </table:table-cell>
          <table:table-cell office:value-type="float" office:value="106596" calcext:value-type="float">
            <text:p>106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2:624 </text:p>
          </table:table-cell>
          <table:table-cell office:value-type="float" office:value="106534" calcext:value-type="float">
            <text:p>106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2:718 </text:p>
          </table:table-cell>
          <table:table-cell office:value-type="float" office:value="106558" calcext:value-type="float">
            <text:p>106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2:813 </text:p>
          </table:table-cell>
          <table:table-cell office:value-type="float" office:value="106584" calcext:value-type="float">
            <text:p>106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2:860 </text:p>
          </table:table-cell>
          <table:table-cell office:value-type="float" office:value="106591" calcext:value-type="float">
            <text:p>106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2:954 </text:p>
          </table:table-cell>
          <table:table-cell office:value-type="float" office:value="106621" calcext:value-type="float">
            <text:p>106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3:048 </text:p>
          </table:table-cell>
          <table:table-cell office:value-type="float" office:value="106675" calcext:value-type="float">
            <text:p>106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3:095 </text:p>
          </table:table-cell>
          <table:table-cell office:value-type="float" office:value="106708" calcext:value-type="float">
            <text:p>106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3:190 </text:p>
          </table:table-cell>
          <table:table-cell office:value-type="float" office:value="106743" calcext:value-type="float">
            <text:p>106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3:285 </text:p>
          </table:table-cell>
          <table:table-cell office:value-type="float" office:value="106688" calcext:value-type="float">
            <text:p>106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3:332 </text:p>
          </table:table-cell>
          <table:table-cell office:value-type="float" office:value="106504" calcext:value-type="float">
            <text:p>10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3:426 </text:p>
          </table:table-cell>
          <table:table-cell office:value-type="float" office:value="106492" calcext:value-type="float">
            <text:p>106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3:521 </text:p>
          </table:table-cell>
          <table:table-cell office:value-type="float" office:value="106509" calcext:value-type="float">
            <text:p>106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3:568 </text:p>
          </table:table-cell>
          <table:table-cell office:value-type="float" office:value="106513" calcext:value-type="float">
            <text:p>106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3:663 </text:p>
          </table:table-cell>
          <table:table-cell office:value-type="float" office:value="106532" calcext:value-type="float">
            <text:p>106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3:756 </text:p>
          </table:table-cell>
          <table:table-cell office:value-type="float" office:value="106561" calcext:value-type="float">
            <text:p>106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3:804 </text:p>
          </table:table-cell>
          <table:table-cell office:value-type="float" office:value="106603" calcext:value-type="float">
            <text:p>106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3:898 </text:p>
          </table:table-cell>
          <table:table-cell office:value-type="float" office:value="106618" calcext:value-type="float">
            <text:p>106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3:993 </text:p>
          </table:table-cell>
          <table:table-cell office:value-type="float" office:value="106643" calcext:value-type="float">
            <text:p>106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4:039 </text:p>
          </table:table-cell>
          <table:table-cell office:value-type="float" office:value="106569" calcext:value-type="float">
            <text:p>106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4:134 </text:p>
          </table:table-cell>
          <table:table-cell office:value-type="float" office:value="106396" calcext:value-type="float">
            <text:p>106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4:214 </text:p>
          </table:table-cell>
          <table:table-cell office:value-type="float" office:value="106356" calcext:value-type="float">
            <text:p>106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4:308 </text:p>
          </table:table-cell>
          <table:table-cell office:value-type="float" office:value="106404" calcext:value-type="float">
            <text:p>106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4:402 </text:p>
          </table:table-cell>
          <table:table-cell office:value-type="float" office:value="106444" calcext:value-type="float">
            <text:p>106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4:449 </text:p>
          </table:table-cell>
          <table:table-cell office:value-type="float" office:value="106497" calcext:value-type="float">
            <text:p>106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4:544 </text:p>
          </table:table-cell>
          <table:table-cell office:value-type="float" office:value="106587" calcext:value-type="float">
            <text:p>106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4:638 </text:p>
          </table:table-cell>
          <table:table-cell office:value-type="float" office:value="106670" calcext:value-type="float">
            <text:p>1066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4:685 </text:p>
          </table:table-cell>
          <table:table-cell office:value-type="float" office:value="106754" calcext:value-type="float">
            <text:p>106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4:779 </text:p>
          </table:table-cell>
          <table:table-cell office:value-type="float" office:value="106834" calcext:value-type="float">
            <text:p>106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4:873 </text:p>
          </table:table-cell>
          <table:table-cell office:value-type="float" office:value="106730" calcext:value-type="float">
            <text:p>1067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4:920 </text:p>
          </table:table-cell>
          <table:table-cell office:value-type="float" office:value="106524" calcext:value-type="float">
            <text:p>106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5:015 </text:p>
          </table:table-cell>
          <table:table-cell office:value-type="float" office:value="106563" calcext:value-type="float">
            <text:p>106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5:109 </text:p>
          </table:table-cell>
          <table:table-cell office:value-type="float" office:value="106612" calcext:value-type="float">
            <text:p>106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5:156 </text:p>
          </table:table-cell>
          <table:table-cell office:value-type="float" office:value="106607" calcext:value-type="float">
            <text:p>106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5:250 </text:p>
          </table:table-cell>
          <table:table-cell office:value-type="float" office:value="106600" calcext:value-type="float">
            <text:p>106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5:344 </text:p>
          </table:table-cell>
          <table:table-cell office:value-type="float" office:value="106648" calcext:value-type="float">
            <text:p>106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5:445 </text:p>
          </table:table-cell>
          <table:table-cell office:value-type="float" office:value="106679" calcext:value-type="float">
            <text:p>1066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5:492 </text:p>
          </table:table-cell>
          <table:table-cell office:value-type="float" office:value="106696" calcext:value-type="float">
            <text:p>106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5:587 </text:p>
          </table:table-cell>
          <table:table-cell office:value-type="float" office:value="106608" calcext:value-type="float">
            <text:p>106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5:634 </text:p>
          </table:table-cell>
          <table:table-cell office:value-type="float" office:value="106510" calcext:value-type="float">
            <text:p>1065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5:728 </text:p>
          </table:table-cell>
          <table:table-cell office:value-type="float" office:value="106619" calcext:value-type="float">
            <text:p>106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5:822 </text:p>
          </table:table-cell>
          <table:table-cell office:value-type="float" office:value="106743" calcext:value-type="float">
            <text:p>106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5:917 </text:p>
          </table:table-cell>
          <table:table-cell office:value-type="float" office:value="106726" calcext:value-type="float">
            <text:p>106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5:964 </text:p>
          </table:table-cell>
          <table:table-cell office:value-type="float" office:value="106783" calcext:value-type="float">
            <text:p>106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6:058 </text:p>
          </table:table-cell>
          <table:table-cell office:value-type="float" office:value="106825" calcext:value-type="float">
            <text:p>106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6:143 </text:p>
          </table:table-cell>
          <table:table-cell office:value-type="float" office:value="106933" calcext:value-type="float">
            <text:p>106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6:238 </text:p>
          </table:table-cell>
          <table:table-cell office:value-type="float" office:value="106869" calcext:value-type="float">
            <text:p>106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6:285 </text:p>
          </table:table-cell>
          <table:table-cell office:value-type="float" office:value="106567" calcext:value-type="float">
            <text:p>106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6:380 </text:p>
          </table:table-cell>
          <table:table-cell office:value-type="float" office:value="106584" calcext:value-type="float">
            <text:p>106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6:475 </text:p>
          </table:table-cell>
          <table:table-cell office:value-type="float" office:value="106612" calcext:value-type="float">
            <text:p>106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6:522 </text:p>
          </table:table-cell>
          <table:table-cell office:value-type="float" office:value="106592" calcext:value-type="float">
            <text:p>106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6:616 </text:p>
          </table:table-cell>
          <table:table-cell office:value-type="float" office:value="106597" calcext:value-type="float">
            <text:p>106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6:710 </text:p>
          </table:table-cell>
          <table:table-cell office:value-type="float" office:value="106652" calcext:value-type="float">
            <text:p>1066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6:757 </text:p>
          </table:table-cell>
          <table:table-cell office:value-type="float" office:value="106728" calcext:value-type="float">
            <text:p>106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6:852 </text:p>
          </table:table-cell>
          <table:table-cell office:value-type="float" office:value="106739" calcext:value-type="float">
            <text:p>106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6:946 </text:p>
          </table:table-cell>
          <table:table-cell office:value-type="float" office:value="106509" calcext:value-type="float">
            <text:p>106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6:993 </text:p>
          </table:table-cell>
          <table:table-cell office:value-type="float" office:value="106394" calcext:value-type="float">
            <text:p>106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7:088 </text:p>
          </table:table-cell>
          <table:table-cell office:value-type="float" office:value="106371" calcext:value-type="float">
            <text:p>106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7:183 </text:p>
          </table:table-cell>
          <table:table-cell office:value-type="float" office:value="106401" calcext:value-type="float">
            <text:p>106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7:230 </text:p>
          </table:table-cell>
          <table:table-cell office:value-type="float" office:value="106402" calcext:value-type="float">
            <text:p>106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7:325 </text:p>
          </table:table-cell>
          <table:table-cell office:value-type="float" office:value="106438" calcext:value-type="float">
            <text:p>106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7:420 </text:p>
          </table:table-cell>
          <table:table-cell office:value-type="float" office:value="106471" calcext:value-type="float">
            <text:p>106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7:467 </text:p>
          </table:table-cell>
          <table:table-cell office:value-type="float" office:value="106520" calcext:value-type="float">
            <text:p>1065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7:561 </text:p>
          </table:table-cell>
          <table:table-cell office:value-type="float" office:value="106524" calcext:value-type="float">
            <text:p>106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7:655 </text:p>
          </table:table-cell>
          <table:table-cell office:value-type="float" office:value="106318" calcext:value-type="float">
            <text:p>106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7:751 </text:p>
          </table:table-cell>
          <table:table-cell office:value-type="float" office:value="106276" calcext:value-type="float">
            <text:p>106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7:799 </text:p>
          </table:table-cell>
          <table:table-cell office:value-type="float" office:value="106317" calcext:value-type="float">
            <text:p>106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7:894 </text:p>
          </table:table-cell>
          <table:table-cell office:value-type="float" office:value="106378" calcext:value-type="float">
            <text:p>106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7:989 </text:p>
          </table:table-cell>
          <table:table-cell office:value-type="float" office:value="106402" calcext:value-type="float">
            <text:p>106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8:035 </text:p>
          </table:table-cell>
          <table:table-cell office:value-type="float" office:value="106515" calcext:value-type="float">
            <text:p>1065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8:129 </text:p>
          </table:table-cell>
          <table:table-cell office:value-type="float" office:value="106637" calcext:value-type="float">
            <text:p>106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8:223 </text:p>
          </table:table-cell>
          <table:table-cell office:value-type="float" office:value="106674" calcext:value-type="float">
            <text:p>106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8:270 </text:p>
          </table:table-cell>
          <table:table-cell office:value-type="float" office:value="106572" calcext:value-type="float">
            <text:p>106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8:365 </text:p>
          </table:table-cell>
          <table:table-cell office:value-type="float" office:value="106420" calcext:value-type="float">
            <text:p>106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8:459 </text:p>
          </table:table-cell>
          <table:table-cell office:value-type="float" office:value="106443" calcext:value-type="float">
            <text:p>106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8:506 </text:p>
          </table:table-cell>
          <table:table-cell office:value-type="float" office:value="106503" calcext:value-type="float">
            <text:p>1065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8:600 </text:p>
          </table:table-cell>
          <table:table-cell office:value-type="float" office:value="106516" calcext:value-type="float">
            <text:p>1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8:694 </text:p>
          </table:table-cell>
          <table:table-cell office:value-type="float" office:value="106558" calcext:value-type="float">
            <text:p>106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8:741 </text:p>
          </table:table-cell>
          <table:table-cell office:value-type="float" office:value="106633" calcext:value-type="float">
            <text:p>106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8:835 </text:p>
          </table:table-cell>
          <table:table-cell office:value-type="float" office:value="106681" calcext:value-type="float">
            <text:p>106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8:929 </text:p>
          </table:table-cell>
          <table:table-cell office:value-type="float" office:value="106683" calcext:value-type="float">
            <text:p>106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9:023 </text:p>
          </table:table-cell>
          <table:table-cell office:value-type="float" office:value="106493" calcext:value-type="float">
            <text:p>106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9:070 </text:p>
          </table:table-cell>
          <table:table-cell office:value-type="float" office:value="106493" calcext:value-type="float">
            <text:p>106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9:166 </text:p>
          </table:table-cell>
          <table:table-cell office:value-type="float" office:value="106557" calcext:value-type="float">
            <text:p>106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9:260 </text:p>
          </table:table-cell>
          <table:table-cell office:value-type="float" office:value="106582" calcext:value-type="float">
            <text:p>106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9:306 </text:p>
          </table:table-cell>
          <table:table-cell office:value-type="float" office:value="106595" calcext:value-type="float">
            <text:p>106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9:400 </text:p>
          </table:table-cell>
          <table:table-cell office:value-type="float" office:value="106661" calcext:value-type="float">
            <text:p>106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9:494 </text:p>
          </table:table-cell>
          <table:table-cell office:value-type="float" office:value="106715" calcext:value-type="float">
            <text:p>1067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9:541 </text:p>
          </table:table-cell>
          <table:table-cell office:value-type="float" office:value="106761" calcext:value-type="float">
            <text:p>106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9:635 </text:p>
          </table:table-cell>
          <table:table-cell office:value-type="float" office:value="106725" calcext:value-type="float">
            <text:p>106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9:729 </text:p>
          </table:table-cell>
          <table:table-cell office:value-type="float" office:value="106555" calcext:value-type="float">
            <text:p>106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9:776 </text:p>
          </table:table-cell>
          <table:table-cell office:value-type="float" office:value="106599" calcext:value-type="float">
            <text:p>106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9:870 </text:p>
          </table:table-cell>
          <table:table-cell office:value-type="float" office:value="106673" calcext:value-type="float">
            <text:p>106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49:964 </text:p>
          </table:table-cell>
          <table:table-cell office:value-type="float" office:value="106713" calcext:value-type="float">
            <text:p>106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0:058 </text:p>
          </table:table-cell>
          <table:table-cell office:value-type="float" office:value="106742" calcext:value-type="float">
            <text:p>106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0:105 </text:p>
          </table:table-cell>
          <table:table-cell office:value-type="float" office:value="106796" calcext:value-type="float">
            <text:p>106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0:199 </text:p>
          </table:table-cell>
          <table:table-cell office:value-type="float" office:value="106837" calcext:value-type="float">
            <text:p>106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0:293 </text:p>
          </table:table-cell>
          <table:table-cell office:value-type="float" office:value="106871" calcext:value-type="float">
            <text:p>106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0:340 </text:p>
          </table:table-cell>
          <table:table-cell office:value-type="float" office:value="106903" calcext:value-type="float">
            <text:p>106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0:434 </text:p>
          </table:table-cell>
          <table:table-cell office:value-type="float" office:value="106746" calcext:value-type="float">
            <text:p>1067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0:519 </text:p>
          </table:table-cell>
          <table:table-cell office:value-type="float" office:value="106639" calcext:value-type="float">
            <text:p>106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0:613 </text:p>
          </table:table-cell>
          <table:table-cell office:value-type="float" office:value="106666" calcext:value-type="float">
            <text:p>106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0:660 </text:p>
          </table:table-cell>
          <table:table-cell office:value-type="float" office:value="106723" calcext:value-type="float">
            <text:p>106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0:754 </text:p>
          </table:table-cell>
          <table:table-cell office:value-type="float" office:value="106740" calcext:value-type="float">
            <text:p>1067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0:849 </text:p>
          </table:table-cell>
          <table:table-cell office:value-type="float" office:value="106790" calcext:value-type="float">
            <text:p>1067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0:896 </text:p>
          </table:table-cell>
          <table:table-cell office:value-type="float" office:value="106874" calcext:value-type="float">
            <text:p>106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0:990 </text:p>
          </table:table-cell>
          <table:table-cell office:value-type="float" office:value="106931" calcext:value-type="float">
            <text:p>106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1:084 </text:p>
          </table:table-cell>
          <table:table-cell office:value-type="float" office:value="106974" calcext:value-type="float">
            <text:p>106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1:131 </text:p>
          </table:table-cell>
          <table:table-cell office:value-type="float" office:value="107001" calcext:value-type="float">
            <text:p>107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1:226 </text:p>
          </table:table-cell>
          <table:table-cell office:value-type="float" office:value="106856" calcext:value-type="float">
            <text:p>106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1:320 </text:p>
          </table:table-cell>
          <table:table-cell office:value-type="float" office:value="106747" calcext:value-type="float">
            <text:p>106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1:407 </text:p>
          </table:table-cell>
          <table:table-cell office:value-type="float" office:value="106795" calcext:value-type="float">
            <text:p>106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1:453 </text:p>
          </table:table-cell>
          <table:table-cell office:value-type="float" office:value="106843" calcext:value-type="float">
            <text:p>1068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1:548 </text:p>
          </table:table-cell>
          <table:table-cell office:value-type="float" office:value="106851" calcext:value-type="float">
            <text:p>106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1:642 </text:p>
          </table:table-cell>
          <table:table-cell office:value-type="float" office:value="106893" calcext:value-type="float">
            <text:p>106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1:689 </text:p>
          </table:table-cell>
          <table:table-cell office:value-type="float" office:value="106960" calcext:value-type="float">
            <text:p>1069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1:783 </text:p>
          </table:table-cell>
          <table:table-cell office:value-type="float" office:value="107029" calcext:value-type="float">
            <text:p>107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1:877 </text:p>
          </table:table-cell>
          <table:table-cell office:value-type="float" office:value="107066" calcext:value-type="float">
            <text:p>1070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1:925 </text:p>
          </table:table-cell>
          <table:table-cell office:value-type="float" office:value="107079" calcext:value-type="float">
            <text:p>107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2:019 </text:p>
          </table:table-cell>
          <table:table-cell office:value-type="float" office:value="106908" calcext:value-type="float">
            <text:p>106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2:114 </text:p>
          </table:table-cell>
          <table:table-cell office:value-type="float" office:value="106927" calcext:value-type="float">
            <text:p>106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2:208 </text:p>
          </table:table-cell>
          <table:table-cell office:value-type="float" office:value="107006" calcext:value-type="float">
            <text:p>107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2:255 </text:p>
          </table:table-cell>
          <table:table-cell office:value-type="float" office:value="107015" calcext:value-type="float">
            <text:p>107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2:350 </text:p>
          </table:table-cell>
          <table:table-cell office:value-type="float" office:value="107017" calcext:value-type="float">
            <text:p>107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2:444 </text:p>
          </table:table-cell>
          <table:table-cell office:value-type="float" office:value="107060" calcext:value-type="float">
            <text:p>1070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2:492 </text:p>
          </table:table-cell>
          <table:table-cell office:value-type="float" office:value="107125" calcext:value-type="float">
            <text:p>107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2:586 </text:p>
          </table:table-cell>
          <table:table-cell office:value-type="float" office:value="107169" calcext:value-type="float">
            <text:p>107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2:680 </text:p>
          </table:table-cell>
          <table:table-cell office:value-type="float" office:value="107198" calcext:value-type="float">
            <text:p>107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2:727 </text:p>
          </table:table-cell>
          <table:table-cell office:value-type="float" office:value="107082" calcext:value-type="float">
            <text:p>107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2:822 </text:p>
          </table:table-cell>
          <table:table-cell office:value-type="float" office:value="106905" calcext:value-type="float">
            <text:p>106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2:916 </text:p>
          </table:table-cell>
          <table:table-cell office:value-type="float" office:value="106949" calcext:value-type="float">
            <text:p>106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2:963 </text:p>
          </table:table-cell>
          <table:table-cell office:value-type="float" office:value="106991" calcext:value-type="float">
            <text:p>106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3:058 </text:p>
          </table:table-cell>
          <table:table-cell office:value-type="float" office:value="107003" calcext:value-type="float">
            <text:p>107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3:152 </text:p>
          </table:table-cell>
          <table:table-cell office:value-type="float" office:value="107022" calcext:value-type="float">
            <text:p>107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3:200 </text:p>
          </table:table-cell>
          <table:table-cell office:value-type="float" office:value="107069" calcext:value-type="float">
            <text:p>107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3:293 </text:p>
          </table:table-cell>
          <table:table-cell office:value-type="float" office:value="107115" calcext:value-type="float">
            <text:p>107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3:375 </text:p>
          </table:table-cell>
          <table:table-cell office:value-type="float" office:value="107151" calcext:value-type="float">
            <text:p>107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3:470 </text:p>
          </table:table-cell>
          <table:table-cell office:value-type="float" office:value="107165" calcext:value-type="float">
            <text:p>107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3:517 </text:p>
          </table:table-cell>
          <table:table-cell office:value-type="float" office:value="106959" calcext:value-type="float">
            <text:p>1069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3:612 </text:p>
          </table:table-cell>
          <table:table-cell office:value-type="float" office:value="106916" calcext:value-type="float">
            <text:p>106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3:706 </text:p>
          </table:table-cell>
          <table:table-cell office:value-type="float" office:value="106960" calcext:value-type="float">
            <text:p>1069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3:801 </text:p>
          </table:table-cell>
          <table:table-cell office:value-type="float" office:value="106993" calcext:value-type="float">
            <text:p>106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3:848 </text:p>
          </table:table-cell>
          <table:table-cell office:value-type="float" office:value="107003" calcext:value-type="float">
            <text:p>107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3:942 </text:p>
          </table:table-cell>
          <table:table-cell office:value-type="float" office:value="107044" calcext:value-type="float">
            <text:p>107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4:036 </text:p>
          </table:table-cell>
          <table:table-cell office:value-type="float" office:value="107083" calcext:value-type="float">
            <text:p>107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4:084 </text:p>
          </table:table-cell>
          <table:table-cell office:value-type="float" office:value="107119" calcext:value-type="float">
            <text:p>107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4:178 </text:p>
          </table:table-cell>
          <table:table-cell office:value-type="float" office:value="107153" calcext:value-type="float">
            <text:p>107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4:272 </text:p>
          </table:table-cell>
          <table:table-cell office:value-type="float" office:value="107135" calcext:value-type="float">
            <text:p>107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4:319 </text:p>
          </table:table-cell>
          <table:table-cell office:value-type="float" office:value="106931" calcext:value-type="float">
            <text:p>106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4:414 </text:p>
          </table:table-cell>
          <table:table-cell office:value-type="float" office:value="106924" calcext:value-type="float">
            <text:p>1069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4:508 </text:p>
          </table:table-cell>
          <table:table-cell office:value-type="float" office:value="106952" calcext:value-type="float">
            <text:p>106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4:555 </text:p>
          </table:table-cell>
          <table:table-cell office:value-type="float" office:value="106974" calcext:value-type="float">
            <text:p>106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4:649 </text:p>
          </table:table-cell>
          <table:table-cell office:value-type="float" office:value="106984" calcext:value-type="float">
            <text:p>106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4:743 </text:p>
          </table:table-cell>
          <table:table-cell office:value-type="float" office:value="107025" calcext:value-type="float">
            <text:p>107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4:790 </text:p>
          </table:table-cell>
          <table:table-cell office:value-type="float" office:value="107065" calcext:value-type="float">
            <text:p>1070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4:884 </text:p>
          </table:table-cell>
          <table:table-cell office:value-type="float" office:value="107100" calcext:value-type="float">
            <text:p>107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4:978 </text:p>
          </table:table-cell>
          <table:table-cell office:value-type="float" office:value="107130" calcext:value-type="float">
            <text:p>107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5:072 </text:p>
          </table:table-cell>
          <table:table-cell office:value-type="float" office:value="107115" calcext:value-type="float">
            <text:p>107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5:119 </text:p>
          </table:table-cell>
          <table:table-cell office:value-type="float" office:value="106910" calcext:value-type="float">
            <text:p>1069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5:213 </text:p>
          </table:table-cell>
          <table:table-cell office:value-type="float" office:value="106902" calcext:value-type="float">
            <text:p>106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5:307 </text:p>
          </table:table-cell>
          <table:table-cell office:value-type="float" office:value="106921" calcext:value-type="float">
            <text:p>106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5:354 </text:p>
          </table:table-cell>
          <table:table-cell office:value-type="float" office:value="106948" calcext:value-type="float">
            <text:p>106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5:447 </text:p>
          </table:table-cell>
          <table:table-cell office:value-type="float" office:value="106962" calcext:value-type="float">
            <text:p>1069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5:532 </text:p>
          </table:table-cell>
          <table:table-cell office:value-type="float" office:value="107000" calcext:value-type="float">
            <text:p>107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5:627 </text:p>
          </table:table-cell>
          <table:table-cell office:value-type="float" office:value="107045" calcext:value-type="float">
            <text:p>107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5:673 </text:p>
          </table:table-cell>
          <table:table-cell office:value-type="float" office:value="107074" calcext:value-type="float">
            <text:p>107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5:767 </text:p>
          </table:table-cell>
          <table:table-cell office:value-type="float" office:value="107096" calcext:value-type="float">
            <text:p>107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5:862 </text:p>
          </table:table-cell>
          <table:table-cell office:value-type="float" office:value="107074" calcext:value-type="float">
            <text:p>107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5:910 </text:p>
          </table:table-cell>
          <table:table-cell office:value-type="float" office:value="106894" calcext:value-type="float">
            <text:p>1068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6:004 </text:p>
          </table:table-cell>
          <table:table-cell office:value-type="float" office:value="106890" calcext:value-type="float">
            <text:p>1068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6:085 </text:p>
          </table:table-cell>
          <table:table-cell office:value-type="float" office:value="106931" calcext:value-type="float">
            <text:p>106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6:179 </text:p>
          </table:table-cell>
          <table:table-cell office:value-type="float" office:value="106922" calcext:value-type="float">
            <text:p>1069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6:226 </text:p>
          </table:table-cell>
          <table:table-cell office:value-type="float" office:value="106936" calcext:value-type="float">
            <text:p>106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6:320 </text:p>
          </table:table-cell>
          <table:table-cell office:value-type="float" office:value="106984" calcext:value-type="float">
            <text:p>106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6:415 </text:p>
          </table:table-cell>
          <table:table-cell office:value-type="float" office:value="107018" calcext:value-type="float">
            <text:p>107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6:462 </text:p>
          </table:table-cell>
          <table:table-cell office:value-type="float" office:value="107035" calcext:value-type="float">
            <text:p>107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6:556 </text:p>
          </table:table-cell>
          <table:table-cell office:value-type="float" office:value="107063" calcext:value-type="float">
            <text:p>107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6:650 </text:p>
          </table:table-cell>
          <table:table-cell office:value-type="float" office:value="106919" calcext:value-type="float">
            <text:p>106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6:744 </text:p>
          </table:table-cell>
          <table:table-cell office:value-type="float" office:value="106830" calcext:value-type="float">
            <text:p>1068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6:791 </text:p>
          </table:table-cell>
          <table:table-cell office:value-type="float" office:value="106875" calcext:value-type="float">
            <text:p>106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6:885 </text:p>
          </table:table-cell>
          <table:table-cell office:value-type="float" office:value="106896" calcext:value-type="float">
            <text:p>106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6:979 </text:p>
          </table:table-cell>
          <table:table-cell office:value-type="float" office:value="106900" calcext:value-type="float">
            <text:p>106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7:026 </text:p>
          </table:table-cell>
          <table:table-cell office:value-type="float" office:value="106949" calcext:value-type="float">
            <text:p>106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7:121 </text:p>
          </table:table-cell>
          <table:table-cell office:value-type="float" office:value="106999" calcext:value-type="float">
            <text:p>106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7:216 </text:p>
          </table:table-cell>
          <table:table-cell office:value-type="float" office:value="107043" calcext:value-type="float">
            <text:p>1070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7:262 </text:p>
          </table:table-cell>
          <table:table-cell office:value-type="float" office:value="107068" calcext:value-type="float">
            <text:p>107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7:357 </text:p>
          </table:table-cell>
          <table:table-cell office:value-type="float" office:value="107017" calcext:value-type="float">
            <text:p>107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7:438 </text:p>
          </table:table-cell>
          <table:table-cell office:value-type="float" office:value="106813" calcext:value-type="float">
            <text:p>106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7:532 </text:p>
          </table:table-cell>
          <table:table-cell office:value-type="float" office:value="106774" calcext:value-type="float">
            <text:p>106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7:579 </text:p>
          </table:table-cell>
          <table:table-cell office:value-type="float" office:value="106796" calcext:value-type="float">
            <text:p>106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7:674 </text:p>
          </table:table-cell>
          <table:table-cell office:value-type="float" office:value="106815" calcext:value-type="float">
            <text:p>106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7:768 </text:p>
          </table:table-cell>
          <table:table-cell office:value-type="float" office:value="106833" calcext:value-type="float">
            <text:p>106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7:816 </text:p>
          </table:table-cell>
          <table:table-cell office:value-type="float" office:value="106878" calcext:value-type="float">
            <text:p>106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7:910 </text:p>
          </table:table-cell>
          <table:table-cell office:value-type="float" office:value="106935" calcext:value-type="float">
            <text:p>106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8:004 </text:p>
          </table:table-cell>
          <table:table-cell office:value-type="float" office:value="106978" calcext:value-type="float">
            <text:p>106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8:097 </text:p>
          </table:table-cell>
          <table:table-cell office:value-type="float" office:value="107031" calcext:value-type="float">
            <text:p>107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8:144 </text:p>
          </table:table-cell>
          <table:table-cell office:value-type="float" office:value="107015" calcext:value-type="float">
            <text:p>107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8:239 </text:p>
          </table:table-cell>
          <table:table-cell office:value-type="float" office:value="106811" calcext:value-type="float">
            <text:p>106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8:334 </text:p>
          </table:table-cell>
          <table:table-cell office:value-type="float" office:value="106758" calcext:value-type="float">
            <text:p>106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8:381 </text:p>
          </table:table-cell>
          <table:table-cell office:value-type="float" office:value="106776" calcext:value-type="float">
            <text:p>106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8:465 </text:p>
          </table:table-cell>
          <table:table-cell office:value-type="float" office:value="106802" calcext:value-type="float">
            <text:p>106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8:559 </text:p>
          </table:table-cell>
          <table:table-cell office:value-type="float" office:value="106834" calcext:value-type="float">
            <text:p>106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8:654 </text:p>
          </table:table-cell>
          <table:table-cell office:value-type="float" office:value="106898" calcext:value-type="float">
            <text:p>106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8:701 </text:p>
          </table:table-cell>
          <table:table-cell office:value-type="float" office:value="106955" calcext:value-type="float">
            <text:p>106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8:795 </text:p>
          </table:table-cell>
          <table:table-cell office:value-type="float" office:value="107008" calcext:value-type="float">
            <text:p>107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8:889 </text:p>
          </table:table-cell>
          <table:table-cell office:value-type="float" office:value="107057" calcext:value-type="float">
            <text:p>107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8:936 </text:p>
          </table:table-cell>
          <table:table-cell office:value-type="float" office:value="107108" calcext:value-type="float">
            <text:p>107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9:030 </text:p>
          </table:table-cell>
          <table:table-cell office:value-type="float" office:value="107120" calcext:value-type="float">
            <text:p>107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9:124 </text:p>
          </table:table-cell>
          <table:table-cell office:value-type="float" office:value="106908" calcext:value-type="float">
            <text:p>106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9:171 </text:p>
          </table:table-cell>
          <table:table-cell office:value-type="float" office:value="106835" calcext:value-type="float">
            <text:p>106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9:265 </text:p>
          </table:table-cell>
          <table:table-cell office:value-type="float" office:value="106856" calcext:value-type="float">
            <text:p>106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9:360 </text:p>
          </table:table-cell>
          <table:table-cell office:value-type="float" office:value="106896" calcext:value-type="float">
            <text:p>106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9:407 </text:p>
          </table:table-cell>
          <table:table-cell office:value-type="float" office:value="106933" calcext:value-type="float">
            <text:p>106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9:502 </text:p>
          </table:table-cell>
          <table:table-cell office:value-type="float" office:value="106993" calcext:value-type="float">
            <text:p>106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9:595 </text:p>
          </table:table-cell>
          <table:table-cell office:value-type="float" office:value="107064" calcext:value-type="float">
            <text:p>107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9:689 </text:p>
          </table:table-cell>
          <table:table-cell office:value-type="float" office:value="107126" calcext:value-type="float">
            <text:p>107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9:737 </text:p>
          </table:table-cell>
          <table:table-cell office:value-type="float" office:value="107177" calcext:value-type="float">
            <text:p>107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9:831 </text:p>
          </table:table-cell>
          <table:table-cell office:value-type="float" office:value="107242" calcext:value-type="float">
            <text:p>107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9:925 </text:p>
          </table:table-cell>
          <table:table-cell office:value-type="float" office:value="107284" calcext:value-type="float">
            <text:p>107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5:59:972 </text:p>
          </table:table-cell>
          <table:table-cell office:value-type="float" office:value="107108" calcext:value-type="float">
            <text:p>107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0:067 </text:p>
          </table:table-cell>
          <table:table-cell office:value-type="float" office:value="107034" calcext:value-type="float">
            <text:p>107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0:161 </text:p>
          </table:table-cell>
          <table:table-cell office:value-type="float" office:value="107072" calcext:value-type="float">
            <text:p>107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0:209 </text:p>
          </table:table-cell>
          <table:table-cell office:value-type="float" office:value="107097" calcext:value-type="float">
            <text:p>107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0:303 </text:p>
          </table:table-cell>
          <table:table-cell office:value-type="float" office:value="107090" calcext:value-type="float">
            <text:p>1070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0:397 </text:p>
          </table:table-cell>
          <table:table-cell office:value-type="float" office:value="107137" calcext:value-type="float">
            <text:p>107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0:445 </text:p>
          </table:table-cell>
          <table:table-cell office:value-type="float" office:value="107186" calcext:value-type="float">
            <text:p>107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0:528 </text:p>
          </table:table-cell>
          <table:table-cell office:value-type="float" office:value="107226" calcext:value-type="float">
            <text:p>107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0:623 </text:p>
          </table:table-cell>
          <table:table-cell office:value-type="float" office:value="107263" calcext:value-type="float">
            <text:p>107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0:717 </text:p>
          </table:table-cell>
          <table:table-cell office:value-type="float" office:value="107320" calcext:value-type="float">
            <text:p>107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0:764 </text:p>
          </table:table-cell>
          <table:table-cell office:value-type="float" office:value="107305" calcext:value-type="float">
            <text:p>107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0:858 </text:p>
          </table:table-cell>
          <table:table-cell office:value-type="float" office:value="107107" calcext:value-type="float">
            <text:p>107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0:952 </text:p>
          </table:table-cell>
          <table:table-cell office:value-type="float" office:value="107080" calcext:value-type="float">
            <text:p>1070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1:000 </text:p>
          </table:table-cell>
          <table:table-cell office:value-type="float" office:value="107123" calcext:value-type="float">
            <text:p>107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1:094 </text:p>
          </table:table-cell>
          <table:table-cell office:value-type="float" office:value="107169" calcext:value-type="float">
            <text:p>107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1:188 </text:p>
          </table:table-cell>
          <table:table-cell office:value-type="float" office:value="107208" calcext:value-type="float">
            <text:p>107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1:283 </text:p>
          </table:table-cell>
          <table:table-cell office:value-type="float" office:value="107295" calcext:value-type="float">
            <text:p>107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1:330 </text:p>
          </table:table-cell>
          <table:table-cell office:value-type="float" office:value="107368" calcext:value-type="float">
            <text:p>107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1:425 </text:p>
          </table:table-cell>
          <table:table-cell office:value-type="float" office:value="107433" calcext:value-type="float">
            <text:p>107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1:519 </text:p>
          </table:table-cell>
          <table:table-cell office:value-type="float" office:value="107501" calcext:value-type="float">
            <text:p>107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:06:01:566 </text:p>
          </table:table-cell>
          <table:table-cell office:value-type="float" office:value="107570" calcext:value-type="float">
            <text:p>10757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1:32:34.83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6T11:33:24.544000000</dc:date>
    <meta:editing-duration>PT15M34S</meta:editing-duration>
    <meta:editing-cycles>2</meta:editing-cycles>
    <meta:generator>LibreOffice/7.3.0.3$Windows_X86_64 LibreOffice_project/0f246aa12d0eee4a0f7adcefbf7c878fc2238db3</meta:generator>
    <meta:document-statistic meta:table-count="1" meta:cell-count="181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5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5pt" style:font-size-asian="9pt" style:font-size-complex="9pt"/>
    </style:style>
    <style:style style:name="ch8" style:family="chart" style:data-style-name="N0">
      <style:chart-properties chart:display-label="true" chart:logarithmic="false" chart:minimum="106000" chart:origin="0" chart:interval-major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5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0.545cm" svg:height="26.417cm" xlink:href=".." xlink:type="simple" chart:class="chart:line" chart:style-name="ch1">
        <chart:title svg:x="23.824cm" svg:y="0.664cm" chart:style-name="ch2">
          <text:p>Valore IR</text:p>
        </chart:title>
        <chart:subtitle svg:x="19.832cm" svg:y="2.274cm" chart:style-name="ch3">
          <text:p>Dato grezzo prodotto dal sensore MAX30102</text:p>
        </chart:subtitle>
        <chart:legend chart:legend-position="end" svg:x="47.016cm" svg:y="12.806cm" style:legend-expansion="high" chart:style-name="ch4"/>
        <chart:plot-area chart:style-name="ch5" table:cell-range-address="valopreIr.A1:valopreIr.A1576 valopreIr.B1:valopreIr.B903" chart:data-source-has-labels="both" svg:x="2.372cm" svg:y="3.713cm" svg:width="43.634cm" svg:height="20.844cm">
          <chart:coordinate-region svg:x="3.982cm" svg:y="3.713cm" svg:width="42.024cm" svg:height="18.595cm"/>
          <chart:axis chart:dimension="x" chart:name="primary-x" chart:style-name="ch6" chartooo:axis-type="auto">
            <chartooo:date-scale/>
            <chart:title svg:x="21.998cm" svg:y="25.086cm" chart:style-name="ch7">
              <text:p>Time(HH:MM:SS)</text:p>
            </chart:title>
            <chart:categories table:cell-range-address="valopreIr.A1:valopreIr.A1576"/>
          </chart:axis>
          <chart:axis chart:dimension="y" chart:name="primary-y" chart:style-name="ch8">
            <chart:title svg:x="0.451cm" svg:y="14.918cm" chart:style-name="ch9">
              <text:p>Value</text:p>
            </chart:title>
            <chart:grid chart:style-name="ch10" chart:class="major"/>
          </chart:axis>
          <chart:series chart:style-name="ch11" chart:values-cell-range-address="valopreIr.B1:valopreIr.B903" loext:label-string="valore_ir" chart:class="chart:line">
            <chart:data-point chart:repeated="90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e_ir</text:p>
              </table:table-cell>
            </table:table-row>
          </table:table-header-rows>
          <table:table-rows>
            <table:table-row>
              <table:table-cell office:value-type="string">
                <text:p>10:04:49:764 </text:p>
                <draw:g>
                  <svg:desc>valopreIr.A1:valopreIr.A1576</svg:desc>
                </draw:g>
              </table:table-cell>
              <table:table-cell office:value-type="float" office:value="107873">
                <text:p>107873</text:p>
                <draw:g>
                  <svg:desc>valopreIr.B1:valopreIr.B903</svg:desc>
                </draw:g>
              </table:table-cell>
            </table:table-row>
            <table:table-row>
              <table:table-cell office:value-type="string">
                <text:p>10:04:49:844 </text:p>
              </table:table-cell>
              <table:table-cell office:value-type="float" office:value="107873">
                <text:p>107873</text:p>
              </table:table-cell>
            </table:table-row>
            <table:table-row>
              <table:table-cell office:value-type="string">
                <text:p>10:04:49:938 </text:p>
              </table:table-cell>
              <table:table-cell office:value-type="float" office:value="107923">
                <text:p>107923</text:p>
              </table:table-cell>
            </table:table-row>
            <table:table-row>
              <table:table-cell office:value-type="string">
                <text:p>10:04:50:033 </text:p>
              </table:table-cell>
              <table:table-cell office:value-type="float" office:value="107959">
                <text:p>107959</text:p>
              </table:table-cell>
            </table:table-row>
            <table:table-row>
              <table:table-cell office:value-type="string">
                <text:p>10:04:50:080 </text:p>
              </table:table-cell>
              <table:table-cell office:value-type="float" office:value="107985">
                <text:p>107985</text:p>
              </table:table-cell>
            </table:table-row>
            <table:table-row>
              <table:table-cell office:value-type="string">
                <text:p>10:04:50:174 </text:p>
              </table:table-cell>
              <table:table-cell office:value-type="float" office:value="108006">
                <text:p>108006</text:p>
              </table:table-cell>
            </table:table-row>
            <table:table-row>
              <table:table-cell office:value-type="string">
                <text:p>10:04:50:268 </text:p>
              </table:table-cell>
              <table:table-cell office:value-type="float" office:value="108021">
                <text:p>108021</text:p>
              </table:table-cell>
            </table:table-row>
            <table:table-row>
              <table:table-cell office:value-type="string">
                <text:p>10:04:50:314 </text:p>
              </table:table-cell>
              <table:table-cell office:value-type="float" office:value="107856">
                <text:p>107856</text:p>
              </table:table-cell>
            </table:table-row>
            <table:table-row>
              <table:table-cell office:value-type="string">
                <text:p>10:04:50:399 </text:p>
              </table:table-cell>
              <table:table-cell office:value-type="float" office:value="107813">
                <text:p>107813</text:p>
              </table:table-cell>
            </table:table-row>
            <table:table-row>
              <table:table-cell office:value-type="string">
                <text:p>10:04:50:494 </text:p>
              </table:table-cell>
              <table:table-cell office:value-type="float" office:value="107868">
                <text:p>107868</text:p>
              </table:table-cell>
            </table:table-row>
            <table:table-row>
              <table:table-cell office:value-type="string">
                <text:p>10:04:50:588 </text:p>
              </table:table-cell>
              <table:table-cell office:value-type="float" office:value="107879">
                <text:p>107879</text:p>
              </table:table-cell>
            </table:table-row>
            <table:table-row>
              <table:table-cell office:value-type="string">
                <text:p>10:04:50:636 </text:p>
              </table:table-cell>
              <table:table-cell office:value-type="float" office:value="107877">
                <text:p>107877</text:p>
              </table:table-cell>
            </table:table-row>
            <table:table-row>
              <table:table-cell office:value-type="string">
                <text:p>10:04:50:729 </text:p>
              </table:table-cell>
              <table:table-cell office:value-type="float" office:value="107915">
                <text:p>107915</text:p>
              </table:table-cell>
            </table:table-row>
            <table:table-row>
              <table:table-cell office:value-type="string">
                <text:p>10:04:50:824 </text:p>
              </table:table-cell>
              <table:table-cell office:value-type="float" office:value="107957">
                <text:p>107957</text:p>
              </table:table-cell>
            </table:table-row>
            <table:table-row>
              <table:table-cell office:value-type="string">
                <text:p>10:04:50:871 </text:p>
              </table:table-cell>
              <table:table-cell office:value-type="float" office:value="107987">
                <text:p>107987</text:p>
              </table:table-cell>
            </table:table-row>
            <table:table-row>
              <table:table-cell office:value-type="string">
                <text:p>10:04:50:966 </text:p>
              </table:table-cell>
              <table:table-cell office:value-type="float" office:value="107992">
                <text:p>107992</text:p>
              </table:table-cell>
            </table:table-row>
            <table:table-row>
              <table:table-cell office:value-type="string">
                <text:p>10:04:51:060 </text:p>
              </table:table-cell>
              <table:table-cell office:value-type="float" office:value="107891">
                <text:p>107891</text:p>
              </table:table-cell>
            </table:table-row>
            <table:table-row>
              <table:table-cell office:value-type="string">
                <text:p>10:04:51:107 </text:p>
              </table:table-cell>
              <table:table-cell office:value-type="float" office:value="107749">
                <text:p>107749</text:p>
              </table:table-cell>
            </table:table-row>
            <table:table-row>
              <table:table-cell office:value-type="string">
                <text:p>10:04:51:201 </text:p>
              </table:table-cell>
              <table:table-cell office:value-type="float" office:value="107767">
                <text:p>107767</text:p>
              </table:table-cell>
            </table:table-row>
            <table:table-row>
              <table:table-cell office:value-type="string">
                <text:p>10:04:51:295 </text:p>
              </table:table-cell>
              <table:table-cell office:value-type="float" office:value="107803">
                <text:p>107803</text:p>
              </table:table-cell>
            </table:table-row>
            <table:table-row>
              <table:table-cell office:value-type="string">
                <text:p>10:04:51:342 </text:p>
              </table:table-cell>
              <table:table-cell office:value-type="float" office:value="107798">
                <text:p>107798</text:p>
              </table:table-cell>
            </table:table-row>
            <table:table-row>
              <table:table-cell office:value-type="string">
                <text:p>10:04:51:436 </text:p>
              </table:table-cell>
              <table:table-cell office:value-type="float" office:value="107838">
                <text:p>107838</text:p>
              </table:table-cell>
            </table:table-row>
            <table:table-row>
              <table:table-cell office:value-type="string">
                <text:p>10:04:51:530 </text:p>
              </table:table-cell>
              <table:table-cell office:value-type="float" office:value="107882">
                <text:p>107882</text:p>
              </table:table-cell>
            </table:table-row>
            <table:table-row>
              <table:table-cell office:value-type="string">
                <text:p>10:04:51:624 </text:p>
              </table:table-cell>
              <table:table-cell office:value-type="float" office:value="107903">
                <text:p>107903</text:p>
              </table:table-cell>
            </table:table-row>
            <table:table-row>
              <table:table-cell office:value-type="string">
                <text:p>10:04:51:671 </text:p>
              </table:table-cell>
              <table:table-cell office:value-type="float" office:value="107900">
                <text:p>107900</text:p>
              </table:table-cell>
            </table:table-row>
            <table:table-row>
              <table:table-cell office:value-type="string">
                <text:p>10:04:51:765 </text:p>
              </table:table-cell>
              <table:table-cell office:value-type="float" office:value="107930">
                <text:p>107930</text:p>
              </table:table-cell>
            </table:table-row>
            <table:table-row>
              <table:table-cell office:value-type="string">
                <text:p>10:04:51:859 </text:p>
              </table:table-cell>
              <table:table-cell office:value-type="float" office:value="107751">
                <text:p>107751</text:p>
              </table:table-cell>
            </table:table-row>
            <table:table-row>
              <table:table-cell office:value-type="string">
                <text:p>10:04:51:906 </text:p>
              </table:table-cell>
              <table:table-cell office:value-type="float" office:value="107641">
                <text:p>107641</text:p>
              </table:table-cell>
            </table:table-row>
            <table:table-row>
              <table:table-cell office:value-type="string">
                <text:p>10:04:52:001 </text:p>
              </table:table-cell>
              <table:table-cell office:value-type="float" office:value="107661">
                <text:p>107661</text:p>
              </table:table-cell>
            </table:table-row>
            <table:table-row>
              <table:table-cell office:value-type="string">
                <text:p>10:04:52:095 </text:p>
              </table:table-cell>
              <table:table-cell office:value-type="float" office:value="107694">
                <text:p>107694</text:p>
              </table:table-cell>
            </table:table-row>
            <table:table-row>
              <table:table-cell office:value-type="string">
                <text:p>10:04:52:143 </text:p>
              </table:table-cell>
              <table:table-cell office:value-type="float" office:value="107684">
                <text:p>107684</text:p>
              </table:table-cell>
            </table:table-row>
            <table:table-row>
              <table:table-cell office:value-type="string">
                <text:p>10:04:52:236 </text:p>
              </table:table-cell>
              <table:table-cell office:value-type="float" office:value="107730">
                <text:p>107730</text:p>
              </table:table-cell>
            </table:table-row>
            <table:table-row>
              <table:table-cell office:value-type="string">
                <text:p>10:04:52:331 </text:p>
              </table:table-cell>
              <table:table-cell office:value-type="float" office:value="107775">
                <text:p>107775</text:p>
              </table:table-cell>
            </table:table-row>
            <table:table-row>
              <table:table-cell office:value-type="string">
                <text:p>10:04:52:378 </text:p>
              </table:table-cell>
              <table:table-cell office:value-type="float" office:value="107794">
                <text:p>107794</text:p>
              </table:table-cell>
            </table:table-row>
            <table:table-row>
              <table:table-cell office:value-type="string">
                <text:p>10:04:52:472 </text:p>
              </table:table-cell>
              <table:table-cell office:value-type="float" office:value="107793">
                <text:p>107793</text:p>
              </table:table-cell>
            </table:table-row>
            <table:table-row>
              <table:table-cell office:value-type="string">
                <text:p>10:04:52:566 </text:p>
              </table:table-cell>
              <table:table-cell office:value-type="float" office:value="107835">
                <text:p>107835</text:p>
              </table:table-cell>
            </table:table-row>
            <table:table-row>
              <table:table-cell office:value-type="string">
                <text:p>10:04:52:660 </text:p>
              </table:table-cell>
              <table:table-cell office:value-type="float" office:value="107807">
                <text:p>107807</text:p>
              </table:table-cell>
            </table:table-row>
            <table:table-row>
              <table:table-cell office:value-type="string">
                <text:p>10:04:52:707 </text:p>
              </table:table-cell>
              <table:table-cell office:value-type="float" office:value="107588">
                <text:p>107588</text:p>
              </table:table-cell>
            </table:table-row>
            <table:table-row>
              <table:table-cell office:value-type="string">
                <text:p>10:04:52:801 </text:p>
              </table:table-cell>
              <table:table-cell office:value-type="float" office:value="107589">
                <text:p>107589</text:p>
              </table:table-cell>
            </table:table-row>
            <table:table-row>
              <table:table-cell office:value-type="string">
                <text:p>10:04:52:896 </text:p>
              </table:table-cell>
              <table:table-cell office:value-type="float" office:value="107616">
                <text:p>107616</text:p>
              </table:table-cell>
            </table:table-row>
            <table:table-row>
              <table:table-cell office:value-type="string">
                <text:p>10:04:52:943 </text:p>
              </table:table-cell>
              <table:table-cell office:value-type="float" office:value="107640">
                <text:p>107640</text:p>
              </table:table-cell>
            </table:table-row>
            <table:table-row>
              <table:table-cell office:value-type="string">
                <text:p>10:04:53:037 </text:p>
              </table:table-cell>
              <table:table-cell office:value-type="float" office:value="107653">
                <text:p>107653</text:p>
              </table:table-cell>
            </table:table-row>
            <table:table-row>
              <table:table-cell office:value-type="string">
                <text:p>10:04:53:132 </text:p>
              </table:table-cell>
              <table:table-cell office:value-type="float" office:value="107712">
                <text:p>107712</text:p>
              </table:table-cell>
            </table:table-row>
            <table:table-row>
              <table:table-cell office:value-type="string">
                <text:p>10:04:53:179 </text:p>
              </table:table-cell>
              <table:table-cell office:value-type="float" office:value="107741">
                <text:p>107741</text:p>
              </table:table-cell>
            </table:table-row>
            <table:table-row>
              <table:table-cell office:value-type="string">
                <text:p>10:04:53:264 </text:p>
              </table:table-cell>
              <table:table-cell office:value-type="float" office:value="107771">
                <text:p>107771</text:p>
              </table:table-cell>
            </table:table-row>
            <table:table-row>
              <table:table-cell office:value-type="string">
                <text:p>10:04:53:358 </text:p>
              </table:table-cell>
              <table:table-cell office:value-type="float" office:value="107794">
                <text:p>107794</text:p>
              </table:table-cell>
            </table:table-row>
            <table:table-row>
              <table:table-cell office:value-type="string">
                <text:p>10:04:53:452 </text:p>
              </table:table-cell>
              <table:table-cell office:value-type="float" office:value="107835">
                <text:p>107835</text:p>
              </table:table-cell>
            </table:table-row>
            <table:table-row>
              <table:table-cell office:value-type="string">
                <text:p>10:04:53:499 </text:p>
              </table:table-cell>
              <table:table-cell office:value-type="float" office:value="107844">
                <text:p>107844</text:p>
              </table:table-cell>
            </table:table-row>
            <table:table-row>
              <table:table-cell office:value-type="string">
                <text:p>10:04:53:593 </text:p>
              </table:table-cell>
              <table:table-cell office:value-type="float" office:value="107617">
                <text:p>107617</text:p>
              </table:table-cell>
            </table:table-row>
            <table:table-row>
              <table:table-cell office:value-type="string">
                <text:p>10:04:53:687 </text:p>
              </table:table-cell>
              <table:table-cell office:value-type="float" office:value="107618">
                <text:p>107618</text:p>
              </table:table-cell>
            </table:table-row>
            <table:table-row>
              <table:table-cell office:value-type="string">
                <text:p>10:04:53:734 </text:p>
              </table:table-cell>
              <table:table-cell office:value-type="float" office:value="107660">
                <text:p>107660</text:p>
              </table:table-cell>
            </table:table-row>
            <table:table-row>
              <table:table-cell office:value-type="string">
                <text:p>10:04:53:828 </text:p>
              </table:table-cell>
              <table:table-cell office:value-type="float" office:value="107675">
                <text:p>107675</text:p>
              </table:table-cell>
            </table:table-row>
            <table:table-row>
              <table:table-cell office:value-type="string">
                <text:p>10:04:53:922 </text:p>
              </table:table-cell>
              <table:table-cell office:value-type="float" office:value="107691">
                <text:p>107691</text:p>
              </table:table-cell>
            </table:table-row>
            <table:table-row>
              <table:table-cell office:value-type="string">
                <text:p>10:04:53:970 </text:p>
              </table:table-cell>
              <table:table-cell office:value-type="float" office:value="107747">
                <text:p>107747</text:p>
              </table:table-cell>
            </table:table-row>
            <table:table-row>
              <table:table-cell office:value-type="string">
                <text:p>10:04:54:064 </text:p>
              </table:table-cell>
              <table:table-cell office:value-type="float" office:value="107790">
                <text:p>107790</text:p>
              </table:table-cell>
            </table:table-row>
            <table:table-row>
              <table:table-cell office:value-type="string">
                <text:p>10:04:54:157 </text:p>
              </table:table-cell>
              <table:table-cell office:value-type="float" office:value="107816">
                <text:p>107816</text:p>
              </table:table-cell>
            </table:table-row>
            <table:table-row>
              <table:table-cell office:value-type="string">
                <text:p>10:04:54:252 </text:p>
              </table:table-cell>
              <table:table-cell office:value-type="float" office:value="107841">
                <text:p>107841</text:p>
              </table:table-cell>
            </table:table-row>
            <table:table-row>
              <table:table-cell office:value-type="string">
                <text:p>10:04:54:299 </text:p>
              </table:table-cell>
              <table:table-cell office:value-type="float" office:value="107861">
                <text:p>107861</text:p>
              </table:table-cell>
            </table:table-row>
            <table:table-row>
              <table:table-cell office:value-type="string">
                <text:p>10:04:54:393 </text:p>
              </table:table-cell>
              <table:table-cell office:value-type="float" office:value="107808">
                <text:p>107808</text:p>
              </table:table-cell>
            </table:table-row>
            <table:table-row>
              <table:table-cell office:value-type="string">
                <text:p>10:04:54:487 </text:p>
              </table:table-cell>
              <table:table-cell office:value-type="float" office:value="107617">
                <text:p>107617</text:p>
              </table:table-cell>
            </table:table-row>
            <table:table-row>
              <table:table-cell office:value-type="string">
                <text:p>10:04:54:534 </text:p>
              </table:table-cell>
              <table:table-cell office:value-type="float" office:value="107682">
                <text:p>107682</text:p>
              </table:table-cell>
            </table:table-row>
            <table:table-row>
              <table:table-cell office:value-type="string">
                <text:p>10:04:54:629 </text:p>
              </table:table-cell>
              <table:table-cell office:value-type="float" office:value="107720">
                <text:p>107720</text:p>
              </table:table-cell>
            </table:table-row>
            <table:table-row>
              <table:table-cell office:value-type="string">
                <text:p>10:04:54:723 </text:p>
              </table:table-cell>
              <table:table-cell office:value-type="float" office:value="107708">
                <text:p>107708</text:p>
              </table:table-cell>
            </table:table-row>
            <table:table-row>
              <table:table-cell office:value-type="string">
                <text:p>10:04:54:770 </text:p>
              </table:table-cell>
              <table:table-cell office:value-type="float" office:value="107738">
                <text:p>107738</text:p>
              </table:table-cell>
            </table:table-row>
            <table:table-row>
              <table:table-cell office:value-type="string">
                <text:p>10:04:54:864 </text:p>
              </table:table-cell>
              <table:table-cell office:value-type="float" office:value="107792">
                <text:p>107792</text:p>
              </table:table-cell>
            </table:table-row>
            <table:table-row>
              <table:table-cell office:value-type="string">
                <text:p>10:04:54:959 </text:p>
              </table:table-cell>
              <table:table-cell office:value-type="float" office:value="107817">
                <text:p>107817</text:p>
              </table:table-cell>
            </table:table-row>
            <table:table-row>
              <table:table-cell office:value-type="string">
                <text:p>10:04:55:005 </text:p>
              </table:table-cell>
              <table:table-cell office:value-type="float" office:value="107836">
                <text:p>107836</text:p>
              </table:table-cell>
            </table:table-row>
            <table:table-row>
              <table:table-cell office:value-type="string">
                <text:p>10:04:55:099 </text:p>
              </table:table-cell>
              <table:table-cell office:value-type="float" office:value="107861">
                <text:p>107861</text:p>
              </table:table-cell>
            </table:table-row>
            <table:table-row>
              <table:table-cell office:value-type="string">
                <text:p>10:04:55:180 </text:p>
              </table:table-cell>
              <table:table-cell office:value-type="float" office:value="107878">
                <text:p>107878</text:p>
              </table:table-cell>
            </table:table-row>
            <table:table-row>
              <table:table-cell office:value-type="string">
                <text:p>10:04:55:273 </text:p>
              </table:table-cell>
              <table:table-cell office:value-type="float" office:value="107649">
                <text:p>107649</text:p>
              </table:table-cell>
            </table:table-row>
            <table:table-row>
              <table:table-cell office:value-type="string">
                <text:p>10:04:55:367 </text:p>
              </table:table-cell>
              <table:table-cell office:value-type="float" office:value="107630">
                <text:p>107630</text:p>
              </table:table-cell>
            </table:table-row>
            <table:table-row>
              <table:table-cell office:value-type="string">
                <text:p>10:04:55:414 </text:p>
              </table:table-cell>
              <table:table-cell office:value-type="float" office:value="107681">
                <text:p>107681</text:p>
              </table:table-cell>
            </table:table-row>
            <table:table-row>
              <table:table-cell office:value-type="string">
                <text:p>10:04:55:508 </text:p>
              </table:table-cell>
              <table:table-cell office:value-type="float" office:value="107721">
                <text:p>107721</text:p>
              </table:table-cell>
            </table:table-row>
            <table:table-row>
              <table:table-cell office:value-type="string">
                <text:p>10:04:55:602 </text:p>
              </table:table-cell>
              <table:table-cell office:value-type="float" office:value="107724">
                <text:p>107724</text:p>
              </table:table-cell>
            </table:table-row>
            <table:table-row>
              <table:table-cell office:value-type="string">
                <text:p>10:04:55:649 </text:p>
              </table:table-cell>
              <table:table-cell office:value-type="float" office:value="107767">
                <text:p>107767</text:p>
              </table:table-cell>
            </table:table-row>
            <table:table-row>
              <table:table-cell office:value-type="string">
                <text:p>10:04:55:743 </text:p>
              </table:table-cell>
              <table:table-cell office:value-type="float" office:value="107810">
                <text:p>107810</text:p>
              </table:table-cell>
            </table:table-row>
            <table:table-row>
              <table:table-cell office:value-type="string">
                <text:p>10:04:55:838 </text:p>
              </table:table-cell>
              <table:table-cell office:value-type="float" office:value="107841">
                <text:p>107841</text:p>
              </table:table-cell>
            </table:table-row>
            <table:table-row>
              <table:table-cell office:value-type="string">
                <text:p>10:04:55:885 </text:p>
              </table:table-cell>
              <table:table-cell office:value-type="float" office:value="107860">
                <text:p>107860</text:p>
              </table:table-cell>
            </table:table-row>
            <table:table-row>
              <table:table-cell office:value-type="string">
                <text:p>10:04:55:979 </text:p>
              </table:table-cell>
              <table:table-cell office:value-type="float" office:value="107888">
                <text:p>107888</text:p>
              </table:table-cell>
            </table:table-row>
            <table:table-row>
              <table:table-cell office:value-type="string">
                <text:p>10:04:56:073 </text:p>
              </table:table-cell>
              <table:table-cell office:value-type="float" office:value="107864">
                <text:p>107864</text:p>
              </table:table-cell>
            </table:table-row>
            <table:table-row>
              <table:table-cell office:value-type="string">
                <text:p>10:04:56:120 </text:p>
              </table:table-cell>
              <table:table-cell office:value-type="float" office:value="107621">
                <text:p>107621</text:p>
              </table:table-cell>
            </table:table-row>
            <table:table-row>
              <table:table-cell office:value-type="string">
                <text:p>10:04:56:214 </text:p>
              </table:table-cell>
              <table:table-cell office:value-type="float" office:value="107641">
                <text:p>107641</text:p>
              </table:table-cell>
            </table:table-row>
            <table:table-row>
              <table:table-cell office:value-type="string">
                <text:p>10:04:56:308 </text:p>
              </table:table-cell>
              <table:table-cell office:value-type="float" office:value="107674">
                <text:p>107674</text:p>
              </table:table-cell>
            </table:table-row>
            <table:table-row>
              <table:table-cell office:value-type="string">
                <text:p>10:04:56:402 </text:p>
              </table:table-cell>
              <table:table-cell office:value-type="float" office:value="107695">
                <text:p>107695</text:p>
              </table:table-cell>
            </table:table-row>
            <table:table-row>
              <table:table-cell office:value-type="string">
                <text:p>10:04:56:450 </text:p>
              </table:table-cell>
              <table:table-cell office:value-type="float" office:value="107702">
                <text:p>107702</text:p>
              </table:table-cell>
            </table:table-row>
            <table:table-row>
              <table:table-cell office:value-type="string">
                <text:p>10:04:56:543 </text:p>
              </table:table-cell>
              <table:table-cell office:value-type="float" office:value="107756">
                <text:p>107756</text:p>
              </table:table-cell>
            </table:table-row>
            <table:table-row>
              <table:table-cell office:value-type="string">
                <text:p>10:04:56:638 </text:p>
              </table:table-cell>
              <table:table-cell office:value-type="float" office:value="107789">
                <text:p>107789</text:p>
              </table:table-cell>
            </table:table-row>
            <table:table-row>
              <table:table-cell office:value-type="string">
                <text:p>10:04:56:685 </text:p>
              </table:table-cell>
              <table:table-cell office:value-type="float" office:value="107821">
                <text:p>107821</text:p>
              </table:table-cell>
            </table:table-row>
            <table:table-row>
              <table:table-cell office:value-type="string">
                <text:p>10:04:56:779 </text:p>
              </table:table-cell>
              <table:table-cell office:value-type="float" office:value="107839">
                <text:p>107839</text:p>
              </table:table-cell>
            </table:table-row>
            <table:table-row>
              <table:table-cell office:value-type="string">
                <text:p>10:04:56:861 </text:p>
              </table:table-cell>
              <table:table-cell office:value-type="float" office:value="107867">
                <text:p>107867</text:p>
              </table:table-cell>
            </table:table-row>
            <table:table-row>
              <table:table-cell office:value-type="string">
                <text:p>10:04:56:955 </text:p>
              </table:table-cell>
              <table:table-cell office:value-type="float" office:value="107881">
                <text:p>107881</text:p>
              </table:table-cell>
            </table:table-row>
            <table:table-row>
              <table:table-cell office:value-type="string">
                <text:p>10:04:57:003 </text:p>
              </table:table-cell>
              <table:table-cell office:value-type="float" office:value="107674">
                <text:p>107674</text:p>
              </table:table-cell>
            </table:table-row>
            <table:table-row>
              <table:table-cell office:value-type="string">
                <text:p>10:04:57:097 </text:p>
              </table:table-cell>
              <table:table-cell office:value-type="float" office:value="107613">
                <text:p>107613</text:p>
              </table:table-cell>
            </table:table-row>
            <table:table-row>
              <table:table-cell office:value-type="string">
                <text:p>10:04:57:191 </text:p>
              </table:table-cell>
              <table:table-cell office:value-type="float" office:value="107650">
                <text:p>107650</text:p>
              </table:table-cell>
            </table:table-row>
            <table:table-row>
              <table:table-cell office:value-type="string">
                <text:p>10:04:57:238 </text:p>
              </table:table-cell>
              <table:table-cell office:value-type="float" office:value="107677">
                <text:p>107677</text:p>
              </table:table-cell>
            </table:table-row>
            <table:table-row>
              <table:table-cell office:value-type="string">
                <text:p>10:04:57:333 </text:p>
              </table:table-cell>
              <table:table-cell office:value-type="float" office:value="107676">
                <text:p>107676</text:p>
              </table:table-cell>
            </table:table-row>
            <table:table-row>
              <table:table-cell office:value-type="string">
                <text:p>10:04:57:427 </text:p>
              </table:table-cell>
              <table:table-cell office:value-type="float" office:value="107726">
                <text:p>107726</text:p>
              </table:table-cell>
            </table:table-row>
            <table:table-row>
              <table:table-cell office:value-type="string">
                <text:p>10:04:57:475 </text:p>
              </table:table-cell>
              <table:table-cell office:value-type="float" office:value="107767">
                <text:p>107767</text:p>
              </table:table-cell>
            </table:table-row>
            <table:table-row>
              <table:table-cell office:value-type="string">
                <text:p>10:04:57:569 </text:p>
              </table:table-cell>
              <table:table-cell office:value-type="float" office:value="107800">
                <text:p>107800</text:p>
              </table:table-cell>
            </table:table-row>
            <table:table-row>
              <table:table-cell office:value-type="string">
                <text:p>10:04:57:663 </text:p>
              </table:table-cell>
              <table:table-cell office:value-type="float" office:value="107816">
                <text:p>107816</text:p>
              </table:table-cell>
            </table:table-row>
            <table:table-row>
              <table:table-cell office:value-type="string">
                <text:p>10:04:57:710 </text:p>
              </table:table-cell>
              <table:table-cell office:value-type="float" office:value="107840">
                <text:p>107840</text:p>
              </table:table-cell>
            </table:table-row>
            <table:table-row>
              <table:table-cell office:value-type="string">
                <text:p>10:04:57:804 </text:p>
              </table:table-cell>
              <table:table-cell office:value-type="float" office:value="107863">
                <text:p>107863</text:p>
              </table:table-cell>
            </table:table-row>
            <table:table-row>
              <table:table-cell office:value-type="string">
                <text:p>10:04:57:897 </text:p>
              </table:table-cell>
              <table:table-cell office:value-type="float" office:value="107771">
                <text:p>107771</text:p>
              </table:table-cell>
            </table:table-row>
            <table:table-row>
              <table:table-cell office:value-type="string">
                <text:p>10:04:57:992 </text:p>
              </table:table-cell>
              <table:table-cell office:value-type="float" office:value="107588">
                <text:p>107588</text:p>
              </table:table-cell>
            </table:table-row>
            <table:table-row>
              <table:table-cell office:value-type="string">
                <text:p>10:04:58:039 </text:p>
              </table:table-cell>
              <table:table-cell office:value-type="float" office:value="107631">
                <text:p>107631</text:p>
              </table:table-cell>
            </table:table-row>
            <table:table-row>
              <table:table-cell office:value-type="string">
                <text:p>10:04:58:133 </text:p>
              </table:table-cell>
              <table:table-cell office:value-type="float" office:value="107663">
                <text:p>107663</text:p>
              </table:table-cell>
            </table:table-row>
            <table:table-row>
              <table:table-cell office:value-type="string">
                <text:p>10:04:58:228 </text:p>
              </table:table-cell>
              <table:table-cell office:value-type="float" office:value="107674">
                <text:p>107674</text:p>
              </table:table-cell>
            </table:table-row>
            <table:table-row>
              <table:table-cell office:value-type="string">
                <text:p>10:04:58:273 </text:p>
              </table:table-cell>
              <table:table-cell office:value-type="float" office:value="107704">
                <text:p>107704</text:p>
              </table:table-cell>
            </table:table-row>
            <table:table-row>
              <table:table-cell office:value-type="string">
                <text:p>10:04:58:367 </text:p>
              </table:table-cell>
              <table:table-cell office:value-type="float" office:value="107765">
                <text:p>107765</text:p>
              </table:table-cell>
            </table:table-row>
            <table:table-row>
              <table:table-cell office:value-type="string">
                <text:p>10:04:58:461 </text:p>
              </table:table-cell>
              <table:table-cell office:value-type="float" office:value="107797">
                <text:p>107797</text:p>
              </table:table-cell>
            </table:table-row>
            <table:table-row>
              <table:table-cell office:value-type="string">
                <text:p>10:04:58:508 </text:p>
              </table:table-cell>
              <table:table-cell office:value-type="float" office:value="107834">
                <text:p>107834</text:p>
              </table:table-cell>
            </table:table-row>
            <table:table-row>
              <table:table-cell office:value-type="string">
                <text:p>10:04:58:602 </text:p>
              </table:table-cell>
              <table:table-cell office:value-type="float" office:value="107863">
                <text:p>107863</text:p>
              </table:table-cell>
            </table:table-row>
            <table:table-row>
              <table:table-cell office:value-type="string">
                <text:p>10:04:58:697 </text:p>
              </table:table-cell>
              <table:table-cell office:value-type="float" office:value="107876">
                <text:p>107876</text:p>
              </table:table-cell>
            </table:table-row>
            <table:table-row>
              <table:table-cell office:value-type="string">
                <text:p>10:04:58:744 </text:p>
              </table:table-cell>
              <table:table-cell office:value-type="float" office:value="107804">
                <text:p>107804</text:p>
              </table:table-cell>
            </table:table-row>
            <table:table-row>
              <table:table-cell office:value-type="string">
                <text:p>10:04:58:838 </text:p>
              </table:table-cell>
              <table:table-cell office:value-type="float" office:value="107645">
                <text:p>107645</text:p>
              </table:table-cell>
            </table:table-row>
            <table:table-row>
              <table:table-cell office:value-type="string">
                <text:p>10:04:58:931 </text:p>
              </table:table-cell>
              <table:table-cell office:value-type="float" office:value="107709">
                <text:p>107709</text:p>
              </table:table-cell>
            </table:table-row>
            <table:table-row>
              <table:table-cell office:value-type="string">
                <text:p>10:04:59:026 </text:p>
              </table:table-cell>
              <table:table-cell office:value-type="float" office:value="107750">
                <text:p>107750</text:p>
              </table:table-cell>
            </table:table-row>
            <table:table-row>
              <table:table-cell office:value-type="string">
                <text:p>10:04:59:073 </text:p>
              </table:table-cell>
              <table:table-cell office:value-type="float" office:value="107741">
                <text:p>107741</text:p>
              </table:table-cell>
            </table:table-row>
            <table:table-row>
              <table:table-cell office:value-type="string">
                <text:p>10:04:59:167 </text:p>
              </table:table-cell>
              <table:table-cell office:value-type="float" office:value="107774">
                <text:p>107774</text:p>
              </table:table-cell>
            </table:table-row>
            <table:table-row>
              <table:table-cell office:value-type="string">
                <text:p>10:04:59:262 </text:p>
              </table:table-cell>
              <table:table-cell office:value-type="float" office:value="107816">
                <text:p>107816</text:p>
              </table:table-cell>
            </table:table-row>
            <table:table-row>
              <table:table-cell office:value-type="string">
                <text:p>10:04:59:309 </text:p>
              </table:table-cell>
              <table:table-cell office:value-type="float" office:value="107839">
                <text:p>107839</text:p>
              </table:table-cell>
            </table:table-row>
            <table:table-row>
              <table:table-cell office:value-type="string">
                <text:p>10:04:59:403 </text:p>
              </table:table-cell>
              <table:table-cell office:value-type="float" office:value="107859">
                <text:p>107859</text:p>
              </table:table-cell>
            </table:table-row>
            <table:table-row>
              <table:table-cell office:value-type="string">
                <text:p>10:04:59:497 </text:p>
              </table:table-cell>
              <table:table-cell office:value-type="float" office:value="107878">
                <text:p>107878</text:p>
              </table:table-cell>
            </table:table-row>
            <table:table-row>
              <table:table-cell office:value-type="string">
                <text:p>10:04:59:544 </text:p>
              </table:table-cell>
              <table:table-cell office:value-type="float" office:value="107828">
                <text:p>107828</text:p>
              </table:table-cell>
            </table:table-row>
            <table:table-row>
              <table:table-cell office:value-type="string">
                <text:p>10:04:59:638 </text:p>
              </table:table-cell>
              <table:table-cell office:value-type="float" office:value="107611">
                <text:p>107611</text:p>
              </table:table-cell>
            </table:table-row>
            <table:table-row>
              <table:table-cell office:value-type="string">
                <text:p>10:04:59:732 </text:p>
              </table:table-cell>
              <table:table-cell office:value-type="float" office:value="107649">
                <text:p>107649</text:p>
              </table:table-cell>
            </table:table-row>
            <table:table-row>
              <table:table-cell office:value-type="string">
                <text:p>10:04:59:780 </text:p>
              </table:table-cell>
              <table:table-cell office:value-type="float" office:value="107693">
                <text:p>107693</text:p>
              </table:table-cell>
            </table:table-row>
            <table:table-row>
              <table:table-cell office:value-type="string">
                <text:p>10:04:59:874 </text:p>
              </table:table-cell>
              <table:table-cell office:value-type="float" office:value="107699">
                <text:p>107699</text:p>
              </table:table-cell>
            </table:table-row>
            <table:table-row>
              <table:table-cell office:value-type="string">
                <text:p>10:04:59:968 </text:p>
              </table:table-cell>
              <table:table-cell office:value-type="float" office:value="107718">
                <text:p>107718</text:p>
              </table:table-cell>
            </table:table-row>
            <table:table-row>
              <table:table-cell office:value-type="string">
                <text:p>10:05:00:063 </text:p>
              </table:table-cell>
              <table:table-cell office:value-type="float" office:value="107764">
                <text:p>107764</text:p>
              </table:table-cell>
            </table:table-row>
            <table:table-row>
              <table:table-cell office:value-type="string">
                <text:p>10:05:00:110 </text:p>
              </table:table-cell>
              <table:table-cell office:value-type="float" office:value="107795">
                <text:p>107795</text:p>
              </table:table-cell>
            </table:table-row>
            <table:table-row>
              <table:table-cell office:value-type="string">
                <text:p>10:05:00:204 </text:p>
              </table:table-cell>
              <table:table-cell office:value-type="float" office:value="107810">
                <text:p>107810</text:p>
              </table:table-cell>
            </table:table-row>
            <table:table-row>
              <table:table-cell office:value-type="string">
                <text:p>10:05:00:298 </text:p>
              </table:table-cell>
              <table:table-cell office:value-type="float" office:value="107833">
                <text:p>107833</text:p>
              </table:table-cell>
            </table:table-row>
            <table:table-row>
              <table:table-cell office:value-type="string">
                <text:p>10:05:00:345 </text:p>
              </table:table-cell>
              <table:table-cell office:value-type="float" office:value="107830">
                <text:p>107830</text:p>
              </table:table-cell>
            </table:table-row>
            <table:table-row>
              <table:table-cell office:value-type="string">
                <text:p>10:05:00:439 </text:p>
              </table:table-cell>
              <table:table-cell office:value-type="float" office:value="107596">
                <text:p>107596</text:p>
              </table:table-cell>
            </table:table-row>
            <table:table-row>
              <table:table-cell office:value-type="string">
                <text:p>10:05:00:534 </text:p>
              </table:table-cell>
              <table:table-cell office:value-type="float" office:value="107585">
                <text:p>107585</text:p>
              </table:table-cell>
            </table:table-row>
            <table:table-row>
              <table:table-cell office:value-type="string">
                <text:p>10:05:00:582 </text:p>
              </table:table-cell>
              <table:table-cell office:value-type="float" office:value="107607">
                <text:p>107607</text:p>
              </table:table-cell>
            </table:table-row>
            <table:table-row>
              <table:table-cell office:value-type="string">
                <text:p>10:05:00:676 </text:p>
              </table:table-cell>
              <table:table-cell office:value-type="float" office:value="107639">
                <text:p>107639</text:p>
              </table:table-cell>
            </table:table-row>
            <table:table-row>
              <table:table-cell office:value-type="string">
                <text:p>10:05:00:770 </text:p>
              </table:table-cell>
              <table:table-cell office:value-type="float" office:value="107634">
                <text:p>107634</text:p>
              </table:table-cell>
            </table:table-row>
            <table:table-row>
              <table:table-cell office:value-type="string">
                <text:p>10:05:00:818 </text:p>
              </table:table-cell>
              <table:table-cell office:value-type="float" office:value="107681">
                <text:p>107681</text:p>
              </table:table-cell>
            </table:table-row>
            <table:table-row>
              <table:table-cell office:value-type="string">
                <text:p>10:05:00:912 </text:p>
              </table:table-cell>
              <table:table-cell office:value-type="float" office:value="107718">
                <text:p>107718</text:p>
              </table:table-cell>
            </table:table-row>
            <table:table-row>
              <table:table-cell office:value-type="string">
                <text:p>10:05:01:007 </text:p>
              </table:table-cell>
              <table:table-cell office:value-type="float" office:value="107736">
                <text:p>107736</text:p>
              </table:table-cell>
            </table:table-row>
            <table:table-row>
              <table:table-cell office:value-type="string">
                <text:p>10:05:01:054 </text:p>
              </table:table-cell>
              <table:table-cell office:value-type="float" office:value="107750">
                <text:p>107750</text:p>
              </table:table-cell>
            </table:table-row>
            <table:table-row>
              <table:table-cell office:value-type="string">
                <text:p>10:05:01:148 </text:p>
              </table:table-cell>
              <table:table-cell office:value-type="float" office:value="107776">
                <text:p>107776</text:p>
              </table:table-cell>
            </table:table-row>
            <table:table-row>
              <table:table-cell office:value-type="string">
                <text:p>10:05:01:242 </text:p>
              </table:table-cell>
              <table:table-cell office:value-type="float" office:value="107673">
                <text:p>107673</text:p>
              </table:table-cell>
            </table:table-row>
            <table:table-row>
              <table:table-cell office:value-type="string">
                <text:p>10:05:01:336 </text:p>
              </table:table-cell>
              <table:table-cell office:value-type="float" office:value="107520">
                <text:p>107520</text:p>
              </table:table-cell>
            </table:table-row>
            <table:table-row>
              <table:table-cell office:value-type="string">
                <text:p>10:05:01:384 </text:p>
              </table:table-cell>
              <table:table-cell office:value-type="float" office:value="107546">
                <text:p>107546</text:p>
              </table:table-cell>
            </table:table-row>
            <table:table-row>
              <table:table-cell office:value-type="string">
                <text:p>10:05:01:479 </text:p>
              </table:table-cell>
              <table:table-cell office:value-type="float" office:value="107565">
                <text:p>107565</text:p>
              </table:table-cell>
            </table:table-row>
            <table:table-row>
              <table:table-cell office:value-type="string">
                <text:p>10:05:01:573 </text:p>
              </table:table-cell>
              <table:table-cell office:value-type="float" office:value="107570">
                <text:p>107570</text:p>
              </table:table-cell>
            </table:table-row>
            <table:table-row>
              <table:table-cell office:value-type="string">
                <text:p>10:05:01:620 </text:p>
              </table:table-cell>
              <table:table-cell office:value-type="float" office:value="107602">
                <text:p>107602</text:p>
              </table:table-cell>
            </table:table-row>
            <table:table-row>
              <table:table-cell office:value-type="string">
                <text:p>10:05:01:714 </text:p>
              </table:table-cell>
              <table:table-cell office:value-type="float" office:value="107651">
                <text:p>107651</text:p>
              </table:table-cell>
            </table:table-row>
            <table:table-row>
              <table:table-cell office:value-type="string">
                <text:p>10:05:01:809 </text:p>
              </table:table-cell>
              <table:table-cell office:value-type="float" office:value="107681">
                <text:p>107681</text:p>
              </table:table-cell>
            </table:table-row>
            <table:table-row>
              <table:table-cell office:value-type="string">
                <text:p>10:05:01:856 </text:p>
              </table:table-cell>
              <table:table-cell office:value-type="float" office:value="107706">
                <text:p>107706</text:p>
              </table:table-cell>
            </table:table-row>
            <table:table-row>
              <table:table-cell office:value-type="string">
                <text:p>10:05:01:950 </text:p>
              </table:table-cell>
              <table:table-cell office:value-type="float" office:value="107742">
                <text:p>107742</text:p>
              </table:table-cell>
            </table:table-row>
            <table:table-row>
              <table:table-cell office:value-type="string">
                <text:p>10:05:02:046 </text:p>
              </table:table-cell>
              <table:table-cell office:value-type="float" office:value="107755">
                <text:p>107755</text:p>
              </table:table-cell>
            </table:table-row>
            <table:table-row>
              <table:table-cell office:value-type="string">
                <text:p>10:05:02:093 </text:p>
              </table:table-cell>
              <table:table-cell office:value-type="float" office:value="107563">
                <text:p>107563</text:p>
              </table:table-cell>
            </table:table-row>
            <table:table-row>
              <table:table-cell office:value-type="string">
                <text:p>10:05:02:187 </text:p>
              </table:table-cell>
              <table:table-cell office:value-type="float" office:value="107536">
                <text:p>107536</text:p>
              </table:table-cell>
            </table:table-row>
            <table:table-row>
              <table:table-cell office:value-type="string">
                <text:p>10:05:02:282 </text:p>
              </table:table-cell>
              <table:table-cell office:value-type="float" office:value="107564">
                <text:p>107564</text:p>
              </table:table-cell>
            </table:table-row>
            <table:table-row>
              <table:table-cell office:value-type="string">
                <text:p>10:05:02:329 </text:p>
              </table:table-cell>
              <table:table-cell office:value-type="float" office:value="107581">
                <text:p>107581</text:p>
              </table:table-cell>
            </table:table-row>
            <table:table-row>
              <table:table-cell office:value-type="string">
                <text:p>10:05:02:423 </text:p>
              </table:table-cell>
              <table:table-cell office:value-type="float" office:value="107584">
                <text:p>107584</text:p>
              </table:table-cell>
            </table:table-row>
            <table:table-row>
              <table:table-cell office:value-type="string">
                <text:p>10:05:02:517 </text:p>
              </table:table-cell>
              <table:table-cell office:value-type="float" office:value="107630">
                <text:p>107630</text:p>
              </table:table-cell>
            </table:table-row>
            <table:table-row>
              <table:table-cell office:value-type="string">
                <text:p>10:05:02:612 </text:p>
              </table:table-cell>
              <table:table-cell office:value-type="float" office:value="107666">
                <text:p>107666</text:p>
              </table:table-cell>
            </table:table-row>
            <table:table-row>
              <table:table-cell office:value-type="string">
                <text:p>10:05:02:659 </text:p>
              </table:table-cell>
              <table:table-cell office:value-type="float" office:value="107693">
                <text:p>107693</text:p>
              </table:table-cell>
            </table:table-row>
            <table:table-row>
              <table:table-cell office:value-type="string">
                <text:p>10:05:02:754 </text:p>
              </table:table-cell>
              <table:table-cell office:value-type="float" office:value="107720">
                <text:p>107720</text:p>
              </table:table-cell>
            </table:table-row>
            <table:table-row>
              <table:table-cell office:value-type="string">
                <text:p>10:05:02:847 </text:p>
              </table:table-cell>
              <table:table-cell office:value-type="float" office:value="107726">
                <text:p>107726</text:p>
              </table:table-cell>
            </table:table-row>
            <table:table-row>
              <table:table-cell office:value-type="string">
                <text:p>10:05:02:894 </text:p>
              </table:table-cell>
              <table:table-cell office:value-type="float" office:value="107558">
                <text:p>107558</text:p>
              </table:table-cell>
            </table:table-row>
            <table:table-row>
              <table:table-cell office:value-type="string">
                <text:p>10:05:02:988 </text:p>
              </table:table-cell>
              <table:table-cell office:value-type="float" office:value="107475">
                <text:p>107475</text:p>
              </table:table-cell>
            </table:table-row>
            <table:table-row>
              <table:table-cell office:value-type="string">
                <text:p>10:05:03:082 </text:p>
              </table:table-cell>
              <table:table-cell office:value-type="float" office:value="107491">
                <text:p>107491</text:p>
              </table:table-cell>
            </table:table-row>
            <table:table-row>
              <table:table-cell office:value-type="string">
                <text:p>10:05:03:129 </text:p>
              </table:table-cell>
              <table:table-cell office:value-type="float" office:value="107524">
                <text:p>107524</text:p>
              </table:table-cell>
            </table:table-row>
            <table:table-row>
              <table:table-cell office:value-type="string">
                <text:p>10:05:03:224 </text:p>
              </table:table-cell>
              <table:table-cell office:value-type="float" office:value="107527">
                <text:p>107527</text:p>
              </table:table-cell>
            </table:table-row>
            <table:table-row>
              <table:table-cell office:value-type="string">
                <text:p>10:05:03:318 </text:p>
              </table:table-cell>
              <table:table-cell office:value-type="float" office:value="107576">
                <text:p>107576</text:p>
              </table:table-cell>
            </table:table-row>
            <table:table-row>
              <table:table-cell office:value-type="string">
                <text:p>10:05:03:366 </text:p>
              </table:table-cell>
              <table:table-cell office:value-type="float" office:value="107618">
                <text:p>107618</text:p>
              </table:table-cell>
            </table:table-row>
            <table:table-row>
              <table:table-cell office:value-type="string">
                <text:p>10:05:03:459 </text:p>
              </table:table-cell>
              <table:table-cell office:value-type="float" office:value="107638">
                <text:p>107638</text:p>
              </table:table-cell>
            </table:table-row>
            <table:table-row>
              <table:table-cell office:value-type="string">
                <text:p>10:05:03:554 </text:p>
              </table:table-cell>
              <table:table-cell office:value-type="float" office:value="107661">
                <text:p>107661</text:p>
              </table:table-cell>
            </table:table-row>
            <table:table-row>
              <table:table-cell office:value-type="string">
                <text:p>10:05:03:601 </text:p>
              </table:table-cell>
              <table:table-cell office:value-type="float" office:value="107702">
                <text:p>107702</text:p>
              </table:table-cell>
            </table:table-row>
            <table:table-row>
              <table:table-cell office:value-type="string">
                <text:p>10:05:03:695 </text:p>
              </table:table-cell>
              <table:table-cell office:value-type="float" office:value="107682">
                <text:p>107682</text:p>
              </table:table-cell>
            </table:table-row>
            <table:table-row>
              <table:table-cell office:value-type="string">
                <text:p>10:05:03:789 </text:p>
              </table:table-cell>
              <table:table-cell office:value-type="float" office:value="107471">
                <text:p>107471</text:p>
              </table:table-cell>
            </table:table-row>
            <table:table-row>
              <table:table-cell office:value-type="string">
                <text:p>10:05:03:883 </text:p>
              </table:table-cell>
              <table:table-cell office:value-type="float" office:value="107461">
                <text:p>107461</text:p>
              </table:table-cell>
            </table:table-row>
            <table:table-row>
              <table:table-cell office:value-type="string">
                <text:p>10:05:03:930 </text:p>
              </table:table-cell>
              <table:table-cell office:value-type="float" office:value="107486">
                <text:p>107486</text:p>
              </table:table-cell>
            </table:table-row>
            <table:table-row>
              <table:table-cell office:value-type="string">
                <text:p>10:05:04:024 </text:p>
              </table:table-cell>
              <table:table-cell office:value-type="float" office:value="107509">
                <text:p>107509</text:p>
              </table:table-cell>
            </table:table-row>
            <table:table-row>
              <table:table-cell office:value-type="string">
                <text:p>10:05:04:118 </text:p>
              </table:table-cell>
              <table:table-cell office:value-type="float" office:value="107515">
                <text:p>107515</text:p>
              </table:table-cell>
            </table:table-row>
            <table:table-row>
              <table:table-cell office:value-type="string">
                <text:p>10:05:04:165 </text:p>
              </table:table-cell>
              <table:table-cell office:value-type="float" office:value="107568">
                <text:p>107568</text:p>
              </table:table-cell>
            </table:table-row>
            <table:table-row>
              <table:table-cell office:value-type="string">
                <text:p>10:05:04:259 </text:p>
              </table:table-cell>
              <table:table-cell office:value-type="float" office:value="107610">
                <text:p>107610</text:p>
              </table:table-cell>
            </table:table-row>
            <table:table-row>
              <table:table-cell office:value-type="string">
                <text:p>10:05:04:354 </text:p>
              </table:table-cell>
              <table:table-cell office:value-type="float" office:value="107634">
                <text:p>107634</text:p>
              </table:table-cell>
            </table:table-row>
            <table:table-row>
              <table:table-cell office:value-type="string">
                <text:p>10:05:04:401 </text:p>
              </table:table-cell>
              <table:table-cell office:value-type="float" office:value="107673">
                <text:p>107673</text:p>
              </table:table-cell>
            </table:table-row>
            <table:table-row>
              <table:table-cell office:value-type="string">
                <text:p>10:05:04:495 </text:p>
              </table:table-cell>
              <table:table-cell office:value-type="float" office:value="107723">
                <text:p>107723</text:p>
              </table:table-cell>
            </table:table-row>
            <table:table-row>
              <table:table-cell office:value-type="string">
                <text:p>10:05:04:589 </text:p>
              </table:table-cell>
              <table:table-cell office:value-type="float" office:value="107729">
                <text:p>107729</text:p>
              </table:table-cell>
            </table:table-row>
            <table:table-row>
              <table:table-cell office:value-type="string">
                <text:p>10:05:04:636 </text:p>
              </table:table-cell>
              <table:table-cell office:value-type="float" office:value="107505">
                <text:p>107505</text:p>
              </table:table-cell>
            </table:table-row>
            <table:table-row>
              <table:table-cell office:value-type="string">
                <text:p>10:05:04:720 </text:p>
              </table:table-cell>
              <table:table-cell office:value-type="float" office:value="107467">
                <text:p>107467</text:p>
              </table:table-cell>
            </table:table-row>
            <table:table-row>
              <table:table-cell office:value-type="string">
                <text:p>10:05:04:815 </text:p>
              </table:table-cell>
              <table:table-cell office:value-type="float" office:value="107507">
                <text:p>107507</text:p>
              </table:table-cell>
            </table:table-row>
            <table:table-row>
              <table:table-cell office:value-type="string">
                <text:p>10:05:04:909 </text:p>
              </table:table-cell>
              <table:table-cell office:value-type="float" office:value="107527">
                <text:p>107527</text:p>
              </table:table-cell>
            </table:table-row>
            <table:table-row>
              <table:table-cell office:value-type="string">
                <text:p>10:05:04:956 </text:p>
              </table:table-cell>
              <table:table-cell office:value-type="float" office:value="107537">
                <text:p>107537</text:p>
              </table:table-cell>
            </table:table-row>
            <table:table-row>
              <table:table-cell office:value-type="string">
                <text:p>10:05:05:050 </text:p>
              </table:table-cell>
              <table:table-cell office:value-type="float" office:value="107591">
                <text:p>107591</text:p>
              </table:table-cell>
            </table:table-row>
            <table:table-row>
              <table:table-cell office:value-type="string">
                <text:p>10:05:05:144 </text:p>
              </table:table-cell>
              <table:table-cell office:value-type="float" office:value="107634">
                <text:p>107634</text:p>
              </table:table-cell>
            </table:table-row>
            <table:table-row>
              <table:table-cell office:value-type="string">
                <text:p>10:05:05:192 </text:p>
              </table:table-cell>
              <table:table-cell office:value-type="float" office:value="107669">
                <text:p>107669</text:p>
              </table:table-cell>
            </table:table-row>
            <table:table-row>
              <table:table-cell office:value-type="string">
                <text:p>10:05:05:286 </text:p>
              </table:table-cell>
              <table:table-cell office:value-type="float" office:value="107710">
                <text:p>107710</text:p>
              </table:table-cell>
            </table:table-row>
            <table:table-row>
              <table:table-cell office:value-type="string">
                <text:p>10:05:05:370 </text:p>
              </table:table-cell>
              <table:table-cell office:value-type="float" office:value="107740">
                <text:p>107740</text:p>
              </table:table-cell>
            </table:table-row>
            <table:table-row>
              <table:table-cell office:value-type="string">
                <text:p>10:05:05:464 </text:p>
              </table:table-cell>
              <table:table-cell office:value-type="float" office:value="107772">
                <text:p>107772</text:p>
              </table:table-cell>
            </table:table-row>
            <table:table-row>
              <table:table-cell office:value-type="string">
                <text:p>10:05:05:511 </text:p>
              </table:table-cell>
              <table:table-cell office:value-type="float" office:value="107606">
                <text:p>107606</text:p>
              </table:table-cell>
            </table:table-row>
            <table:table-row>
              <table:table-cell office:value-type="string">
                <text:p>10:05:05:606 </text:p>
              </table:table-cell>
              <table:table-cell office:value-type="float" office:value="107514">
                <text:p>107514</text:p>
              </table:table-cell>
            </table:table-row>
            <table:table-row>
              <table:table-cell office:value-type="string">
                <text:p>10:05:05:700 </text:p>
              </table:table-cell>
              <table:table-cell office:value-type="float" office:value="107558">
                <text:p>107558</text:p>
              </table:table-cell>
            </table:table-row>
            <table:table-row>
              <table:table-cell office:value-type="string">
                <text:p>10:05:05:794 </text:p>
              </table:table-cell>
              <table:table-cell office:value-type="float" office:value="107576">
                <text:p>107576</text:p>
              </table:table-cell>
            </table:table-row>
            <table:table-row>
              <table:table-cell office:value-type="string">
                <text:p>10:05:05:842 </text:p>
              </table:table-cell>
              <table:table-cell office:value-type="float" office:value="107572">
                <text:p>107572</text:p>
              </table:table-cell>
            </table:table-row>
            <table:table-row>
              <table:table-cell office:value-type="string">
                <text:p>10:05:05:936 </text:p>
              </table:table-cell>
              <table:table-cell office:value-type="float" office:value="107619">
                <text:p>107619</text:p>
              </table:table-cell>
            </table:table-row>
            <table:table-row>
              <table:table-cell office:value-type="string">
                <text:p>10:05:06:030 </text:p>
              </table:table-cell>
              <table:table-cell office:value-type="float" office:value="107675">
                <text:p>107675</text:p>
              </table:table-cell>
            </table:table-row>
            <table:table-row>
              <table:table-cell office:value-type="string">
                <text:p>10:05:06:078 </text:p>
              </table:table-cell>
              <table:table-cell office:value-type="float" office:value="107698">
                <text:p>107698</text:p>
              </table:table-cell>
            </table:table-row>
            <table:table-row>
              <table:table-cell office:value-type="string">
                <text:p>10:05:06:172 </text:p>
              </table:table-cell>
              <table:table-cell office:value-type="float" office:value="107696">
                <text:p>107696</text:p>
              </table:table-cell>
            </table:table-row>
            <table:table-row>
              <table:table-cell office:value-type="string">
                <text:p>10:05:06:266 </text:p>
              </table:table-cell>
              <table:table-cell office:value-type="float" office:value="107717">
                <text:p>107717</text:p>
              </table:table-cell>
            </table:table-row>
            <table:table-row>
              <table:table-cell office:value-type="string">
                <text:p>10:05:06:313 </text:p>
              </table:table-cell>
              <table:table-cell office:value-type="float" office:value="107656">
                <text:p>107656</text:p>
              </table:table-cell>
            </table:table-row>
            <table:table-row>
              <table:table-cell office:value-type="string">
                <text:p>10:05:06:407 </text:p>
              </table:table-cell>
              <table:table-cell office:value-type="float" office:value="107473">
                <text:p>107473</text:p>
              </table:table-cell>
            </table:table-row>
            <table:table-row>
              <table:table-cell office:value-type="string">
                <text:p>10:05:06:501 </text:p>
              </table:table-cell>
              <table:table-cell office:value-type="float" office:value="107502">
                <text:p>107502</text:p>
              </table:table-cell>
            </table:table-row>
            <table:table-row>
              <table:table-cell office:value-type="string">
                <text:p>10:05:06:548 </text:p>
              </table:table-cell>
              <table:table-cell office:value-type="float" office:value="107540">
                <text:p>107540</text:p>
              </table:table-cell>
            </table:table-row>
            <table:table-row>
              <table:table-cell office:value-type="string">
                <text:p>10:05:06:642 </text:p>
              </table:table-cell>
              <table:table-cell office:value-type="float" office:value="107542">
                <text:p>107542</text:p>
              </table:table-cell>
            </table:table-row>
            <table:table-row>
              <table:table-cell office:value-type="string">
                <text:p>10:05:06:736 </text:p>
              </table:table-cell>
              <table:table-cell office:value-type="float" office:value="107561">
                <text:p>107561</text:p>
              </table:table-cell>
            </table:table-row>
            <table:table-row>
              <table:table-cell office:value-type="string">
                <text:p>10:05:06:783 </text:p>
              </table:table-cell>
              <table:table-cell office:value-type="float" office:value="107608">
                <text:p>107608</text:p>
              </table:table-cell>
            </table:table-row>
            <table:table-row>
              <table:table-cell office:value-type="string">
                <text:p>10:05:06:878 </text:p>
              </table:table-cell>
              <table:table-cell office:value-type="float" office:value="107618">
                <text:p>107618</text:p>
              </table:table-cell>
            </table:table-row>
            <table:table-row>
              <table:table-cell office:value-type="string">
                <text:p>10:05:06:972 </text:p>
              </table:table-cell>
              <table:table-cell office:value-type="float" office:value="107641">
                <text:p>107641</text:p>
              </table:table-cell>
            </table:table-row>
            <table:table-row>
              <table:table-cell office:value-type="string">
                <text:p>10:05:07:067 </text:p>
              </table:table-cell>
              <table:table-cell office:value-type="float" office:value="107664">
                <text:p>107664</text:p>
              </table:table-cell>
            </table:table-row>
            <table:table-row>
              <table:table-cell office:value-type="string">
                <text:p>10:05:07:114 </text:p>
              </table:table-cell>
              <table:table-cell office:value-type="float" office:value="107643">
                <text:p>107643</text:p>
              </table:table-cell>
            </table:table-row>
            <table:table-row>
              <table:table-cell office:value-type="string">
                <text:p>10:05:07:208 </text:p>
              </table:table-cell>
              <table:table-cell office:value-type="float" office:value="107436">
                <text:p>107436</text:p>
              </table:table-cell>
            </table:table-row>
            <table:table-row>
              <table:table-cell office:value-type="string">
                <text:p>10:05:07:302 </text:p>
              </table:table-cell>
              <table:table-cell office:value-type="float" office:value="107425">
                <text:p>107425</text:p>
              </table:table-cell>
            </table:table-row>
            <table:table-row>
              <table:table-cell office:value-type="string">
                <text:p>10:05:07:349 </text:p>
              </table:table-cell>
              <table:table-cell office:value-type="float" office:value="107454">
                <text:p>107454</text:p>
              </table:table-cell>
            </table:table-row>
            <table:table-row>
              <table:table-cell office:value-type="string">
                <text:p>10:05:07:444 </text:p>
              </table:table-cell>
              <table:table-cell office:value-type="float" office:value="107481">
                <text:p>107481</text:p>
              </table:table-cell>
            </table:table-row>
            <table:table-row>
              <table:table-cell office:value-type="string">
                <text:p>10:05:07:538 </text:p>
              </table:table-cell>
              <table:table-cell office:value-type="float" office:value="107498">
                <text:p>107498</text:p>
              </table:table-cell>
            </table:table-row>
            <table:table-row>
              <table:table-cell office:value-type="string">
                <text:p>10:05:07:585 </text:p>
              </table:table-cell>
              <table:table-cell office:value-type="float" office:value="107541">
                <text:p>107541</text:p>
              </table:table-cell>
            </table:table-row>
            <table:table-row>
              <table:table-cell office:value-type="string">
                <text:p>10:05:07:680 </text:p>
              </table:table-cell>
              <table:table-cell office:value-type="float" office:value="107596">
                <text:p>107596</text:p>
              </table:table-cell>
            </table:table-row>
            <table:table-row>
              <table:table-cell office:value-type="string">
                <text:p>10:05:07:774 </text:p>
              </table:table-cell>
              <table:table-cell office:value-type="float" office:value="107627">
                <text:p>107627</text:p>
              </table:table-cell>
            </table:table-row>
            <table:table-row>
              <table:table-cell office:value-type="string">
                <text:p>10:05:07:821 </text:p>
              </table:table-cell>
              <table:table-cell office:value-type="float" office:value="107665">
                <text:p>107665</text:p>
              </table:table-cell>
            </table:table-row>
            <table:table-row>
              <table:table-cell office:value-type="string">
                <text:p>10:05:07:915 </text:p>
              </table:table-cell>
              <table:table-cell office:value-type="float" office:value="107683">
                <text:p>107683</text:p>
              </table:table-cell>
            </table:table-row>
            <table:table-row>
              <table:table-cell office:value-type="string">
                <text:p>10:05:08:009 </text:p>
              </table:table-cell>
              <table:table-cell office:value-type="float" office:value="107470">
                <text:p>107470</text:p>
              </table:table-cell>
            </table:table-row>
            <table:table-row>
              <table:table-cell office:value-type="string">
                <text:p>10:05:08:103 </text:p>
              </table:table-cell>
              <table:table-cell office:value-type="float" office:value="107425">
                <text:p>107425</text:p>
              </table:table-cell>
            </table:table-row>
            <table:table-row>
              <table:table-cell office:value-type="string">
                <text:p>10:05:08:150 </text:p>
              </table:table-cell>
              <table:table-cell office:value-type="float" office:value="107453">
                <text:p>107453</text:p>
              </table:table-cell>
            </table:table-row>
            <table:table-row>
              <table:table-cell office:value-type="string">
                <text:p>10:05:08:237 </text:p>
              </table:table-cell>
              <table:table-cell office:value-type="float" office:value="107482">
                <text:p>107482</text:p>
              </table:table-cell>
            </table:table-row>
            <table:table-row>
              <table:table-cell office:value-type="string">
                <text:p>10:05:08:332 </text:p>
              </table:table-cell>
              <table:table-cell office:value-type="float" office:value="107480">
                <text:p>107480</text:p>
              </table:table-cell>
            </table:table-row>
            <table:table-row>
              <table:table-cell office:value-type="string">
                <text:p>10:05:08:379 </text:p>
              </table:table-cell>
              <table:table-cell office:value-type="float" office:value="107535">
                <text:p>107535</text:p>
              </table:table-cell>
            </table:table-row>
            <table:table-row>
              <table:table-cell office:value-type="string">
                <text:p>10:05:08:473 </text:p>
              </table:table-cell>
              <table:table-cell office:value-type="float" office:value="107570">
                <text:p>107570</text:p>
              </table:table-cell>
            </table:table-row>
            <table:table-row>
              <table:table-cell office:value-type="string">
                <text:p>10:05:08:567 </text:p>
              </table:table-cell>
              <table:table-cell office:value-type="float" office:value="107600">
                <text:p>107600</text:p>
              </table:table-cell>
            </table:table-row>
            <table:table-row>
              <table:table-cell office:value-type="string">
                <text:p>10:05:08:662 </text:p>
              </table:table-cell>
              <table:table-cell office:value-type="float" office:value="107621">
                <text:p>107621</text:p>
              </table:table-cell>
            </table:table-row>
            <table:table-row>
              <table:table-cell office:value-type="string">
                <text:p>10:05:08:709 </text:p>
              </table:table-cell>
              <table:table-cell office:value-type="float" office:value="107578">
                <text:p>107578</text:p>
              </table:table-cell>
            </table:table-row>
            <table:table-row>
              <table:table-cell office:value-type="string">
                <text:p>10:05:08:803 </text:p>
              </table:table-cell>
              <table:table-cell office:value-type="float" office:value="107394">
                <text:p>107394</text:p>
              </table:table-cell>
            </table:table-row>
            <table:table-row>
              <table:table-cell office:value-type="string">
                <text:p>10:05:08:898 </text:p>
              </table:table-cell>
              <table:table-cell office:value-type="float" office:value="107420">
                <text:p>107420</text:p>
              </table:table-cell>
            </table:table-row>
            <table:table-row>
              <table:table-cell office:value-type="string">
                <text:p>10:05:08:944 </text:p>
              </table:table-cell>
              <table:table-cell office:value-type="float" office:value="107454">
                <text:p>107454</text:p>
              </table:table-cell>
            </table:table-row>
            <table:table-row>
              <table:table-cell office:value-type="string">
                <text:p>10:05:09:039 </text:p>
              </table:table-cell>
              <table:table-cell office:value-type="float" office:value="107438">
                <text:p>107438</text:p>
              </table:table-cell>
            </table:table-row>
            <table:table-row>
              <table:table-cell office:value-type="string">
                <text:p>10:05:09:133 </text:p>
              </table:table-cell>
              <table:table-cell office:value-type="float" office:value="107467">
                <text:p>107467</text:p>
              </table:table-cell>
            </table:table-row>
            <table:table-row>
              <table:table-cell office:value-type="string">
                <text:p>10:05:09:180 </text:p>
              </table:table-cell>
              <table:table-cell office:value-type="float" office:value="107512">
                <text:p>107512</text:p>
              </table:table-cell>
            </table:table-row>
            <table:table-row>
              <table:table-cell office:value-type="string">
                <text:p>10:05:09:274 </text:p>
              </table:table-cell>
              <table:table-cell office:value-type="float" office:value="107534">
                <text:p>107534</text:p>
              </table:table-cell>
            </table:table-row>
            <table:table-row>
              <table:table-cell office:value-type="string">
                <text:p>10:05:09:368 </text:p>
              </table:table-cell>
              <table:table-cell office:value-type="float" office:value="107554">
                <text:p>107554</text:p>
              </table:table-cell>
            </table:table-row>
            <table:table-row>
              <table:table-cell office:value-type="string">
                <text:p>10:05:09:415 </text:p>
              </table:table-cell>
              <table:table-cell office:value-type="float" office:value="107518">
                <text:p>107518</text:p>
              </table:table-cell>
            </table:table-row>
            <table:table-row>
              <table:table-cell office:value-type="string">
                <text:p>10:05:09:509 </text:p>
              </table:table-cell>
              <table:table-cell office:value-type="float" office:value="107348">
                <text:p>107348</text:p>
              </table:table-cell>
            </table:table-row>
            <table:table-row>
              <table:table-cell office:value-type="string">
                <text:p>10:05:09:604 </text:p>
              </table:table-cell>
              <table:table-cell office:value-type="float" office:value="107374">
                <text:p>107374</text:p>
              </table:table-cell>
            </table:table-row>
            <table:table-row>
              <table:table-cell office:value-type="string">
                <text:p>10:05:09:651 </text:p>
              </table:table-cell>
              <table:table-cell office:value-type="float" office:value="107411">
                <text:p>107411</text:p>
              </table:table-cell>
            </table:table-row>
            <table:table-row>
              <table:table-cell office:value-type="string">
                <text:p>10:05:09:745 </text:p>
              </table:table-cell>
              <table:table-cell office:value-type="float" office:value="107414">
                <text:p>107414</text:p>
              </table:table-cell>
            </table:table-row>
            <table:table-row>
              <table:table-cell office:value-type="string">
                <text:p>10:05:09:839 </text:p>
              </table:table-cell>
              <table:table-cell office:value-type="float" office:value="107434">
                <text:p>107434</text:p>
              </table:table-cell>
            </table:table-row>
            <table:table-row>
              <table:table-cell office:value-type="string">
                <text:p>10:05:09:934 </text:p>
              </table:table-cell>
              <table:table-cell office:value-type="float" office:value="107481">
                <text:p>107481</text:p>
              </table:table-cell>
            </table:table-row>
            <table:table-row>
              <table:table-cell office:value-type="string">
                <text:p>10:05:09:981 </text:p>
              </table:table-cell>
              <table:table-cell office:value-type="float" office:value="107512">
                <text:p>107512</text:p>
              </table:table-cell>
            </table:table-row>
            <table:table-row>
              <table:table-cell office:value-type="string">
                <text:p>10:05:10:076 </text:p>
              </table:table-cell>
              <table:table-cell office:value-type="float" office:value="107530">
                <text:p>107530</text:p>
              </table:table-cell>
            </table:table-row>
            <table:table-row>
              <table:table-cell office:value-type="string">
                <text:p>10:05:10:170 </text:p>
              </table:table-cell>
              <table:table-cell office:value-type="float" office:value="107547">
                <text:p>107547</text:p>
              </table:table-cell>
            </table:table-row>
            <table:table-row>
              <table:table-cell office:value-type="string">
                <text:p>10:05:10:218 </text:p>
              </table:table-cell>
              <table:table-cell office:value-type="float" office:value="107340">
                <text:p>107340</text:p>
              </table:table-cell>
            </table:table-row>
            <table:table-row>
              <table:table-cell office:value-type="string">
                <text:p>10:05:10:312 </text:p>
              </table:table-cell>
              <table:table-cell office:value-type="float" office:value="107287">
                <text:p>107287</text:p>
              </table:table-cell>
            </table:table-row>
            <table:table-row>
              <table:table-cell office:value-type="string">
                <text:p>10:05:10:396 </text:p>
              </table:table-cell>
              <table:table-cell office:value-type="float" office:value="107306">
                <text:p>107306</text:p>
              </table:table-cell>
            </table:table-row>
            <table:table-row>
              <table:table-cell office:value-type="string">
                <text:p>10:05:10:491 </text:p>
              </table:table-cell>
              <table:table-cell office:value-type="float" office:value="107324">
                <text:p>107324</text:p>
              </table:table-cell>
            </table:table-row>
            <table:table-row>
              <table:table-cell office:value-type="string">
                <text:p>10:05:10:538 </text:p>
              </table:table-cell>
              <table:table-cell office:value-type="float" office:value="107315">
                <text:p>107315</text:p>
              </table:table-cell>
            </table:table-row>
            <table:table-row>
              <table:table-cell office:value-type="string">
                <text:p>10:05:10:632 </text:p>
              </table:table-cell>
              <table:table-cell office:value-type="float" office:value="107335">
                <text:p>107335</text:p>
              </table:table-cell>
            </table:table-row>
            <table:table-row>
              <table:table-cell office:value-type="string">
                <text:p>10:05:10:727 </text:p>
              </table:table-cell>
              <table:table-cell office:value-type="float" office:value="107372">
                <text:p>107372</text:p>
              </table:table-cell>
            </table:table-row>
            <table:table-row>
              <table:table-cell office:value-type="string">
                <text:p>10:05:10:774 </text:p>
              </table:table-cell>
              <table:table-cell office:value-type="float" office:value="107399">
                <text:p>107399</text:p>
              </table:table-cell>
            </table:table-row>
            <table:table-row>
              <table:table-cell office:value-type="string">
                <text:p>10:05:10:868 </text:p>
              </table:table-cell>
              <table:table-cell office:value-type="float" office:value="107426">
                <text:p>107426</text:p>
              </table:table-cell>
            </table:table-row>
            <table:table-row>
              <table:table-cell office:value-type="string">
                <text:p>10:05:10:962 </text:p>
              </table:table-cell>
              <table:table-cell office:value-type="float" office:value="107461">
                <text:p>107461</text:p>
              </table:table-cell>
            </table:table-row>
            <table:table-row>
              <table:table-cell office:value-type="string">
                <text:p>10:05:11:009 </text:p>
              </table:table-cell>
              <table:table-cell office:value-type="float" office:value="107292">
                <text:p>107292</text:p>
              </table:table-cell>
            </table:table-row>
            <table:table-row>
              <table:table-cell office:value-type="string">
                <text:p>10:05:11:104 </text:p>
              </table:table-cell>
              <table:table-cell office:value-type="float" office:value="107211">
                <text:p>107211</text:p>
              </table:table-cell>
            </table:table-row>
            <table:table-row>
              <table:table-cell office:value-type="string">
                <text:p>10:05:11:198 </text:p>
              </table:table-cell>
              <table:table-cell office:value-type="float" office:value="107212">
                <text:p>107212</text:p>
              </table:table-cell>
            </table:table-row>
            <table:table-row>
              <table:table-cell office:value-type="string">
                <text:p>10:05:11:245 </text:p>
              </table:table-cell>
              <table:table-cell office:value-type="float" office:value="107240">
                <text:p>107240</text:p>
              </table:table-cell>
            </table:table-row>
            <table:table-row>
              <table:table-cell office:value-type="string">
                <text:p>10:05:11:339 </text:p>
              </table:table-cell>
              <table:table-cell office:value-type="float" office:value="107236">
                <text:p>107236</text:p>
              </table:table-cell>
            </table:table-row>
            <table:table-row>
              <table:table-cell office:value-type="string">
                <text:p>10:05:11:433 </text:p>
              </table:table-cell>
              <table:table-cell office:value-type="float" office:value="107281">
                <text:p>107281</text:p>
              </table:table-cell>
            </table:table-row>
            <table:table-row>
              <table:table-cell office:value-type="string">
                <text:p>10:05:11:528 </text:p>
              </table:table-cell>
              <table:table-cell office:value-type="float" office:value="107319">
                <text:p>107319</text:p>
              </table:table-cell>
            </table:table-row>
            <table:table-row>
              <table:table-cell office:value-type="string">
                <text:p>10:05:11:575 </text:p>
              </table:table-cell>
              <table:table-cell office:value-type="float" office:value="107348">
                <text:p>107348</text:p>
              </table:table-cell>
            </table:table-row>
            <table:table-row>
              <table:table-cell office:value-type="string">
                <text:p>10:05:11:669 </text:p>
              </table:table-cell>
              <table:table-cell office:value-type="float" office:value="107370">
                <text:p>107370</text:p>
              </table:table-cell>
            </table:table-row>
            <table:table-row>
              <table:table-cell office:value-type="string">
                <text:p>10:05:11:763 </text:p>
              </table:table-cell>
              <table:table-cell office:value-type="float" office:value="107424">
                <text:p>107424</text:p>
              </table:table-cell>
            </table:table-row>
            <table:table-row>
              <table:table-cell office:value-type="string">
                <text:p>10:05:11:811 </text:p>
              </table:table-cell>
              <table:table-cell office:value-type="float" office:value="107481">
                <text:p>107481</text:p>
              </table:table-cell>
            </table:table-row>
            <table:table-row>
              <table:table-cell office:value-type="string">
                <text:p>10:05:11:905 </text:p>
              </table:table-cell>
              <table:table-cell office:value-type="float" office:value="107449">
                <text:p>107449</text:p>
              </table:table-cell>
            </table:table-row>
            <table:table-row>
              <table:table-cell office:value-type="string">
                <text:p>10:05:11:999 </text:p>
              </table:table-cell>
              <table:table-cell office:value-type="float" office:value="107209">
                <text:p>107209</text:p>
              </table:table-cell>
            </table:table-row>
            <table:table-row>
              <table:table-cell office:value-type="string">
                <text:p>10:05:12:047 </text:p>
              </table:table-cell>
              <table:table-cell office:value-type="float" office:value="107206">
                <text:p>107206</text:p>
              </table:table-cell>
            </table:table-row>
            <table:table-row>
              <table:table-cell office:value-type="string">
                <text:p>10:05:12:142 </text:p>
              </table:table-cell>
              <table:table-cell office:value-type="float" office:value="107234">
                <text:p>107234</text:p>
              </table:table-cell>
            </table:table-row>
            <table:table-row>
              <table:table-cell office:value-type="string">
                <text:p>10:05:12:236 </text:p>
              </table:table-cell>
              <table:table-cell office:value-type="float" office:value="107249">
                <text:p>107249</text:p>
              </table:table-cell>
            </table:table-row>
            <table:table-row>
              <table:table-cell office:value-type="string">
                <text:p>10:05:12:283 </text:p>
              </table:table-cell>
              <table:table-cell office:value-type="float" office:value="107260">
                <text:p>107260</text:p>
              </table:table-cell>
            </table:table-row>
            <table:table-row>
              <table:table-cell office:value-type="string">
                <text:p>10:05:12:377 </text:p>
              </table:table-cell>
              <table:table-cell office:value-type="float" office:value="107313">
                <text:p>107313</text:p>
              </table:table-cell>
            </table:table-row>
            <table:table-row>
              <table:table-cell office:value-type="string">
                <text:p>10:05:12:471 </text:p>
              </table:table-cell>
              <table:table-cell office:value-type="float" office:value="107341">
                <text:p>107341</text:p>
              </table:table-cell>
            </table:table-row>
            <table:table-row>
              <table:table-cell office:value-type="string">
                <text:p>10:05:12:518 </text:p>
              </table:table-cell>
              <table:table-cell office:value-type="float" office:value="107371">
                <text:p>107371</text:p>
              </table:table-cell>
            </table:table-row>
            <table:table-row>
              <table:table-cell office:value-type="string">
                <text:p>10:05:12:612 </text:p>
              </table:table-cell>
              <table:table-cell office:value-type="float" office:value="107407">
                <text:p>107407</text:p>
              </table:table-cell>
            </table:table-row>
            <table:table-row>
              <table:table-cell office:value-type="string">
                <text:p>10:05:12:706 </text:p>
              </table:table-cell>
              <table:table-cell office:value-type="float" office:value="107453">
                <text:p>107453</text:p>
              </table:table-cell>
            </table:table-row>
            <table:table-row>
              <table:table-cell office:value-type="string">
                <text:p>10:05:12:800 </text:p>
              </table:table-cell>
              <table:table-cell office:value-type="float" office:value="107503">
                <text:p>107503</text:p>
              </table:table-cell>
            </table:table-row>
            <table:table-row>
              <table:table-cell office:value-type="string">
                <text:p>10:05:12:847 </text:p>
              </table:table-cell>
              <table:table-cell office:value-type="float" office:value="107407">
                <text:p>107407</text:p>
              </table:table-cell>
            </table:table-row>
            <table:table-row>
              <table:table-cell office:value-type="string">
                <text:p>10:05:12:941 </text:p>
              </table:table-cell>
              <table:table-cell office:value-type="float" office:value="107219">
                <text:p>107219</text:p>
              </table:table-cell>
            </table:table-row>
            <table:table-row>
              <table:table-cell office:value-type="string">
                <text:p>10:05:13:035 </text:p>
              </table:table-cell>
              <table:table-cell office:value-type="float" office:value="107260">
                <text:p>107260</text:p>
              </table:table-cell>
            </table:table-row>
            <table:table-row>
              <table:table-cell office:value-type="string">
                <text:p>10:05:13:082 </text:p>
              </table:table-cell>
              <table:table-cell office:value-type="float" office:value="107305">
                <text:p>107305</text:p>
              </table:table-cell>
            </table:table-row>
            <table:table-row>
              <table:table-cell office:value-type="string">
                <text:p>10:05:13:176 </text:p>
              </table:table-cell>
              <table:table-cell office:value-type="float" office:value="107298">
                <text:p>107298</text:p>
              </table:table-cell>
            </table:table-row>
            <table:table-row>
              <table:table-cell office:value-type="string">
                <text:p>10:05:13:270 </text:p>
              </table:table-cell>
              <table:table-cell office:value-type="float" office:value="107329">
                <text:p>107329</text:p>
              </table:table-cell>
            </table:table-row>
            <table:table-row>
              <table:table-cell office:value-type="string">
                <text:p>10:05:13:317 </text:p>
              </table:table-cell>
              <table:table-cell office:value-type="float" office:value="107384">
                <text:p>107384</text:p>
              </table:table-cell>
            </table:table-row>
            <table:table-row>
              <table:table-cell office:value-type="string">
                <text:p>10:05:13:412 </text:p>
              </table:table-cell>
              <table:table-cell office:value-type="float" office:value="107423">
                <text:p>107423</text:p>
              </table:table-cell>
            </table:table-row>
            <table:table-row>
              <table:table-cell office:value-type="string">
                <text:p>10:05:13:506 </text:p>
              </table:table-cell>
              <table:table-cell office:value-type="float" office:value="107450">
                <text:p>107450</text:p>
              </table:table-cell>
            </table:table-row>
            <table:table-row>
              <table:table-cell office:value-type="string">
                <text:p>10:05:13:553 </text:p>
              </table:table-cell>
              <table:table-cell office:value-type="float" office:value="107496">
                <text:p>107496</text:p>
              </table:table-cell>
            </table:table-row>
            <table:table-row>
              <table:table-cell office:value-type="string">
                <text:p>10:05:13:646 </text:p>
              </table:table-cell>
              <table:table-cell office:value-type="float" office:value="107554">
                <text:p>107554</text:p>
              </table:table-cell>
            </table:table-row>
            <table:table-row>
              <table:table-cell office:value-type="string">
                <text:p>10:05:13:740 </text:p>
              </table:table-cell>
              <table:table-cell office:value-type="float" office:value="107578">
                <text:p>107578</text:p>
              </table:table-cell>
            </table:table-row>
            <table:table-row>
              <table:table-cell office:value-type="string">
                <text:p>10:05:13:834 </text:p>
              </table:table-cell>
              <table:table-cell office:value-type="float" office:value="107334">
                <text:p>107334</text:p>
              </table:table-cell>
            </table:table-row>
            <table:table-row>
              <table:table-cell office:value-type="string">
                <text:p>10:05:13:882 </text:p>
              </table:table-cell>
              <table:table-cell office:value-type="float" office:value="107244">
                <text:p>107244</text:p>
              </table:table-cell>
            </table:table-row>
            <table:table-row>
              <table:table-cell office:value-type="string">
                <text:p>10:05:13:976 </text:p>
              </table:table-cell>
              <table:table-cell office:value-type="float" office:value="107277">
                <text:p>107277</text:p>
              </table:table-cell>
            </table:table-row>
            <table:table-row>
              <table:table-cell office:value-type="string">
                <text:p>10:05:14:070 </text:p>
              </table:table-cell>
              <table:table-cell office:value-type="float" office:value="107304">
                <text:p>107304</text:p>
              </table:table-cell>
            </table:table-row>
            <table:table-row>
              <table:table-cell office:value-type="string">
                <text:p>10:05:14:117 </text:p>
              </table:table-cell>
              <table:table-cell office:value-type="float" office:value="107292">
                <text:p>107292</text:p>
              </table:table-cell>
            </table:table-row>
            <table:table-row>
              <table:table-cell office:value-type="string">
                <text:p>10:05:14:212 </text:p>
              </table:table-cell>
              <table:table-cell office:value-type="float" office:value="107345">
                <text:p>107345</text:p>
              </table:table-cell>
            </table:table-row>
            <table:table-row>
              <table:table-cell office:value-type="string">
                <text:p>10:05:14:306 </text:p>
              </table:table-cell>
              <table:table-cell office:value-type="float" office:value="107402">
                <text:p>107402</text:p>
              </table:table-cell>
            </table:table-row>
            <table:table-row>
              <table:table-cell office:value-type="string">
                <text:p>10:05:14:353 </text:p>
              </table:table-cell>
              <table:table-cell office:value-type="float" office:value="107435">
                <text:p>107435</text:p>
              </table:table-cell>
            </table:table-row>
            <table:table-row>
              <table:table-cell office:value-type="string">
                <text:p>10:05:14:447 </text:p>
              </table:table-cell>
              <table:table-cell office:value-type="float" office:value="107472">
                <text:p>107472</text:p>
              </table:table-cell>
            </table:table-row>
            <table:table-row>
              <table:table-cell office:value-type="string">
                <text:p>10:05:14:541 </text:p>
              </table:table-cell>
              <table:table-cell office:value-type="float" office:value="107525">
                <text:p>107525</text:p>
              </table:table-cell>
            </table:table-row>
            <table:table-row>
              <table:table-cell office:value-type="string">
                <text:p>10:05:14:588 </text:p>
              </table:table-cell>
              <table:table-cell office:value-type="float" office:value="107564">
                <text:p>107564</text:p>
              </table:table-cell>
            </table:table-row>
            <table:table-row>
              <table:table-cell office:value-type="string">
                <text:p>10:05:14:682 </text:p>
              </table:table-cell>
              <table:table-cell office:value-type="float" office:value="107562">
                <text:p>107562</text:p>
              </table:table-cell>
            </table:table-row>
            <table:table-row>
              <table:table-cell office:value-type="string">
                <text:p>10:05:14:776 </text:p>
              </table:table-cell>
              <table:table-cell office:value-type="float" office:value="107275">
                <text:p>107275</text:p>
              </table:table-cell>
            </table:table-row>
            <table:table-row>
              <table:table-cell office:value-type="string">
                <text:p>10:05:14:870 </text:p>
              </table:table-cell>
              <table:table-cell office:value-type="float" office:value="107269">
                <text:p>107269</text:p>
              </table:table-cell>
            </table:table-row>
            <table:table-row>
              <table:table-cell office:value-type="string">
                <text:p>10:05:14:918 </text:p>
              </table:table-cell>
              <table:table-cell office:value-type="float" office:value="107301">
                <text:p>107301</text:p>
              </table:table-cell>
            </table:table-row>
            <table:table-row>
              <table:table-cell office:value-type="string">
                <text:p>10:05:15:012 </text:p>
              </table:table-cell>
              <table:table-cell office:value-type="float" office:value="107335">
                <text:p>107335</text:p>
              </table:table-cell>
            </table:table-row>
            <table:table-row>
              <table:table-cell office:value-type="string">
                <text:p>10:05:15:107 </text:p>
              </table:table-cell>
              <table:table-cell office:value-type="float" office:value="107336">
                <text:p>107336</text:p>
              </table:table-cell>
            </table:table-row>
            <table:table-row>
              <table:table-cell office:value-type="string">
                <text:p>10:05:15:154 </text:p>
              </table:table-cell>
              <table:table-cell office:value-type="float" office:value="107391">
                <text:p>107391</text:p>
              </table:table-cell>
            </table:table-row>
            <table:table-row>
              <table:table-cell office:value-type="string">
                <text:p>10:05:15:248 </text:p>
              </table:table-cell>
              <table:table-cell office:value-type="float" office:value="107447">
                <text:p>107447</text:p>
              </table:table-cell>
            </table:table-row>
            <table:table-row>
              <table:table-cell office:value-type="string">
                <text:p>10:05:15:342 </text:p>
              </table:table-cell>
              <table:table-cell office:value-type="float" office:value="107483">
                <text:p>107483</text:p>
              </table:table-cell>
            </table:table-row>
            <table:table-row>
              <table:table-cell office:value-type="string">
                <text:p>10:05:15:389 </text:p>
              </table:table-cell>
              <table:table-cell office:value-type="float" office:value="107526">
                <text:p>107526</text:p>
              </table:table-cell>
            </table:table-row>
            <table:table-row>
              <table:table-cell office:value-type="string">
                <text:p>10:05:15:483 </text:p>
              </table:table-cell>
              <table:table-cell office:value-type="float" office:value="107572">
                <text:p>107572</text:p>
              </table:table-cell>
            </table:table-row>
            <table:table-row>
              <table:table-cell office:value-type="string">
                <text:p>10:05:15:578 </text:p>
              </table:table-cell>
              <table:table-cell office:value-type="float" office:value="107611">
                <text:p>107611</text:p>
              </table:table-cell>
            </table:table-row>
            <table:table-row>
              <table:table-cell office:value-type="string">
                <text:p>10:05:15:625 </text:p>
              </table:table-cell>
              <table:table-cell office:value-type="float" office:value="107568">
                <text:p>107568</text:p>
              </table:table-cell>
            </table:table-row>
            <table:table-row>
              <table:table-cell office:value-type="string">
                <text:p>10:05:15:719 </text:p>
              </table:table-cell>
              <table:table-cell office:value-type="float" office:value="107288">
                <text:p>107288</text:p>
              </table:table-cell>
            </table:table-row>
            <table:table-row>
              <table:table-cell office:value-type="string">
                <text:p>10:05:15:814 </text:p>
              </table:table-cell>
              <table:table-cell office:value-type="float" office:value="107311">
                <text:p>107311</text:p>
              </table:table-cell>
            </table:table-row>
            <table:table-row>
              <table:table-cell office:value-type="string">
                <text:p>10:05:15:861 </text:p>
              </table:table-cell>
              <table:table-cell office:value-type="float" office:value="107347">
                <text:p>107347</text:p>
              </table:table-cell>
            </table:table-row>
            <table:table-row>
              <table:table-cell office:value-type="string">
                <text:p>10:05:15:955 </text:p>
              </table:table-cell>
              <table:table-cell office:value-type="float" office:value="107370">
                <text:p>107370</text:p>
              </table:table-cell>
            </table:table-row>
            <table:table-row>
              <table:table-cell office:value-type="string">
                <text:p>10:05:16:049 </text:p>
              </table:table-cell>
              <table:table-cell office:value-type="float" office:value="107389">
                <text:p>107389</text:p>
              </table:table-cell>
            </table:table-row>
            <table:table-row>
              <table:table-cell office:value-type="string">
                <text:p>10:05:16:144 </text:p>
              </table:table-cell>
              <table:table-cell office:value-type="float" office:value="107462">
                <text:p>107462</text:p>
              </table:table-cell>
            </table:table-row>
            <table:table-row>
              <table:table-cell office:value-type="string">
                <text:p>10:05:16:191 </text:p>
              </table:table-cell>
              <table:table-cell office:value-type="float" office:value="107518">
                <text:p>107518</text:p>
              </table:table-cell>
            </table:table-row>
            <table:table-row>
              <table:table-cell office:value-type="string">
                <text:p>10:05:16:284 </text:p>
              </table:table-cell>
              <table:table-cell office:value-type="float" office:value="107553">
                <text:p>107553</text:p>
              </table:table-cell>
            </table:table-row>
            <table:table-row>
              <table:table-cell office:value-type="string">
                <text:p>10:05:16:379 </text:p>
              </table:table-cell>
              <table:table-cell office:value-type="float" office:value="107587">
                <text:p>107587</text:p>
              </table:table-cell>
            </table:table-row>
            <table:table-row>
              <table:table-cell office:value-type="string">
                <text:p>10:05:16:426 </text:p>
              </table:table-cell>
              <table:table-cell office:value-type="float" office:value="107629">
                <text:p>107629</text:p>
              </table:table-cell>
            </table:table-row>
            <table:table-row>
              <table:table-cell office:value-type="string">
                <text:p>10:05:16:521 </text:p>
              </table:table-cell>
              <table:table-cell office:value-type="float" office:value="107664">
                <text:p>107664</text:p>
              </table:table-cell>
            </table:table-row>
            <table:table-row>
              <table:table-cell office:value-type="string">
                <text:p>10:05:16:615 </text:p>
              </table:table-cell>
              <table:table-cell office:value-type="float" office:value="107448">
                <text:p>107448</text:p>
              </table:table-cell>
            </table:table-row>
            <table:table-row>
              <table:table-cell office:value-type="string">
                <text:p>10:05:16:662 </text:p>
              </table:table-cell>
              <table:table-cell office:value-type="float" office:value="107332">
                <text:p>107332</text:p>
              </table:table-cell>
            </table:table-row>
            <table:table-row>
              <table:table-cell office:value-type="string">
                <text:p>10:05:16:743 </text:p>
              </table:table-cell>
              <table:table-cell office:value-type="float" office:value="107397">
                <text:p>107397</text:p>
              </table:table-cell>
            </table:table-row>
            <table:table-row>
              <table:table-cell office:value-type="string">
                <text:p>10:05:16:838 </text:p>
              </table:table-cell>
              <table:table-cell office:value-type="float" office:value="107431">
                <text:p>107431</text:p>
              </table:table-cell>
            </table:table-row>
            <table:table-row>
              <table:table-cell office:value-type="string">
                <text:p>10:05:16:932 </text:p>
              </table:table-cell>
              <table:table-cell office:value-type="float" office:value="107422">
                <text:p>107422</text:p>
              </table:table-cell>
            </table:table-row>
            <table:table-row>
              <table:table-cell office:value-type="string">
                <text:p>10:05:16:979 </text:p>
              </table:table-cell>
              <table:table-cell office:value-type="float" office:value="107486">
                <text:p>107486</text:p>
              </table:table-cell>
            </table:table-row>
            <table:table-row>
              <table:table-cell office:value-type="string">
                <text:p>10:05:17:074 </text:p>
              </table:table-cell>
              <table:table-cell office:value-type="float" office:value="107551">
                <text:p>107551</text:p>
              </table:table-cell>
            </table:table-row>
            <table:table-row>
              <table:table-cell office:value-type="string">
                <text:p>10:05:17:169 </text:p>
              </table:table-cell>
              <table:table-cell office:value-type="float" office:value="107589">
                <text:p>107589</text:p>
              </table:table-cell>
            </table:table-row>
            <table:table-row>
              <table:table-cell office:value-type="string">
                <text:p>10:05:17:216 </text:p>
              </table:table-cell>
              <table:table-cell office:value-type="float" office:value="107613">
                <text:p>107613</text:p>
              </table:table-cell>
            </table:table-row>
            <table:table-row>
              <table:table-cell office:value-type="string">
                <text:p>10:05:17:310 </text:p>
              </table:table-cell>
              <table:table-cell office:value-type="float" office:value="107640">
                <text:p>107640</text:p>
              </table:table-cell>
            </table:table-row>
            <table:table-row>
              <table:table-cell office:value-type="string">
                <text:p>10:05:17:404 </text:p>
              </table:table-cell>
              <table:table-cell office:value-type="float" office:value="107656">
                <text:p>107656</text:p>
              </table:table-cell>
            </table:table-row>
            <table:table-row>
              <table:table-cell office:value-type="string">
                <text:p>10:05:17:498 </text:p>
              </table:table-cell>
              <table:table-cell office:value-type="float" office:value="107397">
                <text:p>107397</text:p>
              </table:table-cell>
            </table:table-row>
            <table:table-row>
              <table:table-cell office:value-type="string">
                <text:p>10:05:17:545 </text:p>
              </table:table-cell>
              <table:table-cell office:value-type="float" office:value="107357">
                <text:p>107357</text:p>
              </table:table-cell>
            </table:table-row>
            <table:table-row>
              <table:table-cell office:value-type="string">
                <text:p>10:05:17:639 </text:p>
              </table:table-cell>
              <table:table-cell office:value-type="float" office:value="107422">
                <text:p>107422</text:p>
              </table:table-cell>
            </table:table-row>
            <table:table-row>
              <table:table-cell office:value-type="string">
                <text:p>10:05:17:734 </text:p>
              </table:table-cell>
              <table:table-cell office:value-type="float" office:value="107440">
                <text:p>107440</text:p>
              </table:table-cell>
            </table:table-row>
            <table:table-row>
              <table:table-cell office:value-type="string">
                <text:p>10:05:17:781 </text:p>
              </table:table-cell>
              <table:table-cell office:value-type="float" office:value="107439">
                <text:p>107439</text:p>
              </table:table-cell>
            </table:table-row>
            <table:table-row>
              <table:table-cell office:value-type="string">
                <text:p>10:05:17:875 </text:p>
              </table:table-cell>
              <table:table-cell office:value-type="float" office:value="107497">
                <text:p>107497</text:p>
              </table:table-cell>
            </table:table-row>
            <table:table-row>
              <table:table-cell office:value-type="string">
                <text:p>10:05:17:970 </text:p>
              </table:table-cell>
              <table:table-cell office:value-type="float" office:value="107551">
                <text:p>107551</text:p>
              </table:table-cell>
            </table:table-row>
            <table:table-row>
              <table:table-cell office:value-type="string">
                <text:p>10:05:18:017 </text:p>
              </table:table-cell>
              <table:table-cell office:value-type="float" office:value="107569">
                <text:p>107569</text:p>
              </table:table-cell>
            </table:table-row>
            <table:table-row>
              <table:table-cell office:value-type="string">
                <text:p>10:05:18:111 </text:p>
              </table:table-cell>
              <table:table-cell office:value-type="float" office:value="107602">
                <text:p>107602</text:p>
              </table:table-cell>
            </table:table-row>
            <table:table-row>
              <table:table-cell office:value-type="string">
                <text:p>10:05:18:205 </text:p>
              </table:table-cell>
              <table:table-cell office:value-type="float" office:value="107625">
                <text:p>107625</text:p>
              </table:table-cell>
            </table:table-row>
            <table:table-row>
              <table:table-cell office:value-type="string">
                <text:p>10:05:18:252 </text:p>
              </table:table-cell>
              <table:table-cell office:value-type="float" office:value="107370">
                <text:p>107370</text:p>
              </table:table-cell>
            </table:table-row>
            <table:table-row>
              <table:table-cell office:value-type="string">
                <text:p>10:05:18:346 </text:p>
              </table:table-cell>
              <table:table-cell office:value-type="float" office:value="107297">
                <text:p>107297</text:p>
              </table:table-cell>
            </table:table-row>
            <table:table-row>
              <table:table-cell office:value-type="string">
                <text:p>10:05:18:440 </text:p>
              </table:table-cell>
              <table:table-cell office:value-type="float" office:value="107337">
                <text:p>107337</text:p>
              </table:table-cell>
            </table:table-row>
            <table:table-row>
              <table:table-cell office:value-type="string">
                <text:p>10:05:18:487 </text:p>
              </table:table-cell>
              <table:table-cell office:value-type="float" office:value="107358">
                <text:p>107358</text:p>
              </table:table-cell>
            </table:table-row>
            <table:table-row>
              <table:table-cell office:value-type="string">
                <text:p>10:05:18:581 </text:p>
              </table:table-cell>
              <table:table-cell office:value-type="float" office:value="107354">
                <text:p>107354</text:p>
              </table:table-cell>
            </table:table-row>
            <table:table-row>
              <table:table-cell office:value-type="string">
                <text:p>10:05:18:675 </text:p>
              </table:table-cell>
              <table:table-cell office:value-type="float" office:value="107398">
                <text:p>107398</text:p>
              </table:table-cell>
            </table:table-row>
            <table:table-row>
              <table:table-cell office:value-type="string">
                <text:p>10:05:18:769 </text:p>
              </table:table-cell>
              <table:table-cell office:value-type="float" office:value="107441">
                <text:p>107441</text:p>
              </table:table-cell>
            </table:table-row>
            <table:table-row>
              <table:table-cell office:value-type="string">
                <text:p>10:05:18:817 </text:p>
              </table:table-cell>
              <table:table-cell office:value-type="float" office:value="107460">
                <text:p>107460</text:p>
              </table:table-cell>
            </table:table-row>
            <table:table-row>
              <table:table-cell office:value-type="string">
                <text:p>10:05:18:911 </text:p>
              </table:table-cell>
              <table:table-cell office:value-type="float" office:value="107494">
                <text:p>107494</text:p>
              </table:table-cell>
            </table:table-row>
            <table:table-row>
              <table:table-cell office:value-type="string">
                <text:p>10:05:19:005 </text:p>
              </table:table-cell>
              <table:table-cell office:value-type="float" office:value="107516">
                <text:p>107516</text:p>
              </table:table-cell>
            </table:table-row>
            <table:table-row>
              <table:table-cell office:value-type="string">
                <text:p>10:05:19:051 </text:p>
              </table:table-cell>
              <table:table-cell office:value-type="float" office:value="107280">
                <text:p>107280</text:p>
              </table:table-cell>
            </table:table-row>
            <table:table-row>
              <table:table-cell office:value-type="string">
                <text:p>10:05:19:146 </text:p>
              </table:table-cell>
              <table:table-cell office:value-type="float" office:value="107226">
                <text:p>107226</text:p>
              </table:table-cell>
            </table:table-row>
            <table:table-row>
              <table:table-cell office:value-type="string">
                <text:p>10:05:19:240 </text:p>
              </table:table-cell>
              <table:table-cell office:value-type="float" office:value="107247">
                <text:p>107247</text:p>
              </table:table-cell>
            </table:table-row>
            <table:table-row>
              <table:table-cell office:value-type="string">
                <text:p>10:05:19:287 </text:p>
              </table:table-cell>
              <table:table-cell office:value-type="float" office:value="107265">
                <text:p>107265</text:p>
              </table:table-cell>
            </table:table-row>
            <table:table-row>
              <table:table-cell office:value-type="string">
                <text:p>10:05:19:381 </text:p>
              </table:table-cell>
              <table:table-cell office:value-type="float" office:value="107271">
                <text:p>107271</text:p>
              </table:table-cell>
            </table:table-row>
            <table:table-row>
              <table:table-cell office:value-type="string">
                <text:p>10:05:19:476 </text:p>
              </table:table-cell>
              <table:table-cell office:value-type="float" office:value="107315">
                <text:p>107315</text:p>
              </table:table-cell>
            </table:table-row>
            <table:table-row>
              <table:table-cell office:value-type="string">
                <text:p>10:05:19:523 </text:p>
              </table:table-cell>
              <table:table-cell office:value-type="float" office:value="107358">
                <text:p>107358</text:p>
              </table:table-cell>
            </table:table-row>
            <table:table-row>
              <table:table-cell office:value-type="string">
                <text:p>10:05:19:617 </text:p>
              </table:table-cell>
              <table:table-cell office:value-type="float" office:value="107378">
                <text:p>107378</text:p>
              </table:table-cell>
            </table:table-row>
            <table:table-row>
              <table:table-cell office:value-type="string">
                <text:p>10:05:19:711 </text:p>
              </table:table-cell>
              <table:table-cell office:value-type="float" office:value="107404">
                <text:p>107404</text:p>
              </table:table-cell>
            </table:table-row>
            <table:table-row>
              <table:table-cell office:value-type="string">
                <text:p>10:05:19:806 </text:p>
              </table:table-cell>
              <table:table-cell office:value-type="float" office:value="107459">
                <text:p>107459</text:p>
              </table:table-cell>
            </table:table-row>
            <table:table-row>
              <table:table-cell office:value-type="string">
                <text:p>10:05:19:852 </text:p>
              </table:table-cell>
              <table:table-cell office:value-type="float" office:value="107278">
                <text:p>107278</text:p>
              </table:table-cell>
            </table:table-row>
            <table:table-row>
              <table:table-cell office:value-type="string">
                <text:p>10:05:19:947 </text:p>
              </table:table-cell>
              <table:table-cell office:value-type="float" office:value="107168">
                <text:p>107168</text:p>
              </table:table-cell>
            </table:table-row>
            <table:table-row>
              <table:table-cell office:value-type="string">
                <text:p>10:05:20:042 </text:p>
              </table:table-cell>
              <table:table-cell office:value-type="float" office:value="107186">
                <text:p>107186</text:p>
              </table:table-cell>
            </table:table-row>
            <table:table-row>
              <table:table-cell office:value-type="string">
                <text:p>10:05:20:089 </text:p>
              </table:table-cell>
              <table:table-cell office:value-type="float" office:value="107220">
                <text:p>107220</text:p>
              </table:table-cell>
            </table:table-row>
            <table:table-row>
              <table:table-cell office:value-type="string">
                <text:p>10:05:20:184 </text:p>
              </table:table-cell>
              <table:table-cell office:value-type="float" office:value="107210">
                <text:p>107210</text:p>
              </table:table-cell>
            </table:table-row>
            <table:table-row>
              <table:table-cell office:value-type="string">
                <text:p>10:05:20:278 </text:p>
              </table:table-cell>
              <table:table-cell office:value-type="float" office:value="107253">
                <text:p>107253</text:p>
              </table:table-cell>
            </table:table-row>
            <table:table-row>
              <table:table-cell office:value-type="string">
                <text:p>10:05:20:325 </text:p>
              </table:table-cell>
              <table:table-cell office:value-type="float" office:value="107303">
                <text:p>107303</text:p>
              </table:table-cell>
            </table:table-row>
            <table:table-row>
              <table:table-cell office:value-type="string">
                <text:p>10:05:20:420 </text:p>
              </table:table-cell>
              <table:table-cell office:value-type="float" office:value="107323">
                <text:p>107323</text:p>
              </table:table-cell>
            </table:table-row>
            <table:table-row>
              <table:table-cell office:value-type="string">
                <text:p>10:05:20:514 </text:p>
              </table:table-cell>
              <table:table-cell office:value-type="float" office:value="107336">
                <text:p>107336</text:p>
              </table:table-cell>
            </table:table-row>
            <table:table-row>
              <table:table-cell office:value-type="string">
                <text:p>10:05:20:562 </text:p>
              </table:table-cell>
              <table:table-cell office:value-type="float" office:value="107369">
                <text:p>107369</text:p>
              </table:table-cell>
            </table:table-row>
            <table:table-row>
              <table:table-cell office:value-type="string">
                <text:p>10:05:20:656 </text:p>
              </table:table-cell>
              <table:table-cell office:value-type="float" office:value="107300">
                <text:p>107300</text:p>
              </table:table-cell>
            </table:table-row>
            <table:table-row>
              <table:table-cell office:value-type="string">
                <text:p>10:05:20:751 </text:p>
              </table:table-cell>
              <table:table-cell office:value-type="float" office:value="107121">
                <text:p>107121</text:p>
              </table:table-cell>
            </table:table-row>
            <table:table-row>
              <table:table-cell office:value-type="string">
                <text:p>10:05:20:798 </text:p>
              </table:table-cell>
              <table:table-cell office:value-type="float" office:value="107137">
                <text:p>107137</text:p>
              </table:table-cell>
            </table:table-row>
            <table:table-row>
              <table:table-cell office:value-type="string">
                <text:p>10:05:20:892 </text:p>
              </table:table-cell>
              <table:table-cell office:value-type="float" office:value="107176">
                <text:p>107176</text:p>
              </table:table-cell>
            </table:table-row>
            <table:table-row>
              <table:table-cell office:value-type="string">
                <text:p>10:05:20:986 </text:p>
              </table:table-cell>
              <table:table-cell office:value-type="float" office:value="107169">
                <text:p>107169</text:p>
              </table:table-cell>
            </table:table-row>
            <table:table-row>
              <table:table-cell office:value-type="string">
                <text:p>10:05:21:080 </text:p>
              </table:table-cell>
              <table:table-cell office:value-type="float" office:value="107199">
                <text:p>107199</text:p>
              </table:table-cell>
            </table:table-row>
            <table:table-row>
              <table:table-cell office:value-type="string">
                <text:p>10:05:21:128 </text:p>
              </table:table-cell>
              <table:table-cell office:value-type="float" office:value="107251">
                <text:p>107251</text:p>
              </table:table-cell>
            </table:table-row>
            <table:table-row>
              <table:table-cell office:value-type="string">
                <text:p>10:05:21:222 </text:p>
              </table:table-cell>
              <table:table-cell office:value-type="float" office:value="107273">
                <text:p>107273</text:p>
              </table:table-cell>
            </table:table-row>
            <table:table-row>
              <table:table-cell office:value-type="string">
                <text:p>10:05:21:316 </text:p>
              </table:table-cell>
              <table:table-cell office:value-type="float" office:value="107297">
                <text:p>107297</text:p>
              </table:table-cell>
            </table:table-row>
            <table:table-row>
              <table:table-cell office:value-type="string">
                <text:p>10:05:21:363 </text:p>
              </table:table-cell>
              <table:table-cell office:value-type="float" office:value="107331">
                <text:p>107331</text:p>
              </table:table-cell>
            </table:table-row>
            <table:table-row>
              <table:table-cell office:value-type="string">
                <text:p>10:05:21:457 </text:p>
              </table:table-cell>
              <table:table-cell office:value-type="float" office:value="107357">
                <text:p>107357</text:p>
              </table:table-cell>
            </table:table-row>
            <table:table-row>
              <table:table-cell office:value-type="string">
                <text:p>10:05:21:551 </text:p>
              </table:table-cell>
              <table:table-cell office:value-type="float" office:value="107171">
                <text:p>107171</text:p>
              </table:table-cell>
            </table:table-row>
            <table:table-row>
              <table:table-cell office:value-type="string">
                <text:p>10:05:21:598 </text:p>
              </table:table-cell>
              <table:table-cell office:value-type="float" office:value="107090">
                <text:p>107090</text:p>
              </table:table-cell>
            </table:table-row>
            <table:table-row>
              <table:table-cell office:value-type="string">
                <text:p>10:05:21:692 </text:p>
              </table:table-cell>
              <table:table-cell office:value-type="float" office:value="107105">
                <text:p>107105</text:p>
              </table:table-cell>
            </table:table-row>
            <table:table-row>
              <table:table-cell office:value-type="string">
                <text:p>10:05:21:786 </text:p>
              </table:table-cell>
              <table:table-cell office:value-type="float" office:value="107131">
                <text:p>107131</text:p>
              </table:table-cell>
            </table:table-row>
            <table:table-row>
              <table:table-cell office:value-type="string">
                <text:p>10:05:21:833 </text:p>
              </table:table-cell>
              <table:table-cell office:value-type="float" office:value="107131">
                <text:p>107131</text:p>
              </table:table-cell>
            </table:table-row>
            <table:table-row>
              <table:table-cell office:value-type="string">
                <text:p>10:05:21:928 </text:p>
              </table:table-cell>
              <table:table-cell office:value-type="float" office:value="107164">
                <text:p>107164</text:p>
              </table:table-cell>
            </table:table-row>
            <table:table-row>
              <table:table-cell office:value-type="string">
                <text:p>10:05:22:022 </text:p>
              </table:table-cell>
              <table:table-cell office:value-type="float" office:value="107202">
                <text:p>107202</text:p>
              </table:table-cell>
            </table:table-row>
            <table:table-row>
              <table:table-cell office:value-type="string">
                <text:p>10:05:22:070 </text:p>
              </table:table-cell>
              <table:table-cell office:value-type="float" office:value="107222">
                <text:p>107222</text:p>
              </table:table-cell>
            </table:table-row>
            <table:table-row>
              <table:table-cell office:value-type="string">
                <text:p>10:05:22:164 </text:p>
              </table:table-cell>
              <table:table-cell office:value-type="float" office:value="107256">
                <text:p>107256</text:p>
              </table:table-cell>
            </table:table-row>
            <table:table-row>
              <table:table-cell office:value-type="string">
                <text:p>10:05:22:258 </text:p>
              </table:table-cell>
              <table:table-cell office:value-type="float" office:value="107291">
                <text:p>107291</text:p>
              </table:table-cell>
            </table:table-row>
            <table:table-row>
              <table:table-cell office:value-type="string">
                <text:p>10:05:22:352 </text:p>
              </table:table-cell>
              <table:table-cell office:value-type="float" office:value="107327">
                <text:p>107327</text:p>
              </table:table-cell>
            </table:table-row>
            <table:table-row>
              <table:table-cell office:value-type="string">
                <text:p>10:05:22:400 </text:p>
              </table:table-cell>
              <table:table-cell office:value-type="float" office:value="107120">
                <text:p>107120</text:p>
              </table:table-cell>
            </table:table-row>
            <table:table-row>
              <table:table-cell office:value-type="string">
                <text:p>10:05:22:495 </text:p>
              </table:table-cell>
              <table:table-cell office:value-type="float" office:value="107042">
                <text:p>107042</text:p>
              </table:table-cell>
            </table:table-row>
            <table:table-row>
              <table:table-cell office:value-type="string">
                <text:p>10:05:22:589 </text:p>
              </table:table-cell>
              <table:table-cell office:value-type="float" office:value="107052">
                <text:p>107052</text:p>
              </table:table-cell>
            </table:table-row>
            <table:table-row>
              <table:table-cell office:value-type="string">
                <text:p>10:05:22:636 </text:p>
              </table:table-cell>
              <table:table-cell office:value-type="float" office:value="107074">
                <text:p>107074</text:p>
              </table:table-cell>
            </table:table-row>
            <table:table-row>
              <table:table-cell office:value-type="string">
                <text:p>10:05:22:730 </text:p>
              </table:table-cell>
              <table:table-cell office:value-type="float" office:value="107075">
                <text:p>107075</text:p>
              </table:table-cell>
            </table:table-row>
            <table:table-row>
              <table:table-cell office:value-type="string">
                <text:p>10:05:22:825 </text:p>
              </table:table-cell>
              <table:table-cell office:value-type="float" office:value="107105">
                <text:p>107105</text:p>
              </table:table-cell>
            </table:table-row>
            <table:table-row>
              <table:table-cell office:value-type="string">
                <text:p>10:05:22:871 </text:p>
              </table:table-cell>
              <table:table-cell office:value-type="float" office:value="107153">
                <text:p>107153</text:p>
              </table:table-cell>
            </table:table-row>
            <table:table-row>
              <table:table-cell office:value-type="string">
                <text:p>10:05:22:966 </text:p>
              </table:table-cell>
              <table:table-cell office:value-type="float" office:value="107181">
                <text:p>107181</text:p>
              </table:table-cell>
            </table:table-row>
            <table:table-row>
              <table:table-cell office:value-type="string">
                <text:p>10:05:23:060 </text:p>
              </table:table-cell>
              <table:table-cell office:value-type="float" office:value="107213">
                <text:p>107213</text:p>
              </table:table-cell>
            </table:table-row>
            <table:table-row>
              <table:table-cell office:value-type="string">
                <text:p>10:05:23:107 </text:p>
              </table:table-cell>
              <table:table-cell office:value-type="float" office:value="107260">
                <text:p>107260</text:p>
              </table:table-cell>
            </table:table-row>
            <table:table-row>
              <table:table-cell office:value-type="string">
                <text:p>10:05:23:201 </text:p>
              </table:table-cell>
              <table:table-cell office:value-type="float" office:value="107290">
                <text:p>107290</text:p>
              </table:table-cell>
            </table:table-row>
            <table:table-row>
              <table:table-cell office:value-type="string">
                <text:p>10:05:23:295 </text:p>
              </table:table-cell>
              <table:table-cell office:value-type="float" office:value="107236">
                <text:p>107236</text:p>
              </table:table-cell>
            </table:table-row>
            <table:table-row>
              <table:table-cell office:value-type="string">
                <text:p>10:05:23:389 </text:p>
              </table:table-cell>
              <table:table-cell office:value-type="float" office:value="107029">
                <text:p>107029</text:p>
              </table:table-cell>
            </table:table-row>
            <table:table-row>
              <table:table-cell office:value-type="string">
                <text:p>10:05:23:437 </text:p>
              </table:table-cell>
              <table:table-cell office:value-type="float" office:value="107033">
                <text:p>107033</text:p>
              </table:table-cell>
            </table:table-row>
            <table:table-row>
              <table:table-cell office:value-type="string">
                <text:p>10:05:23:531 </text:p>
              </table:table-cell>
              <table:table-cell office:value-type="float" office:value="107062">
                <text:p>107062</text:p>
              </table:table-cell>
            </table:table-row>
            <table:table-row>
              <table:table-cell office:value-type="string">
                <text:p>10:05:23:625 </text:p>
              </table:table-cell>
              <table:table-cell office:value-type="float" office:value="107076">
                <text:p>107076</text:p>
              </table:table-cell>
            </table:table-row>
            <table:table-row>
              <table:table-cell office:value-type="string">
                <text:p>10:05:23:672 </text:p>
              </table:table-cell>
              <table:table-cell office:value-type="float" office:value="107092">
                <text:p>107092</text:p>
              </table:table-cell>
            </table:table-row>
            <table:table-row>
              <table:table-cell office:value-type="string">
                <text:p>10:05:23:767 </text:p>
              </table:table-cell>
              <table:table-cell office:value-type="float" office:value="107133">
                <text:p>107133</text:p>
              </table:table-cell>
            </table:table-row>
            <table:table-row>
              <table:table-cell office:value-type="string">
                <text:p>10:05:23:861 </text:p>
              </table:table-cell>
              <table:table-cell office:value-type="float" office:value="107175">
                <text:p>107175</text:p>
              </table:table-cell>
            </table:table-row>
            <table:table-row>
              <table:table-cell office:value-type="string">
                <text:p>10:05:23:909 </text:p>
              </table:table-cell>
              <table:table-cell office:value-type="float" office:value="107201">
                <text:p>107201</text:p>
              </table:table-cell>
            </table:table-row>
            <table:table-row>
              <table:table-cell office:value-type="string">
                <text:p>10:05:24:003 </text:p>
              </table:table-cell>
              <table:table-cell office:value-type="float" office:value="107221">
                <text:p>107221</text:p>
              </table:table-cell>
            </table:table-row>
            <table:table-row>
              <table:table-cell office:value-type="string">
                <text:p>10:05:24:097 </text:p>
              </table:table-cell>
              <table:table-cell office:value-type="float" office:value="107273">
                <text:p>107273</text:p>
              </table:table-cell>
            </table:table-row>
            <table:table-row>
              <table:table-cell office:value-type="string">
                <text:p>10:05:24:144 </text:p>
              </table:table-cell>
              <table:table-cell office:value-type="float" office:value="107338">
                <text:p>107338</text:p>
              </table:table-cell>
            </table:table-row>
            <table:table-row>
              <table:table-cell office:value-type="string">
                <text:p>10:05:24:239 </text:p>
              </table:table-cell>
              <table:table-cell office:value-type="float" office:value="107177">
                <text:p>107177</text:p>
              </table:table-cell>
            </table:table-row>
            <table:table-row>
              <table:table-cell office:value-type="string">
                <text:p>10:05:24:333 </text:p>
              </table:table-cell>
              <table:table-cell office:value-type="float" office:value="107048">
                <text:p>107048</text:p>
              </table:table-cell>
            </table:table-row>
            <table:table-row>
              <table:table-cell office:value-type="string">
                <text:p>10:05:24:380 </text:p>
              </table:table-cell>
              <table:table-cell office:value-type="float" office:value="107107">
                <text:p>107107</text:p>
              </table:table-cell>
            </table:table-row>
            <table:table-row>
              <table:table-cell office:value-type="string">
                <text:p>10:05:24:474 </text:p>
              </table:table-cell>
              <table:table-cell office:value-type="float" office:value="107131">
                <text:p>107131</text:p>
              </table:table-cell>
            </table:table-row>
            <table:table-row>
              <table:table-cell office:value-type="string">
                <text:p>10:05:24:569 </text:p>
              </table:table-cell>
              <table:table-cell office:value-type="float" office:value="107126">
                <text:p>107126</text:p>
              </table:table-cell>
            </table:table-row>
            <table:table-row>
              <table:table-cell office:value-type="string">
                <text:p>10:05:24:663 </text:p>
              </table:table-cell>
              <table:table-cell office:value-type="float" office:value="107174">
                <text:p>107174</text:p>
              </table:table-cell>
            </table:table-row>
            <table:table-row>
              <table:table-cell office:value-type="string">
                <text:p>10:05:24:711 </text:p>
              </table:table-cell>
              <table:table-cell office:value-type="float" office:value="107225">
                <text:p>107225</text:p>
              </table:table-cell>
            </table:table-row>
            <table:table-row>
              <table:table-cell office:value-type="string">
                <text:p>10:05:24:805 </text:p>
              </table:table-cell>
              <table:table-cell office:value-type="float" office:value="107252">
                <text:p>107252</text:p>
              </table:table-cell>
            </table:table-row>
            <table:table-row>
              <table:table-cell office:value-type="string">
                <text:p>10:05:24:900 </text:p>
              </table:table-cell>
              <table:table-cell office:value-type="float" office:value="107273">
                <text:p>107273</text:p>
              </table:table-cell>
            </table:table-row>
            <table:table-row>
              <table:table-cell office:value-type="string">
                <text:p>10:05:24:947 </text:p>
              </table:table-cell>
              <table:table-cell office:value-type="float" office:value="107310">
                <text:p>107310</text:p>
              </table:table-cell>
            </table:table-row>
            <table:table-row>
              <table:table-cell office:value-type="string">
                <text:p>10:05:25:040 </text:p>
              </table:table-cell>
              <table:table-cell office:value-type="float" office:value="107341">
                <text:p>107341</text:p>
              </table:table-cell>
            </table:table-row>
            <table:table-row>
              <table:table-cell office:value-type="string">
                <text:p>10:05:25:135 </text:p>
              </table:table-cell>
              <table:table-cell office:value-type="float" office:value="107131">
                <text:p>107131</text:p>
              </table:table-cell>
            </table:table-row>
            <table:table-row>
              <table:table-cell office:value-type="string">
                <text:p>10:05:25:182 </text:p>
              </table:table-cell>
              <table:table-cell office:value-type="float" office:value="107078">
                <text:p>107078</text:p>
              </table:table-cell>
            </table:table-row>
            <table:table-row>
              <table:table-cell office:value-type="string">
                <text:p>10:05:25:276 </text:p>
              </table:table-cell>
              <table:table-cell office:value-type="float" office:value="107128">
                <text:p>107128</text:p>
              </table:table-cell>
            </table:table-row>
            <table:table-row>
              <table:table-cell office:value-type="string">
                <text:p>10:05:25:370 </text:p>
              </table:table-cell>
              <table:table-cell office:value-type="float" office:value="107154">
                <text:p>107154</text:p>
              </table:table-cell>
            </table:table-row>
            <table:table-row>
              <table:table-cell office:value-type="string">
                <text:p>10:05:25:417 </text:p>
              </table:table-cell>
              <table:table-cell office:value-type="float" office:value="107150">
                <text:p>107150</text:p>
              </table:table-cell>
            </table:table-row>
            <table:table-row>
              <table:table-cell office:value-type="string">
                <text:p>10:05:25:512 </text:p>
              </table:table-cell>
              <table:table-cell office:value-type="float" office:value="107203">
                <text:p>107203</text:p>
              </table:table-cell>
            </table:table-row>
            <table:table-row>
              <table:table-cell office:value-type="string">
                <text:p>10:05:25:606 </text:p>
              </table:table-cell>
              <table:table-cell office:value-type="float" office:value="107247">
                <text:p>107247</text:p>
              </table:table-cell>
            </table:table-row>
            <table:table-row>
              <table:table-cell office:value-type="string">
                <text:p>10:05:25:653 </text:p>
              </table:table-cell>
              <table:table-cell office:value-type="float" office:value="107277">
                <text:p>107277</text:p>
              </table:table-cell>
            </table:table-row>
            <table:table-row>
              <table:table-cell office:value-type="string">
                <text:p>10:05:25:747 </text:p>
              </table:table-cell>
              <table:table-cell office:value-type="float" office:value="107303">
                <text:p>107303</text:p>
              </table:table-cell>
            </table:table-row>
            <table:table-row>
              <table:table-cell office:value-type="string">
                <text:p>10:05:25:841 </text:p>
              </table:table-cell>
              <table:table-cell office:value-type="float" office:value="107353">
                <text:p>107353</text:p>
              </table:table-cell>
            </table:table-row>
            <table:table-row>
              <table:table-cell office:value-type="string">
                <text:p>10:05:25:936 </text:p>
              </table:table-cell>
              <table:table-cell office:value-type="float" office:value="107217">
                <text:p>107217</text:p>
              </table:table-cell>
            </table:table-row>
            <table:table-row>
              <table:table-cell office:value-type="string">
                <text:p>10:05:25:983 </text:p>
              </table:table-cell>
              <table:table-cell office:value-type="float" office:value="107053">
                <text:p>107053</text:p>
              </table:table-cell>
            </table:table-row>
            <table:table-row>
              <table:table-cell office:value-type="string">
                <text:p>10:05:26:077 </text:p>
              </table:table-cell>
              <table:table-cell office:value-type="float" office:value="107078">
                <text:p>107078</text:p>
              </table:table-cell>
            </table:table-row>
            <table:table-row>
              <table:table-cell office:value-type="string">
                <text:p>10:05:26:172 </text:p>
              </table:table-cell>
              <table:table-cell office:value-type="float" office:value="107108">
                <text:p>107108</text:p>
              </table:table-cell>
            </table:table-row>
            <table:table-row>
              <table:table-cell office:value-type="string">
                <text:p>10:05:26:219 </text:p>
              </table:table-cell>
              <table:table-cell office:value-type="float" office:value="107114">
                <text:p>107114</text:p>
              </table:table-cell>
            </table:table-row>
            <table:table-row>
              <table:table-cell office:value-type="string">
                <text:p>10:05:26:313 </text:p>
              </table:table-cell>
              <table:table-cell office:value-type="float" office:value="107143">
                <text:p>107143</text:p>
              </table:table-cell>
            </table:table-row>
            <table:table-row>
              <table:table-cell office:value-type="string">
                <text:p>10:05:26:407 </text:p>
              </table:table-cell>
              <table:table-cell office:value-type="float" office:value="107200">
                <text:p>107200</text:p>
              </table:table-cell>
            </table:table-row>
            <table:table-row>
              <table:table-cell office:value-type="string">
                <text:p>10:05:26:454 </text:p>
              </table:table-cell>
              <table:table-cell office:value-type="float" office:value="107232">
                <text:p>107232</text:p>
              </table:table-cell>
            </table:table-row>
            <table:table-row>
              <table:table-cell office:value-type="string">
                <text:p>10:05:26:548 </text:p>
              </table:table-cell>
              <table:table-cell office:value-type="float" office:value="107258">
                <text:p>107258</text:p>
              </table:table-cell>
            </table:table-row>
            <table:table-row>
              <table:table-cell office:value-type="string">
                <text:p>10:05:26:642 </text:p>
              </table:table-cell>
              <table:table-cell office:value-type="float" office:value="107303">
                <text:p>107303</text:p>
              </table:table-cell>
            </table:table-row>
            <table:table-row>
              <table:table-cell office:value-type="string">
                <text:p>10:05:26:689 </text:p>
              </table:table-cell>
              <table:table-cell office:value-type="float" office:value="107270">
                <text:p>107270</text:p>
              </table:table-cell>
            </table:table-row>
            <table:table-row>
              <table:table-cell office:value-type="string">
                <text:p>10:05:26:783 </text:p>
              </table:table-cell>
              <table:table-cell office:value-type="float" office:value="107041">
                <text:p>107041</text:p>
              </table:table-cell>
            </table:table-row>
            <table:table-row>
              <table:table-cell office:value-type="string">
                <text:p>10:05:26:877 </text:p>
              </table:table-cell>
              <table:table-cell office:value-type="float" office:value="107062">
                <text:p>107062</text:p>
              </table:table-cell>
            </table:table-row>
            <table:table-row>
              <table:table-cell office:value-type="string">
                <text:p>10:05:26:971 </text:p>
              </table:table-cell>
              <table:table-cell office:value-type="float" office:value="107088">
                <text:p>107088</text:p>
              </table:table-cell>
            </table:table-row>
            <table:table-row>
              <table:table-cell office:value-type="string">
                <text:p>10:05:27:018 </text:p>
              </table:table-cell>
              <table:table-cell office:value-type="float" office:value="107117">
                <text:p>107117</text:p>
              </table:table-cell>
            </table:table-row>
            <table:table-row>
              <table:table-cell office:value-type="string">
                <text:p>10:05:27:114 </text:p>
              </table:table-cell>
              <table:table-cell office:value-type="float" office:value="107132">
                <text:p>107132</text:p>
              </table:table-cell>
            </table:table-row>
            <table:table-row>
              <table:table-cell office:value-type="string">
                <text:p>10:05:27:208 </text:p>
              </table:table-cell>
              <table:table-cell office:value-type="float" office:value="107183">
                <text:p>107183</text:p>
              </table:table-cell>
            </table:table-row>
            <table:table-row>
              <table:table-cell office:value-type="string">
                <text:p>10:05:27:255 </text:p>
              </table:table-cell>
              <table:table-cell office:value-type="float" office:value="107233">
                <text:p>107233</text:p>
              </table:table-cell>
            </table:table-row>
            <table:table-row>
              <table:table-cell office:value-type="string">
                <text:p>10:05:27:349 </text:p>
              </table:table-cell>
              <table:table-cell office:value-type="float" office:value="107267">
                <text:p>107267</text:p>
              </table:table-cell>
            </table:table-row>
            <table:table-row>
              <table:table-cell office:value-type="string">
                <text:p>10:05:27:443 </text:p>
              </table:table-cell>
              <table:table-cell office:value-type="float" office:value="107301">
                <text:p>107301</text:p>
              </table:table-cell>
            </table:table-row>
            <table:table-row>
              <table:table-cell office:value-type="string">
                <text:p>10:05:27:490 </text:p>
              </table:table-cell>
              <table:table-cell office:value-type="float" office:value="107330">
                <text:p>107330</text:p>
              </table:table-cell>
            </table:table-row>
            <table:table-row>
              <table:table-cell office:value-type="string">
                <text:p>10:05:27:584 </text:p>
              </table:table-cell>
              <table:table-cell office:value-type="float" office:value="107097">
                <text:p>107097</text:p>
              </table:table-cell>
            </table:table-row>
            <table:table-row>
              <table:table-cell office:value-type="string">
                <text:p>10:05:27:679 </text:p>
              </table:table-cell>
              <table:table-cell office:value-type="float" office:value="107058">
                <text:p>107058</text:p>
              </table:table-cell>
            </table:table-row>
            <table:table-row>
              <table:table-cell office:value-type="string">
                <text:p>10:05:27:726 </text:p>
              </table:table-cell>
              <table:table-cell office:value-type="float" office:value="107099">
                <text:p>107099</text:p>
              </table:table-cell>
            </table:table-row>
            <table:table-row>
              <table:table-cell office:value-type="string">
                <text:p>10:05:27:821 </text:p>
              </table:table-cell>
              <table:table-cell office:value-type="float" office:value="107123">
                <text:p>107123</text:p>
              </table:table-cell>
            </table:table-row>
            <table:table-row>
              <table:table-cell office:value-type="string">
                <text:p>10:05:27:914 </text:p>
              </table:table-cell>
              <table:table-cell office:value-type="float" office:value="107125">
                <text:p>107125</text:p>
              </table:table-cell>
            </table:table-row>
            <table:table-row>
              <table:table-cell office:value-type="string">
                <text:p>10:05:27:961 </text:p>
              </table:table-cell>
              <table:table-cell office:value-type="float" office:value="107169">
                <text:p>107169</text:p>
              </table:table-cell>
            </table:table-row>
            <table:table-row>
              <table:table-cell office:value-type="string">
                <text:p>10:05:28:055 </text:p>
              </table:table-cell>
              <table:table-cell office:value-type="float" office:value="107225">
                <text:p>107225</text:p>
              </table:table-cell>
            </table:table-row>
            <table:table-row>
              <table:table-cell office:value-type="string">
                <text:p>10:05:28:149 </text:p>
              </table:table-cell>
              <table:table-cell office:value-type="float" office:value="107248">
                <text:p>107248</text:p>
              </table:table-cell>
            </table:table-row>
            <table:table-row>
              <table:table-cell office:value-type="string">
                <text:p>10:05:28:244 </text:p>
              </table:table-cell>
              <table:table-cell office:value-type="float" office:value="107269">
                <text:p>107269</text:p>
              </table:table-cell>
            </table:table-row>
            <table:table-row>
              <table:table-cell office:value-type="string">
                <text:p>10:05:28:291 </text:p>
              </table:table-cell>
              <table:table-cell office:value-type="float" office:value="107214">
                <text:p>107214</text:p>
              </table:table-cell>
            </table:table-row>
            <table:table-row>
              <table:table-cell office:value-type="string">
                <text:p>10:05:28:385 </text:p>
              </table:table-cell>
              <table:table-cell office:value-type="float" office:value="107028">
                <text:p>107028</text:p>
              </table:table-cell>
            </table:table-row>
            <table:table-row>
              <table:table-cell office:value-type="string">
                <text:p>10:05:28:479 </text:p>
              </table:table-cell>
              <table:table-cell office:value-type="float" office:value="107071">
                <text:p>107071</text:p>
              </table:table-cell>
            </table:table-row>
            <table:table-row>
              <table:table-cell office:value-type="string">
                <text:p>10:05:28:526 </text:p>
              </table:table-cell>
              <table:table-cell office:value-type="float" office:value="107109">
                <text:p>107109</text:p>
              </table:table-cell>
            </table:table-row>
            <table:table-row>
              <table:table-cell office:value-type="string">
                <text:p>10:05:28:620 </text:p>
              </table:table-cell>
              <table:table-cell office:value-type="float" office:value="107108">
                <text:p>107108</text:p>
              </table:table-cell>
            </table:table-row>
            <table:table-row>
              <table:table-cell office:value-type="string">
                <text:p>10:05:28:715 </text:p>
              </table:table-cell>
              <table:table-cell office:value-type="float" office:value="107138">
                <text:p>107138</text:p>
              </table:table-cell>
            </table:table-row>
            <table:table-row>
              <table:table-cell office:value-type="string">
                <text:p>10:05:28:762 </text:p>
              </table:table-cell>
              <table:table-cell office:value-type="float" office:value="107186">
                <text:p>107186</text:p>
              </table:table-cell>
            </table:table-row>
            <table:table-row>
              <table:table-cell office:value-type="string">
                <text:p>10:05:28:856 </text:p>
              </table:table-cell>
              <table:table-cell office:value-type="float" office:value="107240">
                <text:p>107240</text:p>
              </table:table-cell>
            </table:table-row>
            <table:table-row>
              <table:table-cell office:value-type="string">
                <text:p>10:05:28:951 </text:p>
              </table:table-cell>
              <table:table-cell office:value-type="float" office:value="107279">
                <text:p>107279</text:p>
              </table:table-cell>
            </table:table-row>
            <table:table-row>
              <table:table-cell office:value-type="string">
                <text:p>10:05:28:997 </text:p>
              </table:table-cell>
              <table:table-cell office:value-type="float" office:value="107296">
                <text:p>107296</text:p>
              </table:table-cell>
            </table:table-row>
            <table:table-row>
              <table:table-cell office:value-type="string">
                <text:p>10:05:29:091 </text:p>
              </table:table-cell>
              <table:table-cell office:value-type="float" office:value="107101">
                <text:p>107101</text:p>
              </table:table-cell>
            </table:table-row>
            <table:table-row>
              <table:table-cell office:value-type="string">
                <text:p>10:05:29:186 </text:p>
              </table:table-cell>
              <table:table-cell office:value-type="float" office:value="106989">
                <text:p>106989</text:p>
              </table:table-cell>
            </table:table-row>
            <table:table-row>
              <table:table-cell office:value-type="string">
                <text:p>10:05:29:267 </text:p>
              </table:table-cell>
              <table:table-cell office:value-type="float" office:value="107001">
                <text:p>107001</text:p>
              </table:table-cell>
            </table:table-row>
            <table:table-row>
              <table:table-cell office:value-type="string">
                <text:p>10:05:29:314 </text:p>
              </table:table-cell>
              <table:table-cell office:value-type="float" office:value="107027">
                <text:p>107027</text:p>
              </table:table-cell>
            </table:table-row>
            <table:table-row>
              <table:table-cell office:value-type="string">
                <text:p>10:05:29:409 </text:p>
              </table:table-cell>
              <table:table-cell office:value-type="float" office:value="107023">
                <text:p>107023</text:p>
              </table:table-cell>
            </table:table-row>
            <table:table-row>
              <table:table-cell office:value-type="string">
                <text:p>10:05:29:503 </text:p>
              </table:table-cell>
              <table:table-cell office:value-type="float" office:value="107054">
                <text:p>107054</text:p>
              </table:table-cell>
            </table:table-row>
            <table:table-row>
              <table:table-cell office:value-type="string">
                <text:p>10:05:29:597 </text:p>
              </table:table-cell>
              <table:table-cell office:value-type="float" office:value="107084">
                <text:p>107084</text:p>
              </table:table-cell>
            </table:table-row>
            <table:table-row>
              <table:table-cell office:value-type="string">
                <text:p>10:05:29:644 </text:p>
              </table:table-cell>
              <table:table-cell office:value-type="float" office:value="107116">
                <text:p>107116</text:p>
              </table:table-cell>
            </table:table-row>
            <table:table-row>
              <table:table-cell office:value-type="string">
                <text:p>10:05:29:739 </text:p>
              </table:table-cell>
              <table:table-cell office:value-type="float" office:value="107140">
                <text:p>107140</text:p>
              </table:table-cell>
            </table:table-row>
            <table:table-row>
              <table:table-cell office:value-type="string">
                <text:p>10:05:29:833 </text:p>
              </table:table-cell>
              <table:table-cell office:value-type="float" office:value="107174">
                <text:p>107174</text:p>
              </table:table-cell>
            </table:table-row>
            <table:table-row>
              <table:table-cell office:value-type="string">
                <text:p>10:05:29:880 </text:p>
              </table:table-cell>
              <table:table-cell office:value-type="float" office:value="107024">
                <text:p>107024</text:p>
              </table:table-cell>
            </table:table-row>
            <table:table-row>
              <table:table-cell office:value-type="string">
                <text:p>10:05:29:974 </text:p>
              </table:table-cell>
              <table:table-cell office:value-type="float" office:value="106927">
                <text:p>106927</text:p>
              </table:table-cell>
            </table:table-row>
            <table:table-row>
              <table:table-cell office:value-type="string">
                <text:p>10:05:30:069 </text:p>
              </table:table-cell>
              <table:table-cell office:value-type="float" office:value="106934">
                <text:p>106934</text:p>
              </table:table-cell>
            </table:table-row>
            <table:table-row>
              <table:table-cell office:value-type="string">
                <text:p>10:05:30:116 </text:p>
              </table:table-cell>
              <table:table-cell office:value-type="float" office:value="106976">
                <text:p>106976</text:p>
              </table:table-cell>
            </table:table-row>
            <table:table-row>
              <table:table-cell office:value-type="string">
                <text:p>10:05:30:210 </text:p>
              </table:table-cell>
              <table:table-cell office:value-type="float" office:value="106986">
                <text:p>106986</text:p>
              </table:table-cell>
            </table:table-row>
            <table:table-row>
              <table:table-cell office:value-type="string">
                <text:p>10:05:30:304 </text:p>
              </table:table-cell>
              <table:table-cell office:value-type="float" office:value="107017">
                <text:p>107017</text:p>
              </table:table-cell>
            </table:table-row>
            <table:table-row>
              <table:table-cell office:value-type="string">
                <text:p>10:05:30:352 </text:p>
              </table:table-cell>
              <table:table-cell office:value-type="float" office:value="107073">
                <text:p>107073</text:p>
              </table:table-cell>
            </table:table-row>
            <table:table-row>
              <table:table-cell office:value-type="string">
                <text:p>10:05:30:445 </text:p>
              </table:table-cell>
              <table:table-cell office:value-type="float" office:value="107099">
                <text:p>107099</text:p>
              </table:table-cell>
            </table:table-row>
            <table:table-row>
              <table:table-cell office:value-type="string">
                <text:p>10:05:30:540 </text:p>
              </table:table-cell>
              <table:table-cell office:value-type="float" office:value="107134">
                <text:p>107134</text:p>
              </table:table-cell>
            </table:table-row>
            <table:table-row>
              <table:table-cell office:value-type="string">
                <text:p>10:05:30:587 </text:p>
              </table:table-cell>
              <table:table-cell office:value-type="float" office:value="107172">
                <text:p>107172</text:p>
              </table:table-cell>
            </table:table-row>
            <table:table-row>
              <table:table-cell office:value-type="string">
                <text:p>10:05:30:682 </text:p>
              </table:table-cell>
              <table:table-cell office:value-type="float" office:value="107187">
                <text:p>107187</text:p>
              </table:table-cell>
            </table:table-row>
            <table:table-row>
              <table:table-cell office:value-type="string">
                <text:p>10:05:30:776 </text:p>
              </table:table-cell>
              <table:table-cell office:value-type="float" office:value="106944">
                <text:p>106944</text:p>
              </table:table-cell>
            </table:table-row>
            <table:table-row>
              <table:table-cell office:value-type="string">
                <text:p>10:05:30:871 </text:p>
              </table:table-cell>
              <table:table-cell office:value-type="float" office:value="106928">
                <text:p>106928</text:p>
              </table:table-cell>
            </table:table-row>
            <table:table-row>
              <table:table-cell office:value-type="string">
                <text:p>10:05:30:918 </text:p>
              </table:table-cell>
              <table:table-cell office:value-type="float" office:value="106962">
                <text:p>106962</text:p>
              </table:table-cell>
            </table:table-row>
            <table:table-row>
              <table:table-cell office:value-type="string">
                <text:p>10:05:31:012 </text:p>
              </table:table-cell>
              <table:table-cell office:value-type="float" office:value="106958">
                <text:p>106958</text:p>
              </table:table-cell>
            </table:table-row>
            <table:table-row>
              <table:table-cell office:value-type="string">
                <text:p>10:05:31:106 </text:p>
              </table:table-cell>
              <table:table-cell office:value-type="float" office:value="106961">
                <text:p>106961</text:p>
              </table:table-cell>
            </table:table-row>
            <table:table-row>
              <table:table-cell office:value-type="string">
                <text:p>10:05:31:154 </text:p>
              </table:table-cell>
              <table:table-cell office:value-type="float" office:value="107002">
                <text:p>107002</text:p>
              </table:table-cell>
            </table:table-row>
            <table:table-row>
              <table:table-cell office:value-type="string">
                <text:p>10:05:31:248 </text:p>
              </table:table-cell>
              <table:table-cell office:value-type="float" office:value="107049">
                <text:p>107049</text:p>
              </table:table-cell>
            </table:table-row>
            <table:table-row>
              <table:table-cell office:value-type="string">
                <text:p>10:05:31:342 </text:p>
              </table:table-cell>
              <table:table-cell office:value-type="float" office:value="107084">
                <text:p>107084</text:p>
              </table:table-cell>
            </table:table-row>
            <table:table-row>
              <table:table-cell office:value-type="string">
                <text:p>10:05:31:389 </text:p>
              </table:table-cell>
              <table:table-cell office:value-type="float" office:value="107132">
                <text:p>107132</text:p>
              </table:table-cell>
            </table:table-row>
            <table:table-row>
              <table:table-cell office:value-type="string">
                <text:p>10:05:31:484 </text:p>
              </table:table-cell>
              <table:table-cell office:value-type="float" office:value="107165">
                <text:p>107165</text:p>
              </table:table-cell>
            </table:table-row>
            <table:table-row>
              <table:table-cell office:value-type="string">
                <text:p>10:05:31:578 </text:p>
              </table:table-cell>
              <table:table-cell office:value-type="float" office:value="106952">
                <text:p>106952</text:p>
              </table:table-cell>
            </table:table-row>
            <table:table-row>
              <table:table-cell office:value-type="string">
                <text:p>10:05:31:626 </text:p>
              </table:table-cell>
              <table:table-cell office:value-type="float" office:value="106940">
                <text:p>106940</text:p>
              </table:table-cell>
            </table:table-row>
            <table:table-row>
              <table:table-cell office:value-type="string">
                <text:p>10:05:31:720 </text:p>
              </table:table-cell>
              <table:table-cell office:value-type="float" office:value="107003">
                <text:p>107003</text:p>
              </table:table-cell>
            </table:table-row>
            <table:table-row>
              <table:table-cell office:value-type="string">
                <text:p>10:05:31:814 </text:p>
              </table:table-cell>
              <table:table-cell office:value-type="float" office:value="107008">
                <text:p>107008</text:p>
              </table:table-cell>
            </table:table-row>
            <table:table-row>
              <table:table-cell office:value-type="string">
                <text:p>10:05:31:861 </text:p>
              </table:table-cell>
              <table:table-cell office:value-type="float" office:value="107018">
                <text:p>107018</text:p>
              </table:table-cell>
            </table:table-row>
            <table:table-row>
              <table:table-cell office:value-type="string">
                <text:p>10:05:31:955 </text:p>
              </table:table-cell>
              <table:table-cell office:value-type="float" office:value="107077">
                <text:p>107077</text:p>
              </table:table-cell>
            </table:table-row>
            <table:table-row>
              <table:table-cell office:value-type="string">
                <text:p>10:05:32:036 </text:p>
              </table:table-cell>
              <table:table-cell office:value-type="float" office:value="107107">
                <text:p>107107</text:p>
              </table:table-cell>
            </table:table-row>
            <table:table-row>
              <table:table-cell office:value-type="string">
                <text:p>10:05:32:124 </text:p>
              </table:table-cell>
              <table:table-cell office:value-type="float" office:value="107139">
                <text:p>107139</text:p>
              </table:table-cell>
            </table:table-row>
            <table:table-row>
              <table:table-cell office:value-type="string">
                <text:p>10:05:32:219 </text:p>
              </table:table-cell>
              <table:table-cell office:value-type="float" office:value="107168">
                <text:p>107168</text:p>
              </table:table-cell>
            </table:table-row>
            <table:table-row>
              <table:table-cell office:value-type="string">
                <text:p>10:05:32:266 </text:p>
              </table:table-cell>
              <table:table-cell office:value-type="float" office:value="107160">
                <text:p>107160</text:p>
              </table:table-cell>
            </table:table-row>
            <table:table-row>
              <table:table-cell office:value-type="string">
                <text:p>10:05:32:360 </text:p>
              </table:table-cell>
              <table:table-cell office:value-type="float" office:value="106940">
                <text:p>106940</text:p>
              </table:table-cell>
            </table:table-row>
            <table:table-row>
              <table:table-cell office:value-type="string">
                <text:p>10:05:32:454 </text:p>
              </table:table-cell>
              <table:table-cell office:value-type="float" office:value="106919">
                <text:p>106919</text:p>
              </table:table-cell>
            </table:table-row>
            <table:table-row>
              <table:table-cell office:value-type="string">
                <text:p>10:05:32:501 </text:p>
              </table:table-cell>
              <table:table-cell office:value-type="float" office:value="106928">
                <text:p>106928</text:p>
              </table:table-cell>
            </table:table-row>
            <table:table-row>
              <table:table-cell office:value-type="string">
                <text:p>10:05:32:595 </text:p>
              </table:table-cell>
              <table:table-cell office:value-type="float" office:value="106953">
                <text:p>106953</text:p>
              </table:table-cell>
            </table:table-row>
            <table:table-row>
              <table:table-cell office:value-type="string">
                <text:p>10:05:32:689 </text:p>
              </table:table-cell>
              <table:table-cell office:value-type="float" office:value="106956">
                <text:p>106956</text:p>
              </table:table-cell>
            </table:table-row>
            <table:table-row>
              <table:table-cell office:value-type="string">
                <text:p>10:05:32:783 </text:p>
              </table:table-cell>
              <table:table-cell office:value-type="float" office:value="106996">
                <text:p>106996</text:p>
              </table:table-cell>
            </table:table-row>
            <table:table-row>
              <table:table-cell office:value-type="string">
                <text:p>10:05:32:830 </text:p>
              </table:table-cell>
              <table:table-cell office:value-type="float" office:value="107020">
                <text:p>107020</text:p>
              </table:table-cell>
            </table:table-row>
            <table:table-row>
              <table:table-cell office:value-type="string">
                <text:p>10:05:32:916 </text:p>
              </table:table-cell>
              <table:table-cell office:value-type="float" office:value="107045">
                <text:p>107045</text:p>
              </table:table-cell>
            </table:table-row>
            <table:table-row>
              <table:table-cell office:value-type="string">
                <text:p>10:05:33:003 </text:p>
              </table:table-cell>
              <table:table-cell office:value-type="float" office:value="107069">
                <text:p>107069</text:p>
              </table:table-cell>
            </table:table-row>
            <table:table-row>
              <table:table-cell office:value-type="string">
                <text:p>10:05:33:097 </text:p>
              </table:table-cell>
              <table:table-cell office:value-type="float" office:value="107092">
                <text:p>107092</text:p>
              </table:table-cell>
            </table:table-row>
            <table:table-row>
              <table:table-cell office:value-type="string">
                <text:p>10:05:33:144 </text:p>
              </table:table-cell>
              <table:table-cell office:value-type="float" office:value="106924">
                <text:p>106924</text:p>
              </table:table-cell>
            </table:table-row>
            <table:table-row>
              <table:table-cell office:value-type="string">
                <text:p>10:05:33:238 </text:p>
              </table:table-cell>
              <table:table-cell office:value-type="float" office:value="106830">
                <text:p>106830</text:p>
              </table:table-cell>
            </table:table-row>
            <table:table-row>
              <table:table-cell office:value-type="string">
                <text:p>10:05:33:333 </text:p>
              </table:table-cell>
              <table:table-cell office:value-type="float" office:value="106832">
                <text:p>106832</text:p>
              </table:table-cell>
            </table:table-row>
            <table:table-row>
              <table:table-cell office:value-type="string">
                <text:p>10:05:33:380 </text:p>
              </table:table-cell>
              <table:table-cell office:value-type="float" office:value="106856">
                <text:p>106856</text:p>
              </table:table-cell>
            </table:table-row>
            <table:table-row>
              <table:table-cell office:value-type="string">
                <text:p>10:05:33:474 </text:p>
              </table:table-cell>
              <table:table-cell office:value-type="float" office:value="106852">
                <text:p>106852</text:p>
              </table:table-cell>
            </table:table-row>
            <table:table-row>
              <table:table-cell office:value-type="string">
                <text:p>10:05:33:568 </text:p>
              </table:table-cell>
              <table:table-cell office:value-type="float" office:value="106874">
                <text:p>106874</text:p>
              </table:table-cell>
            </table:table-row>
            <table:table-row>
              <table:table-cell office:value-type="string">
                <text:p>10:05:33:614 </text:p>
              </table:table-cell>
              <table:table-cell office:value-type="float" office:value="106920">
                <text:p>106920</text:p>
              </table:table-cell>
            </table:table-row>
            <table:table-row>
              <table:table-cell office:value-type="string">
                <text:p>10:05:33:709 </text:p>
              </table:table-cell>
              <table:table-cell office:value-type="float" office:value="106950">
                <text:p>106950</text:p>
              </table:table-cell>
            </table:table-row>
            <table:table-row>
              <table:table-cell office:value-type="string">
                <text:p>10:05:33:803 </text:p>
              </table:table-cell>
              <table:table-cell office:value-type="float" office:value="106989">
                <text:p>106989</text:p>
              </table:table-cell>
            </table:table-row>
            <table:table-row>
              <table:table-cell office:value-type="string">
                <text:p>10:05:33:897 </text:p>
              </table:table-cell>
              <table:table-cell office:value-type="float" office:value="107016">
                <text:p>107016</text:p>
              </table:table-cell>
            </table:table-row>
            <table:table-row>
              <table:table-cell office:value-type="string">
                <text:p>10:05:33:944 </text:p>
              </table:table-cell>
              <table:table-cell office:value-type="float" office:value="107009">
                <text:p>107009</text:p>
              </table:table-cell>
            </table:table-row>
            <table:table-row>
              <table:table-cell office:value-type="string">
                <text:p>10:05:34:039 </text:p>
              </table:table-cell>
              <table:table-cell office:value-type="float" office:value="106802">
                <text:p>106802</text:p>
              </table:table-cell>
            </table:table-row>
            <table:table-row>
              <table:table-cell office:value-type="string">
                <text:p>10:05:34:133 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10:05:34:180 </text:p>
              </table:table-cell>
              <table:table-cell office:value-type="float" office:value="106794">
                <text:p>106794</text:p>
              </table:table-cell>
            </table:table-row>
            <table:table-row>
              <table:table-cell office:value-type="string">
                <text:p>10:05:34:274 </text:p>
              </table:table-cell>
              <table:table-cell office:value-type="float" office:value="106814">
                <text:p>106814</text:p>
              </table:table-cell>
            </table:table-row>
            <table:table-row>
              <table:table-cell office:value-type="string">
                <text:p>10:05:34:368 </text:p>
              </table:table-cell>
              <table:table-cell office:value-type="float" office:value="106811">
                <text:p>106811</text:p>
              </table:table-cell>
            </table:table-row>
            <table:table-row>
              <table:table-cell office:value-type="string">
                <text:p>10:05:34:415 </text:p>
              </table:table-cell>
              <table:table-cell office:value-type="float" office:value="106861">
                <text:p>106861</text:p>
              </table:table-cell>
            </table:table-row>
            <table:table-row>
              <table:table-cell office:value-type="string">
                <text:p>10:05:34:509 </text:p>
              </table:table-cell>
              <table:table-cell office:value-type="float" office:value="106910">
                <text:p>106910</text:p>
              </table:table-cell>
            </table:table-row>
            <table:table-row>
              <table:table-cell office:value-type="string">
                <text:p>10:05:34:603 </text:p>
              </table:table-cell>
              <table:table-cell office:value-type="float" office:value="106933">
                <text:p>106933</text:p>
              </table:table-cell>
            </table:table-row>
            <table:table-row>
              <table:table-cell office:value-type="string">
                <text:p>10:05:34:650 </text:p>
              </table:table-cell>
              <table:table-cell office:value-type="float" office:value="106961">
                <text:p>106961</text:p>
              </table:table-cell>
            </table:table-row>
            <table:table-row>
              <table:table-cell office:value-type="string">
                <text:p>10:05:34:744 </text:p>
              </table:table-cell>
              <table:table-cell office:value-type="float" office:value="106994">
                <text:p>106994</text:p>
              </table:table-cell>
            </table:table-row>
            <table:table-row>
              <table:table-cell office:value-type="string">
                <text:p>10:05:34:838 </text:p>
              </table:table-cell>
              <table:table-cell office:value-type="float" office:value="106807">
                <text:p>106807</text:p>
              </table:table-cell>
            </table:table-row>
            <table:table-row>
              <table:table-cell office:value-type="string">
                <text:p>10:05:34:885 </text:p>
              </table:table-cell>
              <table:table-cell office:value-type="float" office:value="106782">
                <text:p>106782</text:p>
              </table:table-cell>
            </table:table-row>
            <table:table-row>
              <table:table-cell office:value-type="string">
                <text:p>10:05:34:979 </text:p>
              </table:table-cell>
              <table:table-cell office:value-type="float" office:value="106826">
                <text:p>106826</text:p>
              </table:table-cell>
            </table:table-row>
            <table:table-row>
              <table:table-cell office:value-type="string">
                <text:p>10:05:35:073 </text:p>
              </table:table-cell>
              <table:table-cell office:value-type="float" office:value="106835">
                <text:p>106835</text:p>
              </table:table-cell>
            </table:table-row>
            <table:table-row>
              <table:table-cell office:value-type="string">
                <text:p>10:05:35:168 </text:p>
              </table:table-cell>
              <table:table-cell office:value-type="float" office:value="106837">
                <text:p>106837</text:p>
              </table:table-cell>
            </table:table-row>
            <table:table-row>
              <table:table-cell office:value-type="string">
                <text:p>10:05:35:214 </text:p>
              </table:table-cell>
              <table:table-cell office:value-type="float" office:value="106901">
                <text:p>106901</text:p>
              </table:table-cell>
            </table:table-row>
            <table:table-row>
              <table:table-cell office:value-type="string">
                <text:p>10:05:35:309 </text:p>
              </table:table-cell>
              <table:table-cell office:value-type="float" office:value="106944">
                <text:p>106944</text:p>
              </table:table-cell>
            </table:table-row>
            <table:table-row>
              <table:table-cell office:value-type="string">
                <text:p>10:05:35:403 </text:p>
              </table:table-cell>
              <table:table-cell office:value-type="float" office:value="106961">
                <text:p>106961</text:p>
              </table:table-cell>
            </table:table-row>
            <table:table-row>
              <table:table-cell office:value-type="string">
                <text:p>10:05:35:488 </text:p>
              </table:table-cell>
              <table:table-cell office:value-type="float" office:value="106991">
                <text:p>106991</text:p>
              </table:table-cell>
            </table:table-row>
            <table:table-row>
              <table:table-cell office:value-type="string">
                <text:p>10:05:35:535 </text:p>
              </table:table-cell>
              <table:table-cell office:value-type="float" office:value="106902">
                <text:p>106902</text:p>
              </table:table-cell>
            </table:table-row>
            <table:table-row>
              <table:table-cell office:value-type="string">
                <text:p>10:05:35:629 </text:p>
              </table:table-cell>
              <table:table-cell office:value-type="float" office:value="106763">
                <text:p>106763</text:p>
              </table:table-cell>
            </table:table-row>
            <table:table-row>
              <table:table-cell office:value-type="string">
                <text:p>10:05:35:723 </text:p>
              </table:table-cell>
              <table:table-cell office:value-type="float" office:value="106764">
                <text:p>106764</text:p>
              </table:table-cell>
            </table:table-row>
            <table:table-row>
              <table:table-cell office:value-type="string">
                <text:p>10:05:35:770 </text:p>
              </table:table-cell>
              <table:table-cell office:value-type="float" office:value="106790">
                <text:p>106790</text:p>
              </table:table-cell>
            </table:table-row>
            <table:table-row>
              <table:table-cell office:value-type="string">
                <text:p>10:05:35:864 </text:p>
              </table:table-cell>
              <table:table-cell office:value-type="float" office:value="106800">
                <text:p>106800</text:p>
              </table:table-cell>
            </table:table-row>
            <table:table-row>
              <table:table-cell office:value-type="string">
                <text:p>10:05:35:958 </text:p>
              </table:table-cell>
              <table:table-cell office:value-type="float" office:value="106831">
                <text:p>106831</text:p>
              </table:table-cell>
            </table:table-row>
            <table:table-row>
              <table:table-cell office:value-type="string">
                <text:p>10:05:36:005 </text:p>
              </table:table-cell>
              <table:table-cell office:value-type="float" office:value="106884">
                <text:p>106884</text:p>
              </table:table-cell>
            </table:table-row>
            <table:table-row>
              <table:table-cell office:value-type="string">
                <text:p>10:05:36:099 </text:p>
              </table:table-cell>
              <table:table-cell office:value-type="float" office:value="106930">
                <text:p>106930</text:p>
              </table:table-cell>
            </table:table-row>
            <table:table-row>
              <table:table-cell office:value-type="string">
                <text:p>10:05:36:193 </text:p>
              </table:table-cell>
              <table:table-cell office:value-type="float" office:value="106960">
                <text:p>106960</text:p>
              </table:table-cell>
            </table:table-row>
            <table:table-row>
              <table:table-cell office:value-type="string">
                <text:p>10:05:36:240 </text:p>
              </table:table-cell>
              <table:table-cell office:value-type="float" office:value="107008">
                <text:p>107008</text:p>
              </table:table-cell>
            </table:table-row>
            <table:table-row>
              <table:table-cell office:value-type="string">
                <text:p>10:05:36:334 </text:p>
              </table:table-cell>
              <table:table-cell office:value-type="float" office:value="106869">
                <text:p>106869</text:p>
              </table:table-cell>
            </table:table-row>
            <table:table-row>
              <table:table-cell office:value-type="string">
                <text:p>10:05:36:429 </text:p>
              </table:table-cell>
              <table:table-cell office:value-type="float" office:value="106738">
                <text:p>106738</text:p>
              </table:table-cell>
            </table:table-row>
            <table:table-row>
              <table:table-cell office:value-type="string">
                <text:p>10:05:36:524 </text:p>
              </table:table-cell>
              <table:table-cell office:value-type="float" office:value="106747">
                <text:p>106747</text:p>
              </table:table-cell>
            </table:table-row>
            <table:table-row>
              <table:table-cell office:value-type="string">
                <text:p>10:05:36:572 </text:p>
              </table:table-cell>
              <table:table-cell office:value-type="float" office:value="106786">
                <text:p>106786</text:p>
              </table:table-cell>
            </table:table-row>
            <table:table-row>
              <table:table-cell office:value-type="string">
                <text:p>10:05:36:666 </text:p>
              </table:table-cell>
              <table:table-cell office:value-type="float" office:value="106783">
                <text:p>106783</text:p>
              </table:table-cell>
            </table:table-row>
            <table:table-row>
              <table:table-cell office:value-type="string">
                <text:p>10:05:36:760 </text:p>
              </table:table-cell>
              <table:table-cell office:value-type="float" office:value="106810">
                <text:p>106810</text:p>
              </table:table-cell>
            </table:table-row>
            <table:table-row>
              <table:table-cell office:value-type="string">
                <text:p>10:05:36:807 </text:p>
              </table:table-cell>
              <table:table-cell office:value-type="float" office:value="106871">
                <text:p>106871</text:p>
              </table:table-cell>
            </table:table-row>
            <table:table-row>
              <table:table-cell office:value-type="string">
                <text:p>10:05:36:901 </text:p>
              </table:table-cell>
              <table:table-cell office:value-type="float" office:value="106896">
                <text:p>106896</text:p>
              </table:table-cell>
            </table:table-row>
            <table:table-row>
              <table:table-cell office:value-type="string">
                <text:p>10:05:36:995 </text:p>
              </table:table-cell>
              <table:table-cell office:value-type="float" office:value="106931">
                <text:p>106931</text:p>
              </table:table-cell>
            </table:table-row>
            <table:table-row>
              <table:table-cell office:value-type="string">
                <text:p>10:05:37:042 </text:p>
              </table:table-cell>
              <table:table-cell office:value-type="float" office:value="106973">
                <text:p>106973</text:p>
              </table:table-cell>
            </table:table-row>
            <table:table-row>
              <table:table-cell office:value-type="string">
                <text:p>10:05:37:122 </text:p>
              </table:table-cell>
              <table:table-cell office:value-type="float" office:value="106936">
                <text:p>106936</text:p>
              </table:table-cell>
            </table:table-row>
            <table:table-row>
              <table:table-cell office:value-type="string">
                <text:p>10:05:37:217 </text:p>
              </table:table-cell>
              <table:table-cell office:value-type="float" office:value="106741">
                <text:p>106741</text:p>
              </table:table-cell>
            </table:table-row>
            <table:table-row>
              <table:table-cell office:value-type="string">
                <text:p>10:05:37:311 </text:p>
              </table:table-cell>
              <table:table-cell office:value-type="float" office:value="106748">
                <text:p>106748</text:p>
              </table:table-cell>
            </table:table-row>
            <table:table-row>
              <table:table-cell office:value-type="string">
                <text:p>10:05:37:359 </text:p>
              </table:table-cell>
              <table:table-cell office:value-type="float" office:value="106793">
                <text:p>106793</text:p>
              </table:table-cell>
            </table:table-row>
            <table:table-row>
              <table:table-cell office:value-type="string">
                <text:p>10:05:37:453 </text:p>
              </table:table-cell>
              <table:table-cell office:value-type="float" office:value="106806">
                <text:p>106806</text:p>
              </table:table-cell>
            </table:table-row>
            <table:table-row>
              <table:table-cell office:value-type="string">
                <text:p>10:05:37:547 </text:p>
              </table:table-cell>
              <table:table-cell office:value-type="float" office:value="106824">
                <text:p>106824</text:p>
              </table:table-cell>
            </table:table-row>
            <table:table-row>
              <table:table-cell office:value-type="string">
                <text:p>10:05:37:594 </text:p>
              </table:table-cell>
              <table:table-cell office:value-type="float" office:value="106882">
                <text:p>106882</text:p>
              </table:table-cell>
            </table:table-row>
            <table:table-row>
              <table:table-cell office:value-type="string">
                <text:p>10:05:37:689 </text:p>
              </table:table-cell>
              <table:table-cell office:value-type="float" office:value="106932">
                <text:p>106932</text:p>
              </table:table-cell>
            </table:table-row>
            <table:table-row>
              <table:table-cell office:value-type="string">
                <text:p>10:05:37:783 </text:p>
              </table:table-cell>
              <table:table-cell office:value-type="float" office:value="106967">
                <text:p>106967</text:p>
              </table:table-cell>
            </table:table-row>
            <table:table-row>
              <table:table-cell office:value-type="string">
                <text:p>10:05:37:876 </text:p>
              </table:table-cell>
              <table:table-cell office:value-type="float" office:value="107011">
                <text:p>107011</text:p>
              </table:table-cell>
            </table:table-row>
            <table:table-row>
              <table:table-cell office:value-type="string">
                <text:p>10:05:37:923 </text:p>
              </table:table-cell>
              <table:table-cell office:value-type="float" office:value="106956">
                <text:p>106956</text:p>
              </table:table-cell>
            </table:table-row>
            <table:table-row>
              <table:table-cell office:value-type="string">
                <text:p>10:05:38:017 </text:p>
              </table:table-cell>
              <table:table-cell office:value-type="float" office:value="106782">
                <text:p>106782</text:p>
              </table:table-cell>
            </table:table-row>
            <table:table-row>
              <table:table-cell office:value-type="string">
                <text:p>10:05:38:111 </text:p>
              </table:table-cell>
              <table:table-cell office:value-type="float" office:value="106825">
                <text:p>106825</text:p>
              </table:table-cell>
            </table:table-row>
            <table:table-row>
              <table:table-cell office:value-type="string">
                <text:p>10:05:38:159 </text:p>
              </table:table-cell>
              <table:table-cell office:value-type="float" office:value="106873">
                <text:p>106873</text:p>
              </table:table-cell>
            </table:table-row>
            <table:table-row>
              <table:table-cell office:value-type="string">
                <text:p>10:05:38:253 </text:p>
              </table:table-cell>
              <table:table-cell office:value-type="float" office:value="106860">
                <text:p>106860</text:p>
              </table:table-cell>
            </table:table-row>
            <table:table-row>
              <table:table-cell office:value-type="string">
                <text:p>10:05:38:347 </text:p>
              </table:table-cell>
              <table:table-cell office:value-type="float" office:value="106896">
                <text:p>106896</text:p>
              </table:table-cell>
            </table:table-row>
            <table:table-row>
              <table:table-cell office:value-type="string">
                <text:p>10:05:38:394 </text:p>
              </table:table-cell>
              <table:table-cell office:value-type="float" office:value="106954">
                <text:p>106954</text:p>
              </table:table-cell>
            </table:table-row>
            <table:table-row>
              <table:table-cell office:value-type="string">
                <text:p>10:05:38:488 </text:p>
              </table:table-cell>
              <table:table-cell office:value-type="float" office:value="106997">
                <text:p>106997</text:p>
              </table:table-cell>
            </table:table-row>
            <table:table-row>
              <table:table-cell office:value-type="string">
                <text:p>10:05:38:582 </text:p>
              </table:table-cell>
              <table:table-cell office:value-type="float" office:value="107027">
                <text:p>107027</text:p>
              </table:table-cell>
            </table:table-row>
            <table:table-row>
              <table:table-cell office:value-type="string">
                <text:p>10:05:38:629 </text:p>
              </table:table-cell>
              <table:table-cell office:value-type="float" office:value="107032">
                <text:p>107032</text:p>
              </table:table-cell>
            </table:table-row>
            <table:table-row>
              <table:table-cell office:value-type="string">
                <text:p>10:05:38:722 </text:p>
              </table:table-cell>
              <table:table-cell office:value-type="float" office:value="106826">
                <text:p>106826</text:p>
              </table:table-cell>
            </table:table-row>
            <table:table-row>
              <table:table-cell office:value-type="string">
                <text:p>10:05:38:817 </text:p>
              </table:table-cell>
              <table:table-cell office:value-type="float" office:value="106836">
                <text:p>106836</text:p>
              </table:table-cell>
            </table:table-row>
            <table:table-row>
              <table:table-cell office:value-type="string">
                <text:p>10:05:38:911 </text:p>
              </table:table-cell>
              <table:table-cell office:value-type="float" office:value="106876">
                <text:p>106876</text:p>
              </table:table-cell>
            </table:table-row>
            <table:table-row>
              <table:table-cell office:value-type="string">
                <text:p>10:05:38:958 </text:p>
              </table:table-cell>
              <table:table-cell office:value-type="float" office:value="106888">
                <text:p>106888</text:p>
              </table:table-cell>
            </table:table-row>
            <table:table-row>
              <table:table-cell office:value-type="string">
                <text:p>10:05:39:052 </text:p>
              </table:table-cell>
              <table:table-cell office:value-type="float" office:value="106896">
                <text:p>106896</text:p>
              </table:table-cell>
            </table:table-row>
            <table:table-row>
              <table:table-cell office:value-type="string">
                <text:p>10:05:39:146 </text:p>
              </table:table-cell>
              <table:table-cell office:value-type="float" office:value="106946">
                <text:p>106946</text:p>
              </table:table-cell>
            </table:table-row>
            <table:table-row>
              <table:table-cell office:value-type="string">
                <text:p>10:05:39:194 </text:p>
              </table:table-cell>
              <table:table-cell office:value-type="float" office:value="106990">
                <text:p>106990</text:p>
              </table:table-cell>
            </table:table-row>
            <table:table-row>
              <table:table-cell office:value-type="string">
                <text:p>10:05:39:288 </text:p>
              </table:table-cell>
              <table:table-cell office:value-type="float" office:value="107024">
                <text:p>107024</text:p>
              </table:table-cell>
            </table:table-row>
            <table:table-row>
              <table:table-cell office:value-type="string">
                <text:p>10:05:39:382 </text:p>
              </table:table-cell>
              <table:table-cell office:value-type="float" office:value="107050">
                <text:p>107050</text:p>
              </table:table-cell>
            </table:table-row>
            <table:table-row>
              <table:table-cell office:value-type="string">
                <text:p>10:05:39:429 </text:p>
              </table:table-cell>
              <table:table-cell office:value-type="float" office:value="106862">
                <text:p>106862</text:p>
              </table:table-cell>
            </table:table-row>
            <table:table-row>
              <table:table-cell office:value-type="string">
                <text:p>10:05:39:523 </text:p>
              </table:table-cell>
              <table:table-cell office:value-type="float" office:value="106755">
                <text:p>106755</text:p>
              </table:table-cell>
            </table:table-row>
            <table:table-row>
              <table:table-cell office:value-type="string">
                <text:p>10:05:39:618 </text:p>
              </table:table-cell>
              <table:table-cell office:value-type="float" office:value="106766">
                <text:p>106766</text:p>
              </table:table-cell>
            </table:table-row>
            <table:table-row>
              <table:table-cell office:value-type="string">
                <text:p>10:05:39:665 </text:p>
              </table:table-cell>
              <table:table-cell office:value-type="float" office:value="106790">
                <text:p>106790</text:p>
              </table:table-cell>
            </table:table-row>
            <table:table-row>
              <table:table-cell office:value-type="string">
                <text:p>10:05:39:759 </text:p>
              </table:table-cell>
              <table:table-cell office:value-type="float" office:value="106787">
                <text:p>106787</text:p>
              </table:table-cell>
            </table:table-row>
            <table:table-row>
              <table:table-cell office:value-type="string">
                <text:p>10:05:39:853 </text:p>
              </table:table-cell>
              <table:table-cell office:value-type="float" office:value="106824">
                <text:p>106824</text:p>
              </table:table-cell>
            </table:table-row>
            <table:table-row>
              <table:table-cell office:value-type="string">
                <text:p>10:05:39:947 </text:p>
              </table:table-cell>
              <table:table-cell office:value-type="float" office:value="106870">
                <text:p>106870</text:p>
              </table:table-cell>
            </table:table-row>
            <table:table-row>
              <table:table-cell office:value-type="string">
                <text:p>10:05:39:994 </text:p>
              </table:table-cell>
              <table:table-cell office:value-type="float" office:value="106901">
                <text:p>106901</text:p>
              </table:table-cell>
            </table:table-row>
            <table:table-row>
              <table:table-cell office:value-type="string">
                <text:p>10:05:40:089 </text:p>
              </table:table-cell>
              <table:table-cell office:value-type="float" office:value="106933">
                <text:p>106933</text:p>
              </table:table-cell>
            </table:table-row>
            <table:table-row>
              <table:table-cell office:value-type="string">
                <text:p>10:05:40:183 </text:p>
              </table:table-cell>
              <table:table-cell office:value-type="float" office:value="106918">
                <text:p>106918</text:p>
              </table:table-cell>
            </table:table-row>
            <table:table-row>
              <table:table-cell office:value-type="string">
                <text:p>10:05:40:230 </text:p>
              </table:table-cell>
              <table:table-cell office:value-type="float" office:value="106707">
                <text:p>106707</text:p>
              </table:table-cell>
            </table:table-row>
            <table:table-row>
              <table:table-cell office:value-type="string">
                <text:p>10:05:40:324 </text:p>
              </table:table-cell>
              <table:table-cell office:value-type="float" office:value="106680">
                <text:p>106680</text:p>
              </table:table-cell>
            </table:table-row>
            <table:table-row>
              <table:table-cell office:value-type="string">
                <text:p>10:05:40:418 </text:p>
              </table:table-cell>
              <table:table-cell office:value-type="float" office:value="106696">
                <text:p>106696</text:p>
              </table:table-cell>
            </table:table-row>
            <table:table-row>
              <table:table-cell office:value-type="string">
                <text:p>10:05:40:503 </text:p>
              </table:table-cell>
              <table:table-cell office:value-type="float" office:value="106704">
                <text:p>106704</text:p>
              </table:table-cell>
            </table:table-row>
            <table:table-row>
              <table:table-cell office:value-type="string">
                <text:p>10:05:40:550 </text:p>
              </table:table-cell>
              <table:table-cell office:value-type="float" office:value="106713">
                <text:p>106713</text:p>
              </table:table-cell>
            </table:table-row>
            <table:table-row>
              <table:table-cell office:value-type="string">
                <text:p>10:05:40:644 </text:p>
              </table:table-cell>
              <table:table-cell office:value-type="float" office:value="106762">
                <text:p>106762</text:p>
              </table:table-cell>
            </table:table-row>
            <table:table-row>
              <table:table-cell office:value-type="string">
                <text:p>10:05:40:738 </text:p>
              </table:table-cell>
              <table:table-cell office:value-type="float" office:value="106813">
                <text:p>106813</text:p>
              </table:table-cell>
            </table:table-row>
            <table:table-row>
              <table:table-cell office:value-type="string">
                <text:p>10:05:40:785 </text:p>
              </table:table-cell>
              <table:table-cell office:value-type="float" office:value="106841">
                <text:p>106841</text:p>
              </table:table-cell>
            </table:table-row>
            <table:table-row>
              <table:table-cell office:value-type="string">
                <text:p>10:05:40:879 </text:p>
              </table:table-cell>
              <table:table-cell office:value-type="float" office:value="106891">
                <text:p>106891</text:p>
              </table:table-cell>
            </table:table-row>
            <table:table-row>
              <table:table-cell office:value-type="string">
                <text:p>10:05:40:974 </text:p>
              </table:table-cell>
              <table:table-cell office:value-type="float" office:value="106916">
                <text:p>106916</text:p>
              </table:table-cell>
            </table:table-row>
            <table:table-row>
              <table:table-cell office:value-type="string">
                <text:p>10:05:41:021 </text:p>
              </table:table-cell>
              <table:table-cell office:value-type="float" office:value="106686">
                <text:p>106686</text:p>
              </table:table-cell>
            </table:table-row>
            <table:table-row>
              <table:table-cell office:value-type="string">
                <text:p>10:05:41:115 </text:p>
              </table:table-cell>
              <table:table-cell office:value-type="float" office:value="106656">
                <text:p>106656</text:p>
              </table:table-cell>
            </table:table-row>
            <table:table-row>
              <table:table-cell office:value-type="string">
                <text:p>10:05:41:209 </text:p>
              </table:table-cell>
              <table:table-cell office:value-type="float" office:value="106678">
                <text:p>106678</text:p>
              </table:table-cell>
            </table:table-row>
            <table:table-row>
              <table:table-cell office:value-type="string">
                <text:p>10:05:41:256 </text:p>
              </table:table-cell>
              <table:table-cell office:value-type="float" office:value="106686">
                <text:p>106686</text:p>
              </table:table-cell>
            </table:table-row>
            <table:table-row>
              <table:table-cell office:value-type="string">
                <text:p>10:05:41:350 </text:p>
              </table:table-cell>
              <table:table-cell office:value-type="float" office:value="106682">
                <text:p>106682</text:p>
              </table:table-cell>
            </table:table-row>
            <table:table-row>
              <table:table-cell office:value-type="string">
                <text:p>10:05:41:444 </text:p>
              </table:table-cell>
              <table:table-cell office:value-type="float" office:value="106721">
                <text:p>106721</text:p>
              </table:table-cell>
            </table:table-row>
            <table:table-row>
              <table:table-cell office:value-type="string">
                <text:p>10:05:41:539 </text:p>
              </table:table-cell>
              <table:table-cell office:value-type="float" office:value="106767">
                <text:p>106767</text:p>
              </table:table-cell>
            </table:table-row>
            <table:table-row>
              <table:table-cell office:value-type="string">
                <text:p>10:05:41:587 </text:p>
              </table:table-cell>
              <table:table-cell office:value-type="float" office:value="106792">
                <text:p>106792</text:p>
              </table:table-cell>
            </table:table-row>
            <table:table-row>
              <table:table-cell office:value-type="string">
                <text:p>10:05:41:682 </text:p>
              </table:table-cell>
              <table:table-cell office:value-type="float" office:value="106843">
                <text:p>106843</text:p>
              </table:table-cell>
            </table:table-row>
            <table:table-row>
              <table:table-cell office:value-type="string">
                <text:p>10:05:41:776 </text:p>
              </table:table-cell>
              <table:table-cell office:value-type="float" office:value="106827">
                <text:p>106827</text:p>
              </table:table-cell>
            </table:table-row>
            <table:table-row>
              <table:table-cell office:value-type="string">
                <text:p>10:05:41:823 </text:p>
              </table:table-cell>
              <table:table-cell office:value-type="float" office:value="106606">
                <text:p>106606</text:p>
              </table:table-cell>
            </table:table-row>
            <table:table-row>
              <table:table-cell office:value-type="string">
                <text:p>10:05:41:917 </text:p>
              </table:table-cell>
              <table:table-cell office:value-type="float" office:value="106591">
                <text:p>106591</text:p>
              </table:table-cell>
            </table:table-row>
            <table:table-row>
              <table:table-cell office:value-type="string">
                <text:p>10:05:42:011 </text:p>
              </table:table-cell>
              <table:table-cell office:value-type="float" office:value="106633">
                <text:p>106633</text:p>
              </table:table-cell>
            </table:table-row>
            <table:table-row>
              <table:table-cell office:value-type="string">
                <text:p>10:05:42:058 </text:p>
              </table:table-cell>
              <table:table-cell office:value-type="float" office:value="106627">
                <text:p>106627</text:p>
              </table:table-cell>
            </table:table-row>
            <table:table-row>
              <table:table-cell office:value-type="string">
                <text:p>10:05:42:153 </text:p>
              </table:table-cell>
              <table:table-cell office:value-type="float" office:value="106635">
                <text:p>106635</text:p>
              </table:table-cell>
            </table:table-row>
            <table:table-row>
              <table:table-cell office:value-type="string">
                <text:p>10:05:42:248 </text:p>
              </table:table-cell>
              <table:table-cell office:value-type="float" office:value="106685">
                <text:p>106685</text:p>
              </table:table-cell>
            </table:table-row>
            <table:table-row>
              <table:table-cell office:value-type="string">
                <text:p>10:05:42:295 </text:p>
              </table:table-cell>
              <table:table-cell office:value-type="float" office:value="106713">
                <text:p>106713</text:p>
              </table:table-cell>
            </table:table-row>
            <table:table-row>
              <table:table-cell office:value-type="string">
                <text:p>10:05:42:389 </text:p>
              </table:table-cell>
              <table:table-cell office:value-type="float" office:value="106731">
                <text:p>106731</text:p>
              </table:table-cell>
            </table:table-row>
            <table:table-row>
              <table:table-cell office:value-type="string">
                <text:p>10:05:42:483 </text:p>
              </table:table-cell>
              <table:table-cell office:value-type="float" office:value="106749">
                <text:p>106749</text:p>
              </table:table-cell>
            </table:table-row>
            <table:table-row>
              <table:table-cell office:value-type="string">
                <text:p>10:05:42:530 </text:p>
              </table:table-cell>
              <table:table-cell office:value-type="float" office:value="106596">
                <text:p>106596</text:p>
              </table:table-cell>
            </table:table-row>
            <table:table-row>
              <table:table-cell office:value-type="string">
                <text:p>10:05:42:624 </text:p>
              </table:table-cell>
              <table:table-cell office:value-type="float" office:value="106534">
                <text:p>106534</text:p>
              </table:table-cell>
            </table:table-row>
            <table:table-row>
              <table:table-cell office:value-type="string">
                <text:p>10:05:42:718 </text:p>
              </table:table-cell>
              <table:table-cell office:value-type="float" office:value="106558">
                <text:p>106558</text:p>
              </table:table-cell>
            </table:table-row>
            <table:table-row>
              <table:table-cell office:value-type="string">
                <text:p>10:05:42:813 </text:p>
              </table:table-cell>
              <table:table-cell office:value-type="float" office:value="106584">
                <text:p>106584</text:p>
              </table:table-cell>
            </table:table-row>
            <table:table-row>
              <table:table-cell office:value-type="string">
                <text:p>10:05:42:860 </text:p>
              </table:table-cell>
              <table:table-cell office:value-type="float" office:value="106591">
                <text:p>106591</text:p>
              </table:table-cell>
            </table:table-row>
            <table:table-row>
              <table:table-cell office:value-type="string">
                <text:p>10:05:42:954 </text:p>
              </table:table-cell>
              <table:table-cell office:value-type="float" office:value="106621">
                <text:p>106621</text:p>
              </table:table-cell>
            </table:table-row>
            <table:table-row>
              <table:table-cell office:value-type="string">
                <text:p>10:05:43:048 </text:p>
              </table:table-cell>
              <table:table-cell office:value-type="float" office:value="106675">
                <text:p>106675</text:p>
              </table:table-cell>
            </table:table-row>
            <table:table-row>
              <table:table-cell office:value-type="string">
                <text:p>10:05:43:095 </text:p>
              </table:table-cell>
              <table:table-cell office:value-type="float" office:value="106708">
                <text:p>106708</text:p>
              </table:table-cell>
            </table:table-row>
            <table:table-row>
              <table:table-cell office:value-type="string">
                <text:p>10:05:43:190 </text:p>
              </table:table-cell>
              <table:table-cell office:value-type="float" office:value="106743">
                <text:p>106743</text:p>
              </table:table-cell>
            </table:table-row>
            <table:table-row>
              <table:table-cell office:value-type="string">
                <text:p>10:05:43:285 </text:p>
              </table:table-cell>
              <table:table-cell office:value-type="float" office:value="106688">
                <text:p>106688</text:p>
              </table:table-cell>
            </table:table-row>
            <table:table-row>
              <table:table-cell office:value-type="string">
                <text:p>10:05:43:332 </text:p>
              </table:table-cell>
              <table:table-cell office:value-type="float" office:value="106504">
                <text:p>106504</text:p>
              </table:table-cell>
            </table:table-row>
            <table:table-row>
              <table:table-cell office:value-type="string">
                <text:p>10:05:43:426 </text:p>
              </table:table-cell>
              <table:table-cell office:value-type="float" office:value="106492">
                <text:p>106492</text:p>
              </table:table-cell>
            </table:table-row>
            <table:table-row>
              <table:table-cell office:value-type="string">
                <text:p>10:05:43:521 </text:p>
              </table:table-cell>
              <table:table-cell office:value-type="float" office:value="106509">
                <text:p>106509</text:p>
              </table:table-cell>
            </table:table-row>
            <table:table-row>
              <table:table-cell office:value-type="string">
                <text:p>10:05:43:568 </text:p>
              </table:table-cell>
              <table:table-cell office:value-type="float" office:value="106513">
                <text:p>106513</text:p>
              </table:table-cell>
            </table:table-row>
            <table:table-row>
              <table:table-cell office:value-type="string">
                <text:p>10:05:43:663 </text:p>
              </table:table-cell>
              <table:table-cell office:value-type="float" office:value="106532">
                <text:p>106532</text:p>
              </table:table-cell>
            </table:table-row>
            <table:table-row>
              <table:table-cell office:value-type="string">
                <text:p>10:05:43:756 </text:p>
              </table:table-cell>
              <table:table-cell office:value-type="float" office:value="106561">
                <text:p>106561</text:p>
              </table:table-cell>
            </table:table-row>
            <table:table-row>
              <table:table-cell office:value-type="string">
                <text:p>10:05:43:804 </text:p>
              </table:table-cell>
              <table:table-cell office:value-type="float" office:value="106603">
                <text:p>106603</text:p>
              </table:table-cell>
            </table:table-row>
            <table:table-row>
              <table:table-cell office:value-type="string">
                <text:p>10:05:43:898 </text:p>
              </table:table-cell>
              <table:table-cell office:value-type="float" office:value="106618">
                <text:p>106618</text:p>
              </table:table-cell>
            </table:table-row>
            <table:table-row>
              <table:table-cell office:value-type="string">
                <text:p>10:05:43:993 </text:p>
              </table:table-cell>
              <table:table-cell office:value-type="float" office:value="106643">
                <text:p>106643</text:p>
              </table:table-cell>
            </table:table-row>
            <table:table-row>
              <table:table-cell office:value-type="string">
                <text:p>10:05:44:039 </text:p>
              </table:table-cell>
              <table:table-cell office:value-type="float" office:value="106569">
                <text:p>106569</text:p>
              </table:table-cell>
            </table:table-row>
            <table:table-row>
              <table:table-cell office:value-type="string">
                <text:p>10:05:44:134 </text:p>
              </table:table-cell>
              <table:table-cell office:value-type="float" office:value="106396">
                <text:p>106396</text:p>
              </table:table-cell>
            </table:table-row>
            <table:table-row>
              <table:table-cell office:value-type="string">
                <text:p>10:05:44:214 </text:p>
              </table:table-cell>
              <table:table-cell office:value-type="float" office:value="106356">
                <text:p>106356</text:p>
              </table:table-cell>
            </table:table-row>
            <table:table-row>
              <table:table-cell office:value-type="string">
                <text:p>10:05:44:308 </text:p>
              </table:table-cell>
              <table:table-cell office:value-type="float" office:value="106404">
                <text:p>106404</text:p>
              </table:table-cell>
            </table:table-row>
            <table:table-row>
              <table:table-cell office:value-type="string">
                <text:p>10:05:44:402 </text:p>
              </table:table-cell>
              <table:table-cell office:value-type="float" office:value="106444">
                <text:p>106444</text:p>
              </table:table-cell>
            </table:table-row>
            <table:table-row>
              <table:table-cell office:value-type="string">
                <text:p>10:05:44:449 </text:p>
              </table:table-cell>
              <table:table-cell office:value-type="float" office:value="106497">
                <text:p>106497</text:p>
              </table:table-cell>
            </table:table-row>
            <table:table-row>
              <table:table-cell office:value-type="string">
                <text:p>10:05:44:544 </text:p>
              </table:table-cell>
              <table:table-cell office:value-type="float" office:value="106587">
                <text:p>106587</text:p>
              </table:table-cell>
            </table:table-row>
            <table:table-row>
              <table:table-cell office:value-type="string">
                <text:p>10:05:44:638 </text:p>
              </table:table-cell>
              <table:table-cell office:value-type="float" office:value="106670">
                <text:p>106670</text:p>
              </table:table-cell>
            </table:table-row>
            <table:table-row>
              <table:table-cell office:value-type="string">
                <text:p>10:05:44:685 </text:p>
              </table:table-cell>
              <table:table-cell office:value-type="float" office:value="106754">
                <text:p>106754</text:p>
              </table:table-cell>
            </table:table-row>
            <table:table-row>
              <table:table-cell office:value-type="string">
                <text:p>10:05:44:779 </text:p>
              </table:table-cell>
              <table:table-cell office:value-type="float" office:value="106834">
                <text:p>106834</text:p>
              </table:table-cell>
            </table:table-row>
            <table:table-row>
              <table:table-cell office:value-type="string">
                <text:p>10:05:44:873 </text:p>
              </table:table-cell>
              <table:table-cell office:value-type="float" office:value="106730">
                <text:p>106730</text:p>
              </table:table-cell>
            </table:table-row>
            <table:table-row>
              <table:table-cell office:value-type="string">
                <text:p>10:05:44:920 </text:p>
              </table:table-cell>
              <table:table-cell office:value-type="float" office:value="106524">
                <text:p>106524</text:p>
              </table:table-cell>
            </table:table-row>
            <table:table-row>
              <table:table-cell office:value-type="string">
                <text:p>10:05:45:015 </text:p>
              </table:table-cell>
              <table:table-cell office:value-type="float" office:value="106563">
                <text:p>106563</text:p>
              </table:table-cell>
            </table:table-row>
            <table:table-row>
              <table:table-cell office:value-type="string">
                <text:p>10:05:45:109 </text:p>
              </table:table-cell>
              <table:table-cell office:value-type="float" office:value="106612">
                <text:p>106612</text:p>
              </table:table-cell>
            </table:table-row>
            <table:table-row>
              <table:table-cell office:value-type="string">
                <text:p>10:05:45:156 </text:p>
              </table:table-cell>
              <table:table-cell office:value-type="float" office:value="106607">
                <text:p>106607</text:p>
              </table:table-cell>
            </table:table-row>
            <table:table-row>
              <table:table-cell office:value-type="string">
                <text:p>10:05:45:250 </text:p>
              </table:table-cell>
              <table:table-cell office:value-type="float" office:value="106600">
                <text:p>106600</text:p>
              </table:table-cell>
            </table:table-row>
            <table:table-row>
              <table:table-cell office:value-type="string">
                <text:p>10:05:45:344 </text:p>
              </table:table-cell>
              <table:table-cell office:value-type="float" office:value="106648">
                <text:p>106648</text:p>
              </table:table-cell>
            </table:table-row>
            <table:table-row>
              <table:table-cell office:value-type="string">
                <text:p>10:05:45:445 </text:p>
              </table:table-cell>
              <table:table-cell office:value-type="float" office:value="106679">
                <text:p>106679</text:p>
              </table:table-cell>
            </table:table-row>
            <table:table-row>
              <table:table-cell office:value-type="string">
                <text:p>10:05:45:492 </text:p>
              </table:table-cell>
              <table:table-cell office:value-type="float" office:value="106696">
                <text:p>106696</text:p>
              </table:table-cell>
            </table:table-row>
            <table:table-row>
              <table:table-cell office:value-type="string">
                <text:p>10:05:45:587 </text:p>
              </table:table-cell>
              <table:table-cell office:value-type="float" office:value="106608">
                <text:p>106608</text:p>
              </table:table-cell>
            </table:table-row>
            <table:table-row>
              <table:table-cell office:value-type="string">
                <text:p>10:05:45:634 </text:p>
              </table:table-cell>
              <table:table-cell office:value-type="float" office:value="106510">
                <text:p>106510</text:p>
              </table:table-cell>
            </table:table-row>
            <table:table-row>
              <table:table-cell office:value-type="string">
                <text:p>10:05:45:728 </text:p>
              </table:table-cell>
              <table:table-cell office:value-type="float" office:value="106619">
                <text:p>106619</text:p>
              </table:table-cell>
            </table:table-row>
            <table:table-row>
              <table:table-cell office:value-type="string">
                <text:p>10:05:45:822 </text:p>
              </table:table-cell>
              <table:table-cell office:value-type="float" office:value="106743">
                <text:p>106743</text:p>
              </table:table-cell>
            </table:table-row>
            <table:table-row>
              <table:table-cell office:value-type="string">
                <text:p>10:05:45:917 </text:p>
              </table:table-cell>
              <table:table-cell office:value-type="float" office:value="106726">
                <text:p>106726</text:p>
              </table:table-cell>
            </table:table-row>
            <table:table-row>
              <table:table-cell office:value-type="string">
                <text:p>10:05:45:964 </text:p>
              </table:table-cell>
              <table:table-cell office:value-type="float" office:value="106783">
                <text:p>106783</text:p>
              </table:table-cell>
            </table:table-row>
            <table:table-row>
              <table:table-cell office:value-type="string">
                <text:p>10:05:46:058 </text:p>
              </table:table-cell>
              <table:table-cell office:value-type="float" office:value="106825">
                <text:p>106825</text:p>
              </table:table-cell>
            </table:table-row>
            <table:table-row>
              <table:table-cell office:value-type="string">
                <text:p>10:05:46:143 </text:p>
              </table:table-cell>
              <table:table-cell office:value-type="float" office:value="106933">
                <text:p>106933</text:p>
              </table:table-cell>
            </table:table-row>
            <table:table-row>
              <table:table-cell office:value-type="string">
                <text:p>10:05:46:238 </text:p>
              </table:table-cell>
              <table:table-cell office:value-type="float" office:value="106869">
                <text:p>106869</text:p>
              </table:table-cell>
            </table:table-row>
            <table:table-row>
              <table:table-cell office:value-type="string">
                <text:p>10:05:46:285 </text:p>
              </table:table-cell>
              <table:table-cell office:value-type="float" office:value="106567">
                <text:p>106567</text:p>
              </table:table-cell>
            </table:table-row>
            <table:table-row>
              <table:table-cell office:value-type="string">
                <text:p>10:05:46:380 </text:p>
              </table:table-cell>
              <table:table-cell office:value-type="float" office:value="106584">
                <text:p>106584</text:p>
              </table:table-cell>
            </table:table-row>
            <table:table-row>
              <table:table-cell office:value-type="string">
                <text:p>10:05:46:475 </text:p>
              </table:table-cell>
              <table:table-cell office:value-type="float" office:value="106612">
                <text:p>106612</text:p>
              </table:table-cell>
            </table:table-row>
            <table:table-row>
              <table:table-cell office:value-type="string">
                <text:p>10:05:46:522 </text:p>
              </table:table-cell>
              <table:table-cell office:value-type="float" office:value="106592">
                <text:p>106592</text:p>
              </table:table-cell>
            </table:table-row>
            <table:table-row>
              <table:table-cell office:value-type="string">
                <text:p>10:05:46:616 </text:p>
              </table:table-cell>
              <table:table-cell office:value-type="float" office:value="106597">
                <text:p>106597</text:p>
              </table:table-cell>
            </table:table-row>
            <table:table-row>
              <table:table-cell office:value-type="string">
                <text:p>10:05:46:710 </text:p>
              </table:table-cell>
              <table:table-cell office:value-type="float" office:value="106652">
                <text:p>106652</text:p>
              </table:table-cell>
            </table:table-row>
            <table:table-row>
              <table:table-cell office:value-type="string">
                <text:p>10:05:46:757 </text:p>
              </table:table-cell>
              <table:table-cell office:value-type="float" office:value="106728">
                <text:p>106728</text:p>
              </table:table-cell>
            </table:table-row>
            <table:table-row>
              <table:table-cell office:value-type="string">
                <text:p>10:05:46:852 </text:p>
              </table:table-cell>
              <table:table-cell office:value-type="float" office:value="106739">
                <text:p>106739</text:p>
              </table:table-cell>
            </table:table-row>
            <table:table-row>
              <table:table-cell office:value-type="string">
                <text:p>10:05:46:946 </text:p>
              </table:table-cell>
              <table:table-cell office:value-type="float" office:value="106509">
                <text:p>106509</text:p>
              </table:table-cell>
            </table:table-row>
            <table:table-row>
              <table:table-cell office:value-type="string">
                <text:p>10:05:46:993 </text:p>
              </table:table-cell>
              <table:table-cell office:value-type="float" office:value="106394">
                <text:p>106394</text:p>
              </table:table-cell>
            </table:table-row>
            <table:table-row>
              <table:table-cell office:value-type="string">
                <text:p>10:05:47:088 </text:p>
              </table:table-cell>
              <table:table-cell office:value-type="float" office:value="106371">
                <text:p>106371</text:p>
              </table:table-cell>
            </table:table-row>
            <table:table-row>
              <table:table-cell office:value-type="string">
                <text:p>10:05:47:183 </text:p>
              </table:table-cell>
              <table:table-cell office:value-type="float" office:value="106401">
                <text:p>106401</text:p>
              </table:table-cell>
            </table:table-row>
            <table:table-row>
              <table:table-cell office:value-type="string">
                <text:p>10:05:47:230 </text:p>
              </table:table-cell>
              <table:table-cell office:value-type="float" office:value="106402">
                <text:p>106402</text:p>
              </table:table-cell>
            </table:table-row>
            <table:table-row>
              <table:table-cell office:value-type="string">
                <text:p>10:05:47:325 </text:p>
              </table:table-cell>
              <table:table-cell office:value-type="float" office:value="106438">
                <text:p>106438</text:p>
              </table:table-cell>
            </table:table-row>
            <table:table-row>
              <table:table-cell office:value-type="string">
                <text:p>10:05:47:420 </text:p>
              </table:table-cell>
              <table:table-cell office:value-type="float" office:value="106471">
                <text:p>106471</text:p>
              </table:table-cell>
            </table:table-row>
            <table:table-row>
              <table:table-cell office:value-type="string">
                <text:p>10:05:47:467 </text:p>
              </table:table-cell>
              <table:table-cell office:value-type="float" office:value="106520">
                <text:p>106520</text:p>
              </table:table-cell>
            </table:table-row>
            <table:table-row>
              <table:table-cell office:value-type="string">
                <text:p>10:05:47:561 </text:p>
              </table:table-cell>
              <table:table-cell office:value-type="float" office:value="106524">
                <text:p>106524</text:p>
              </table:table-cell>
            </table:table-row>
            <table:table-row>
              <table:table-cell office:value-type="string">
                <text:p>10:05:47:655 </text:p>
              </table:table-cell>
              <table:table-cell office:value-type="float" office:value="106318">
                <text:p>106318</text:p>
              </table:table-cell>
            </table:table-row>
            <table:table-row>
              <table:table-cell office:value-type="string">
                <text:p>10:05:47:751 </text:p>
              </table:table-cell>
              <table:table-cell office:value-type="float" office:value="106276">
                <text:p>106276</text:p>
              </table:table-cell>
            </table:table-row>
            <table:table-row>
              <table:table-cell office:value-type="string">
                <text:p>10:05:47:799 </text:p>
              </table:table-cell>
              <table:table-cell office:value-type="float" office:value="106317">
                <text:p>106317</text:p>
              </table:table-cell>
            </table:table-row>
            <table:table-row>
              <table:table-cell office:value-type="string">
                <text:p>10:05:47:894 </text:p>
              </table:table-cell>
              <table:table-cell office:value-type="float" office:value="106378">
                <text:p>106378</text:p>
              </table:table-cell>
            </table:table-row>
            <table:table-row>
              <table:table-cell office:value-type="string">
                <text:p>10:05:47:989 </text:p>
              </table:table-cell>
              <table:table-cell office:value-type="float" office:value="106402">
                <text:p>106402</text:p>
              </table:table-cell>
            </table:table-row>
            <table:table-row>
              <table:table-cell office:value-type="string">
                <text:p>10:05:48:035 </text:p>
              </table:table-cell>
              <table:table-cell office:value-type="float" office:value="106515">
                <text:p>106515</text:p>
              </table:table-cell>
            </table:table-row>
            <table:table-row>
              <table:table-cell office:value-type="string">
                <text:p>10:05:48:129 </text:p>
              </table:table-cell>
              <table:table-cell office:value-type="float" office:value="106637">
                <text:p>106637</text:p>
              </table:table-cell>
            </table:table-row>
            <table:table-row>
              <table:table-cell office:value-type="string">
                <text:p>10:05:48:223 </text:p>
              </table:table-cell>
              <table:table-cell office:value-type="float" office:value="106674">
                <text:p>106674</text:p>
              </table:table-cell>
            </table:table-row>
            <table:table-row>
              <table:table-cell office:value-type="string">
                <text:p>10:05:48:270 </text:p>
              </table:table-cell>
              <table:table-cell office:value-type="float" office:value="106572">
                <text:p>106572</text:p>
              </table:table-cell>
            </table:table-row>
            <table:table-row>
              <table:table-cell office:value-type="string">
                <text:p>10:05:48:365 </text:p>
              </table:table-cell>
              <table:table-cell office:value-type="float" office:value="106420">
                <text:p>106420</text:p>
              </table:table-cell>
            </table:table-row>
            <table:table-row>
              <table:table-cell office:value-type="string">
                <text:p>10:05:48:459 </text:p>
              </table:table-cell>
              <table:table-cell office:value-type="float" office:value="106443">
                <text:p>106443</text:p>
              </table:table-cell>
            </table:table-row>
            <table:table-row>
              <table:table-cell office:value-type="string">
                <text:p>10:05:48:506 </text:p>
              </table:table-cell>
              <table:table-cell office:value-type="float" office:value="106503">
                <text:p>106503</text:p>
              </table:table-cell>
            </table:table-row>
            <table:table-row>
              <table:table-cell office:value-type="string">
                <text:p>10:05:48:600 </text:p>
              </table:table-cell>
              <table:table-cell office:value-type="float" office:value="106516">
                <text:p>106516</text:p>
              </table:table-cell>
            </table:table-row>
            <table:table-row>
              <table:table-cell office:value-type="string">
                <text:p>10:05:48:694 </text:p>
              </table:table-cell>
              <table:table-cell office:value-type="float" office:value="106558">
                <text:p>106558</text:p>
              </table:table-cell>
            </table:table-row>
            <table:table-row>
              <table:table-cell office:value-type="string">
                <text:p>10:05:48:741 </text:p>
              </table:table-cell>
              <table:table-cell office:value-type="float" office:value="106633">
                <text:p>106633</text:p>
              </table:table-cell>
            </table:table-row>
            <table:table-row>
              <table:table-cell office:value-type="string">
                <text:p>10:05:48:835 </text:p>
              </table:table-cell>
              <table:table-cell office:value-type="float" office:value="106681">
                <text:p>106681</text:p>
              </table:table-cell>
            </table:table-row>
            <table:table-row>
              <table:table-cell office:value-type="string">
                <text:p>10:05:48:929 </text:p>
              </table:table-cell>
              <table:table-cell office:value-type="float" office:value="106683">
                <text:p>106683</text:p>
              </table:table-cell>
            </table:table-row>
            <table:table-row>
              <table:table-cell office:value-type="string">
                <text:p>10:05:49:023 </text:p>
              </table:table-cell>
              <table:table-cell office:value-type="float" office:value="106493">
                <text:p>106493</text:p>
              </table:table-cell>
            </table:table-row>
            <table:table-row>
              <table:table-cell office:value-type="string">
                <text:p>10:05:49:070 </text:p>
              </table:table-cell>
              <table:table-cell office:value-type="float" office:value="106493">
                <text:p>106493</text:p>
              </table:table-cell>
            </table:table-row>
            <table:table-row>
              <table:table-cell office:value-type="string">
                <text:p>10:05:49:166 </text:p>
              </table:table-cell>
              <table:table-cell office:value-type="float" office:value="106557">
                <text:p>106557</text:p>
              </table:table-cell>
            </table:table-row>
            <table:table-row>
              <table:table-cell office:value-type="string">
                <text:p>10:05:49:260 </text:p>
              </table:table-cell>
              <table:table-cell office:value-type="float" office:value="106582">
                <text:p>106582</text:p>
              </table:table-cell>
            </table:table-row>
            <table:table-row>
              <table:table-cell office:value-type="string">
                <text:p>10:05:49:306 </text:p>
              </table:table-cell>
              <table:table-cell office:value-type="float" office:value="106595">
                <text:p>106595</text:p>
              </table:table-cell>
            </table:table-row>
            <table:table-row>
              <table:table-cell office:value-type="string">
                <text:p>10:05:49:400 </text:p>
              </table:table-cell>
              <table:table-cell office:value-type="float" office:value="106661">
                <text:p>106661</text:p>
              </table:table-cell>
            </table:table-row>
            <table:table-row>
              <table:table-cell office:value-type="string">
                <text:p>10:05:49:494 </text:p>
              </table:table-cell>
              <table:table-cell office:value-type="float" office:value="106715">
                <text:p>106715</text:p>
              </table:table-cell>
            </table:table-row>
            <table:table-row>
              <table:table-cell office:value-type="string">
                <text:p>10:05:49:541 </text:p>
              </table:table-cell>
              <table:table-cell office:value-type="float" office:value="106761">
                <text:p>106761</text:p>
              </table:table-cell>
            </table:table-row>
            <table:table-row>
              <table:table-cell office:value-type="string">
                <text:p>10:05:49:635 </text:p>
              </table:table-cell>
              <table:table-cell office:value-type="float" office:value="106725">
                <text:p>106725</text:p>
              </table:table-cell>
            </table:table-row>
            <table:table-row>
              <table:table-cell office:value-type="string">
                <text:p>10:05:49:729 </text:p>
              </table:table-cell>
              <table:table-cell office:value-type="float" office:value="106555">
                <text:p>106555</text:p>
              </table:table-cell>
            </table:table-row>
            <table:table-row>
              <table:table-cell office:value-type="string">
                <text:p>10:05:49:776 </text:p>
              </table:table-cell>
              <table:table-cell office:value-type="float" office:value="106599">
                <text:p>106599</text:p>
              </table:table-cell>
            </table:table-row>
            <table:table-row>
              <table:table-cell office:value-type="string">
                <text:p>10:05:49:870 </text:p>
              </table:table-cell>
              <table:table-cell office:value-type="float" office:value="106673">
                <text:p>106673</text:p>
              </table:table-cell>
            </table:table-row>
            <table:table-row>
              <table:table-cell office:value-type="string">
                <text:p>10:05:49:964 </text:p>
              </table:table-cell>
              <table:table-cell office:value-type="float" office:value="106713">
                <text:p>106713</text:p>
              </table:table-cell>
            </table:table-row>
            <table:table-row>
              <table:table-cell office:value-type="string">
                <text:p>10:05:50:058 </text:p>
              </table:table-cell>
              <table:table-cell office:value-type="float" office:value="106742">
                <text:p>106742</text:p>
              </table:table-cell>
            </table:table-row>
            <table:table-row>
              <table:table-cell office:value-type="string">
                <text:p>10:05:50:105 </text:p>
              </table:table-cell>
              <table:table-cell office:value-type="float" office:value="106796">
                <text:p>106796</text:p>
              </table:table-cell>
            </table:table-row>
            <table:table-row>
              <table:table-cell office:value-type="string">
                <text:p>10:05:50:199 </text:p>
              </table:table-cell>
              <table:table-cell office:value-type="float" office:value="106837">
                <text:p>106837</text:p>
              </table:table-cell>
            </table:table-row>
            <table:table-row>
              <table:table-cell office:value-type="string">
                <text:p>10:05:50:293 </text:p>
              </table:table-cell>
              <table:table-cell office:value-type="float" office:value="106871">
                <text:p>106871</text:p>
              </table:table-cell>
            </table:table-row>
            <table:table-row>
              <table:table-cell office:value-type="string">
                <text:p>10:05:50:340 </text:p>
              </table:table-cell>
              <table:table-cell office:value-type="float" office:value="106903">
                <text:p>106903</text:p>
              </table:table-cell>
            </table:table-row>
            <table:table-row>
              <table:table-cell office:value-type="string">
                <text:p>10:05:50:434 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10:05:50:519 </text:p>
              </table:table-cell>
              <table:table-cell office:value-type="float" office:value="106639">
                <text:p>106639</text:p>
              </table:table-cell>
            </table:table-row>
            <table:table-row>
              <table:table-cell office:value-type="string">
                <text:p>10:05:50:613 </text:p>
              </table:table-cell>
              <table:table-cell office:value-type="float" office:value="106666">
                <text:p>106666</text:p>
              </table:table-cell>
            </table:table-row>
            <table:table-row>
              <table:table-cell office:value-type="string">
                <text:p>10:05:50:660 </text:p>
              </table:table-cell>
              <table:table-cell office:value-type="float" office:value="106723">
                <text:p>106723</text:p>
              </table:table-cell>
            </table:table-row>
            <table:table-row>
              <table:table-cell office:value-type="string">
                <text:p>10:05:50:754 </text:p>
              </table:table-cell>
              <table:table-cell office:value-type="float" office:value="106740">
                <text:p>106740</text:p>
              </table:table-cell>
            </table:table-row>
            <table:table-row>
              <table:table-cell office:value-type="string">
                <text:p>10:05:50:849 </text:p>
              </table:table-cell>
              <table:table-cell office:value-type="float" office:value="106790">
                <text:p>106790</text:p>
              </table:table-cell>
            </table:table-row>
            <table:table-row>
              <table:table-cell office:value-type="string">
                <text:p>10:05:50:896 </text:p>
              </table:table-cell>
              <table:table-cell office:value-type="float" office:value="106874">
                <text:p>106874</text:p>
              </table:table-cell>
            </table:table-row>
            <table:table-row>
              <table:table-cell office:value-type="string">
                <text:p>10:05:50:990 </text:p>
              </table:table-cell>
              <table:table-cell office:value-type="float" office:value="106931">
                <text:p>106931</text:p>
              </table:table-cell>
            </table:table-row>
            <table:table-row>
              <table:table-cell office:value-type="string">
                <text:p>10:05:51:084 </text:p>
              </table:table-cell>
              <table:table-cell office:value-type="float" office:value="106974">
                <text:p>106974</text:p>
              </table:table-cell>
            </table:table-row>
            <table:table-row>
              <table:table-cell office:value-type="string">
                <text:p>10:05:51:131 </text:p>
              </table:table-cell>
              <table:table-cell office:value-type="float" office:value="107001">
                <text:p>107001</text:p>
              </table:table-cell>
            </table:table-row>
            <table:table-row>
              <table:table-cell office:value-type="string">
                <text:p>10:05:51:226 </text:p>
              </table:table-cell>
              <table:table-cell office:value-type="float" office:value="106856">
                <text:p>106856</text:p>
              </table:table-cell>
            </table:table-row>
            <table:table-row>
              <table:table-cell office:value-type="string">
                <text:p>10:05:51:320 </text:p>
              </table:table-cell>
              <table:table-cell office:value-type="float" office:value="106747">
                <text:p>106747</text:p>
              </table:table-cell>
            </table:table-row>
            <table:table-row>
              <table:table-cell office:value-type="string">
                <text:p>10:05:51:407 </text:p>
              </table:table-cell>
              <table:table-cell office:value-type="float" office:value="106795">
                <text:p>106795</text:p>
              </table:table-cell>
            </table:table-row>
            <table:table-row>
              <table:table-cell office:value-type="string">
                <text:p>10:05:51:453 </text:p>
              </table:table-cell>
              <table:table-cell office:value-type="float" office:value="106843">
                <text:p>106843</text:p>
              </table:table-cell>
            </table:table-row>
            <table:table-row>
              <table:table-cell office:value-type="string">
                <text:p>10:05:51:548 </text:p>
              </table:table-cell>
              <table:table-cell office:value-type="float" office:value="106851">
                <text:p>106851</text:p>
              </table:table-cell>
            </table:table-row>
            <table:table-row>
              <table:table-cell office:value-type="string">
                <text:p>10:05:51:642 </text:p>
              </table:table-cell>
              <table:table-cell office:value-type="float" office:value="106893">
                <text:p>106893</text:p>
              </table:table-cell>
            </table:table-row>
            <table:table-row>
              <table:table-cell office:value-type="string">
                <text:p>10:05:51:689 </text:p>
              </table:table-cell>
              <table:table-cell office:value-type="float" office:value="106960">
                <text:p>106960</text:p>
              </table:table-cell>
            </table:table-row>
            <table:table-row>
              <table:table-cell office:value-type="string">
                <text:p>10:05:51:783 </text:p>
              </table:table-cell>
              <table:table-cell office:value-type="float" office:value="107029">
                <text:p>107029</text:p>
              </table:table-cell>
            </table:table-row>
            <table:table-row>
              <table:table-cell office:value-type="string">
                <text:p>10:05:51:877 </text:p>
              </table:table-cell>
              <table:table-cell office:value-type="float" office:value="107066">
                <text:p>107066</text:p>
              </table:table-cell>
            </table:table-row>
            <table:table-row>
              <table:table-cell office:value-type="string">
                <text:p>10:05:51:925 </text:p>
              </table:table-cell>
              <table:table-cell office:value-type="float" office:value="107079">
                <text:p>107079</text:p>
              </table:table-cell>
            </table:table-row>
            <table:table-row>
              <table:table-cell office:value-type="string">
                <text:p>10:05:52:019 </text:p>
              </table:table-cell>
              <table:table-cell office:value-type="float" office:value="106908">
                <text:p>106908</text:p>
              </table:table-cell>
            </table:table-row>
            <table:table-row>
              <table:table-cell office:value-type="string">
                <text:p>10:05:52:114 </text:p>
              </table:table-cell>
              <table:table-cell office:value-type="float" office:value="106927">
                <text:p>106927</text:p>
              </table:table-cell>
            </table:table-row>
            <table:table-row>
              <table:table-cell office:value-type="string">
                <text:p>10:05:52:208 </text:p>
              </table:table-cell>
              <table:table-cell office:value-type="float" office:value="107006">
                <text:p>107006</text:p>
              </table:table-cell>
            </table:table-row>
            <table:table-row>
              <table:table-cell office:value-type="string">
                <text:p>10:05:52:255 </text:p>
              </table:table-cell>
              <table:table-cell office:value-type="float" office:value="107015">
                <text:p>107015</text:p>
              </table:table-cell>
            </table:table-row>
            <table:table-row>
              <table:table-cell office:value-type="string">
                <text:p>10:05:52:350 </text:p>
              </table:table-cell>
              <table:table-cell office:value-type="float" office:value="107017">
                <text:p>107017</text:p>
              </table:table-cell>
            </table:table-row>
            <table:table-row>
              <table:table-cell office:value-type="string">
                <text:p>10:05:52:444 </text:p>
              </table:table-cell>
              <table:table-cell office:value-type="float" office:value="107060">
                <text:p>107060</text:p>
              </table:table-cell>
            </table:table-row>
            <table:table-row>
              <table:table-cell office:value-type="string">
                <text:p>10:05:52:492 </text:p>
              </table:table-cell>
              <table:table-cell office:value-type="float" office:value="107125">
                <text:p>107125</text:p>
              </table:table-cell>
            </table:table-row>
            <table:table-row>
              <table:table-cell office:value-type="string">
                <text:p>10:05:52:586 </text:p>
              </table:table-cell>
              <table:table-cell office:value-type="float" office:value="107169">
                <text:p>107169</text:p>
              </table:table-cell>
            </table:table-row>
            <table:table-row>
              <table:table-cell office:value-type="string">
                <text:p>10:05:52:680 </text:p>
              </table:table-cell>
              <table:table-cell office:value-type="float" office:value="107198">
                <text:p>107198</text:p>
              </table:table-cell>
            </table:table-row>
            <table:table-row>
              <table:table-cell office:value-type="string">
                <text:p>10:05:52:727 </text:p>
              </table:table-cell>
              <table:table-cell office:value-type="float" office:value="107082">
                <text:p>107082</text:p>
              </table:table-cell>
            </table:table-row>
            <table:table-row>
              <table:table-cell office:value-type="string">
                <text:p>10:05:52:822 </text:p>
              </table:table-cell>
              <table:table-cell office:value-type="float" office:value="106905">
                <text:p>106905</text:p>
              </table:table-cell>
            </table:table-row>
            <table:table-row>
              <table:table-cell office:value-type="string">
                <text:p>10:05:52:916 </text:p>
              </table:table-cell>
              <table:table-cell office:value-type="float" office:value="106949">
                <text:p>106949</text:p>
              </table:table-cell>
            </table:table-row>
            <table:table-row>
              <table:table-cell office:value-type="string">
                <text:p>10:05:52:963 </text:p>
              </table:table-cell>
              <table:table-cell office:value-type="float" office:value="106991">
                <text:p>106991</text:p>
              </table:table-cell>
            </table:table-row>
            <table:table-row>
              <table:table-cell office:value-type="string">
                <text:p>10:05:53:058 </text:p>
              </table:table-cell>
              <table:table-cell office:value-type="float" office:value="107003">
                <text:p>107003</text:p>
              </table:table-cell>
            </table:table-row>
            <table:table-row>
              <table:table-cell office:value-type="string">
                <text:p>10:05:53:152 </text:p>
              </table:table-cell>
              <table:table-cell office:value-type="float" office:value="107022">
                <text:p>107022</text:p>
              </table:table-cell>
            </table:table-row>
            <table:table-row>
              <table:table-cell office:value-type="string">
                <text:p>10:05:53:200 </text:p>
              </table:table-cell>
              <table:table-cell office:value-type="float" office:value="107069">
                <text:p>107069</text:p>
              </table:table-cell>
            </table:table-row>
            <table:table-row>
              <table:table-cell office:value-type="string">
                <text:p>10:05:53:293 </text:p>
              </table:table-cell>
              <table:table-cell office:value-type="float" office:value="107115">
                <text:p>107115</text:p>
              </table:table-cell>
            </table:table-row>
            <table:table-row>
              <table:table-cell office:value-type="string">
                <text:p>10:05:53:375 </text:p>
              </table:table-cell>
              <table:table-cell office:value-type="float" office:value="107151">
                <text:p>107151</text:p>
              </table:table-cell>
            </table:table-row>
            <table:table-row>
              <table:table-cell office:value-type="string">
                <text:p>10:05:53:470 </text:p>
              </table:table-cell>
              <table:table-cell office:value-type="float" office:value="107165">
                <text:p>107165</text:p>
              </table:table-cell>
            </table:table-row>
            <table:table-row>
              <table:table-cell office:value-type="string">
                <text:p>10:05:53:517 </text:p>
              </table:table-cell>
              <table:table-cell office:value-type="float" office:value="106959">
                <text:p>106959</text:p>
              </table:table-cell>
            </table:table-row>
            <table:table-row>
              <table:table-cell office:value-type="string">
                <text:p>10:05:53:612 </text:p>
              </table:table-cell>
              <table:table-cell office:value-type="float" office:value="106916">
                <text:p>106916</text:p>
              </table:table-cell>
            </table:table-row>
            <table:table-row>
              <table:table-cell office:value-type="string">
                <text:p>10:05:53:706 </text:p>
              </table:table-cell>
              <table:table-cell office:value-type="float" office:value="106960">
                <text:p>106960</text:p>
              </table:table-cell>
            </table:table-row>
            <table:table-row>
              <table:table-cell office:value-type="string">
                <text:p>10:05:53:801 </text:p>
              </table:table-cell>
              <table:table-cell office:value-type="float" office:value="106993">
                <text:p>106993</text:p>
              </table:table-cell>
            </table:table-row>
            <table:table-row>
              <table:table-cell office:value-type="string">
                <text:p>10:05:53:848 </text:p>
              </table:table-cell>
              <table:table-cell office:value-type="float" office:value="107003">
                <text:p>107003</text:p>
              </table:table-cell>
            </table:table-row>
            <table:table-row>
              <table:table-cell office:value-type="string">
                <text:p>10:05:53:942 </text:p>
              </table:table-cell>
              <table:table-cell office:value-type="float" office:value="107044">
                <text:p>107044</text:p>
              </table:table-cell>
            </table:table-row>
            <table:table-row>
              <table:table-cell office:value-type="string">
                <text:p>10:05:54:036 </text:p>
              </table:table-cell>
              <table:table-cell office:value-type="float" office:value="107083">
                <text:p>107083</text:p>
              </table:table-cell>
            </table:table-row>
            <table:table-row>
              <table:table-cell office:value-type="string">
                <text:p>10:05:54:084 </text:p>
              </table:table-cell>
              <table:table-cell office:value-type="float" office:value="107119">
                <text:p>107119</text:p>
              </table:table-cell>
            </table:table-row>
            <table:table-row>
              <table:table-cell office:value-type="string">
                <text:p>10:05:54:178 </text:p>
              </table:table-cell>
              <table:table-cell office:value-type="float" office:value="107153">
                <text:p>107153</text:p>
              </table:table-cell>
            </table:table-row>
            <table:table-row>
              <table:table-cell office:value-type="string">
                <text:p>10:05:54:272 </text:p>
              </table:table-cell>
              <table:table-cell office:value-type="float" office:value="107135">
                <text:p>107135</text:p>
              </table:table-cell>
            </table:table-row>
            <table:table-row>
              <table:table-cell office:value-type="string">
                <text:p>10:05:54:319 </text:p>
              </table:table-cell>
              <table:table-cell office:value-type="float" office:value="106931">
                <text:p>106931</text:p>
              </table:table-cell>
            </table:table-row>
            <table:table-row>
              <table:table-cell office:value-type="string">
                <text:p>10:05:54:414 </text:p>
              </table:table-cell>
              <table:table-cell office:value-type="float" office:value="106924">
                <text:p>106924</text:p>
              </table:table-cell>
            </table:table-row>
            <table:table-row>
              <table:table-cell office:value-type="string">
                <text:p>10:05:54:508 </text:p>
              </table:table-cell>
              <table:table-cell office:value-type="float" office:value="106952">
                <text:p>106952</text:p>
              </table:table-cell>
            </table:table-row>
            <table:table-row>
              <table:table-cell office:value-type="string">
                <text:p>10:05:54:555 </text:p>
              </table:table-cell>
              <table:table-cell office:value-type="float" office:value="106974">
                <text:p>106974</text:p>
              </table:table-cell>
            </table:table-row>
            <table:table-row>
              <table:table-cell office:value-type="string">
                <text:p>10:05:54:649 </text:p>
              </table:table-cell>
              <table:table-cell office:value-type="float" office:value="106984">
                <text:p>106984</text:p>
              </table:table-cell>
            </table:table-row>
            <table:table-row>
              <table:table-cell office:value-type="string">
                <text:p>10:05:54:743 </text:p>
              </table:table-cell>
              <table:table-cell office:value-type="float" office:value="107025">
                <text:p>107025</text:p>
              </table:table-cell>
            </table:table-row>
            <table:table-row>
              <table:table-cell office:value-type="string">
                <text:p>10:05:54:790 </text:p>
              </table:table-cell>
              <table:table-cell office:value-type="float" office:value="107065">
                <text:p>107065</text:p>
              </table:table-cell>
            </table:table-row>
            <table:table-row>
              <table:table-cell office:value-type="string">
                <text:p>10:05:54:884 </text:p>
              </table:table-cell>
              <table:table-cell office:value-type="float" office:value="107100">
                <text:p>107100</text:p>
              </table:table-cell>
            </table:table-row>
            <table:table-row>
              <table:table-cell office:value-type="string">
                <text:p>10:05:54:978 </text:p>
              </table:table-cell>
              <table:table-cell office:value-type="float" office:value="107130">
                <text:p>107130</text:p>
              </table:table-cell>
            </table:table-row>
            <table:table-row>
              <table:table-cell office:value-type="string">
                <text:p>10:05:55:072 </text:p>
              </table:table-cell>
              <table:table-cell office:value-type="float" office:value="107115">
                <text:p>107115</text:p>
              </table:table-cell>
            </table:table-row>
            <table:table-row>
              <table:table-cell office:value-type="string">
                <text:p>10:05:55:119 </text:p>
              </table:table-cell>
              <table:table-cell office:value-type="float" office:value="106910">
                <text:p>106910</text:p>
              </table:table-cell>
            </table:table-row>
            <table:table-row>
              <table:table-cell office:value-type="string">
                <text:p>10:05:55:213 </text:p>
              </table:table-cell>
              <table:table-cell office:value-type="float" office:value="106902">
                <text:p>106902</text:p>
              </table:table-cell>
            </table:table-row>
            <table:table-row>
              <table:table-cell office:value-type="string">
                <text:p>10:05:55:307 </text:p>
              </table:table-cell>
              <table:table-cell office:value-type="float" office:value="106921">
                <text:p>106921</text:p>
              </table:table-cell>
            </table:table-row>
            <table:table-row>
              <table:table-cell office:value-type="string">
                <text:p>10:05:55:354 </text:p>
              </table:table-cell>
              <table:table-cell office:value-type="float" office:value="106948">
                <text:p>106948</text:p>
              </table:table-cell>
            </table:table-row>
            <table:table-row>
              <table:table-cell office:value-type="string">
                <text:p>10:05:55:447 </text:p>
              </table:table-cell>
              <table:table-cell office:value-type="float" office:value="106962">
                <text:p>106962</text:p>
              </table:table-cell>
            </table:table-row>
            <table:table-row>
              <table:table-cell office:value-type="string">
                <text:p>10:05:55:532 </text:p>
              </table:table-cell>
              <table:table-cell office:value-type="float" office:value="107000">
                <text:p>107000</text:p>
              </table:table-cell>
            </table:table-row>
            <table:table-row>
              <table:table-cell office:value-type="string">
                <text:p>10:05:55:627 </text:p>
              </table:table-cell>
              <table:table-cell office:value-type="float" office:value="107045">
                <text:p>107045</text:p>
              </table:table-cell>
            </table:table-row>
            <table:table-row>
              <table:table-cell office:value-type="string">
                <text:p>10:05:55:673 </text:p>
              </table:table-cell>
              <table:table-cell office:value-type="float" office:value="107074">
                <text:p>107074</text:p>
              </table:table-cell>
            </table:table-row>
            <table:table-row>
              <table:table-cell office:value-type="string">
                <text:p>10:05:55:767 </text:p>
              </table:table-cell>
              <table:table-cell office:value-type="float" office:value="107096">
                <text:p>107096</text:p>
              </table:table-cell>
            </table:table-row>
            <table:table-row>
              <table:table-cell office:value-type="string">
                <text:p>10:05:55:862 </text:p>
              </table:table-cell>
              <table:table-cell office:value-type="float" office:value="107074">
                <text:p>107074</text:p>
              </table:table-cell>
            </table:table-row>
            <table:table-row>
              <table:table-cell office:value-type="string">
                <text:p>10:05:55:910 </text:p>
              </table:table-cell>
              <table:table-cell office:value-type="float" office:value="106894">
                <text:p>106894</text:p>
              </table:table-cell>
            </table:table-row>
            <table:table-row>
              <table:table-cell office:value-type="string">
                <text:p>10:05:56:004 </text:p>
              </table:table-cell>
              <table:table-cell office:value-type="float" office:value="106890">
                <text:p>106890</text:p>
              </table:table-cell>
            </table:table-row>
            <table:table-row>
              <table:table-cell office:value-type="string">
                <text:p>10:05:56:085 </text:p>
              </table:table-cell>
              <table:table-cell office:value-type="float" office:value="106931">
                <text:p>106931</text:p>
              </table:table-cell>
            </table:table-row>
            <table:table-row>
              <table:table-cell office:value-type="string">
                <text:p>10:05:56:179 </text:p>
              </table:table-cell>
              <table:table-cell office:value-type="float" office:value="106922">
                <text:p>106922</text:p>
              </table:table-cell>
            </table:table-row>
            <table:table-row>
              <table:table-cell office:value-type="string">
                <text:p>10:05:56:226 </text:p>
              </table:table-cell>
              <table:table-cell office:value-type="float" office:value="106936">
                <text:p>106936</text:p>
              </table:table-cell>
            </table:table-row>
            <table:table-row>
              <table:table-cell office:value-type="string">
                <text:p>10:05:56:320 </text:p>
              </table:table-cell>
              <table:table-cell office:value-type="float" office:value="106984">
                <text:p>106984</text:p>
              </table:table-cell>
            </table:table-row>
            <table:table-row>
              <table:table-cell office:value-type="string">
                <text:p>10:05:56:415 </text:p>
              </table:table-cell>
              <table:table-cell office:value-type="float" office:value="107018">
                <text:p>107018</text:p>
              </table:table-cell>
            </table:table-row>
            <table:table-row>
              <table:table-cell office:value-type="string">
                <text:p>10:05:56:462 </text:p>
              </table:table-cell>
              <table:table-cell office:value-type="float" office:value="107035">
                <text:p>107035</text:p>
              </table:table-cell>
            </table:table-row>
            <table:table-row>
              <table:table-cell office:value-type="string">
                <text:p>10:05:56:556 </text:p>
              </table:table-cell>
              <table:table-cell office:value-type="float" office:value="107063">
                <text:p>107063</text:p>
              </table:table-cell>
            </table:table-row>
            <table:table-row>
              <table:table-cell office:value-type="string">
                <text:p>10:05:56:650 </text:p>
              </table:table-cell>
              <table:table-cell office:value-type="float" office:value="106919">
                <text:p>106919</text:p>
              </table:table-cell>
            </table:table-row>
            <table:table-row>
              <table:table-cell office:value-type="string">
                <text:p>10:05:56:744 </text:p>
              </table:table-cell>
              <table:table-cell office:value-type="float" office:value="106830">
                <text:p>106830</text:p>
              </table:table-cell>
            </table:table-row>
            <table:table-row>
              <table:table-cell office:value-type="string">
                <text:p>10:05:56:791 </text:p>
              </table:table-cell>
              <table:table-cell office:value-type="float" office:value="106875">
                <text:p>106875</text:p>
              </table:table-cell>
            </table:table-row>
            <table:table-row>
              <table:table-cell office:value-type="string">
                <text:p>10:05:56:885 </text:p>
              </table:table-cell>
              <table:table-cell office:value-type="float" office:value="106896">
                <text:p>106896</text:p>
              </table:table-cell>
            </table:table-row>
            <table:table-row>
              <table:table-cell office:value-type="string">
                <text:p>10:05:56:979 </text:p>
              </table:table-cell>
              <table:table-cell office:value-type="float" office:value="106900">
                <text:p>106900</text:p>
              </table:table-cell>
            </table:table-row>
            <table:table-row>
              <table:table-cell office:value-type="string">
                <text:p>10:05:57:026 </text:p>
              </table:table-cell>
              <table:table-cell office:value-type="float" office:value="106949">
                <text:p>106949</text:p>
              </table:table-cell>
            </table:table-row>
            <table:table-row>
              <table:table-cell office:value-type="string">
                <text:p>10:05:57:121 </text:p>
              </table:table-cell>
              <table:table-cell office:value-type="float" office:value="106999">
                <text:p>106999</text:p>
              </table:table-cell>
            </table:table-row>
            <table:table-row>
              <table:table-cell office:value-type="string">
                <text:p>10:05:57:216 </text:p>
              </table:table-cell>
              <table:table-cell office:value-type="float" office:value="107043">
                <text:p>107043</text:p>
              </table:table-cell>
            </table:table-row>
            <table:table-row>
              <table:table-cell office:value-type="string">
                <text:p>10:05:57:262 </text:p>
              </table:table-cell>
              <table:table-cell office:value-type="float" office:value="107068">
                <text:p>107068</text:p>
              </table:table-cell>
            </table:table-row>
            <table:table-row>
              <table:table-cell office:value-type="string">
                <text:p>10:05:57:357 </text:p>
              </table:table-cell>
              <table:table-cell office:value-type="float" office:value="107017">
                <text:p>107017</text:p>
              </table:table-cell>
            </table:table-row>
            <table:table-row>
              <table:table-cell office:value-type="string">
                <text:p>10:05:57:438 </text:p>
              </table:table-cell>
              <table:table-cell office:value-type="float" office:value="106813">
                <text:p>106813</text:p>
              </table:table-cell>
            </table:table-row>
            <table:table-row>
              <table:table-cell office:value-type="string">
                <text:p>10:05:57:532 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10:05:57:579 </text:p>
              </table:table-cell>
              <table:table-cell office:value-type="float" office:value="106796">
                <text:p>106796</text:p>
              </table:table-cell>
            </table:table-row>
            <table:table-row>
              <table:table-cell office:value-type="string">
                <text:p>10:05:57:674 </text:p>
              </table:table-cell>
              <table:table-cell office:value-type="float" office:value="106815">
                <text:p>106815</text:p>
              </table:table-cell>
            </table:table-row>
            <table:table-row>
              <table:table-cell office:value-type="string">
                <text:p>10:05:57:768 </text:p>
              </table:table-cell>
              <table:table-cell office:value-type="float" office:value="106833">
                <text:p>106833</text:p>
              </table:table-cell>
            </table:table-row>
            <table:table-row>
              <table:table-cell office:value-type="string">
                <text:p>10:05:57:816 </text:p>
              </table:table-cell>
              <table:table-cell office:value-type="float" office:value="106878">
                <text:p>106878</text:p>
              </table:table-cell>
            </table:table-row>
            <table:table-row>
              <table:table-cell office:value-type="string">
                <text:p>10:05:57:910 </text:p>
              </table:table-cell>
              <table:table-cell office:value-type="float" office:value="106935">
                <text:p>106935</text:p>
              </table:table-cell>
            </table:table-row>
            <table:table-row>
              <table:table-cell office:value-type="string">
                <text:p>10:05:58:004 </text:p>
              </table:table-cell>
              <table:table-cell office:value-type="float" office:value="106978">
                <text:p>106978</text:p>
              </table:table-cell>
            </table:table-row>
            <table:table-row>
              <table:table-cell office:value-type="string">
                <text:p>10:05:58:097 </text:p>
              </table:table-cell>
              <table:table-cell office:value-type="float" office:value="107031">
                <text:p>107031</text:p>
              </table:table-cell>
            </table:table-row>
            <table:table-row>
              <table:table-cell office:value-type="string">
                <text:p>10:05:58:144 </text:p>
              </table:table-cell>
              <table:table-cell office:value-type="float" office:value="107015">
                <text:p>107015</text:p>
              </table:table-cell>
            </table:table-row>
            <table:table-row>
              <table:table-cell office:value-type="string">
                <text:p>10:05:58:239 </text:p>
              </table:table-cell>
              <table:table-cell office:value-type="float" office:value="106811">
                <text:p>106811</text:p>
              </table:table-cell>
            </table:table-row>
            <table:table-row>
              <table:table-cell office:value-type="string">
                <text:p>10:05:58:334 </text:p>
              </table:table-cell>
              <table:table-cell office:value-type="float" office:value="106758">
                <text:p>106758</text:p>
              </table:table-cell>
            </table:table-row>
            <table:table-row>
              <table:table-cell office:value-type="string">
                <text:p>10:05:58:381 </text:p>
              </table:table-cell>
              <table:table-cell office:value-type="float" office:value="106776">
                <text:p>106776</text:p>
              </table:table-cell>
            </table:table-row>
            <table:table-row>
              <table:table-cell office:value-type="string">
                <text:p>10:05:58:465 </text:p>
              </table:table-cell>
              <table:table-cell office:value-type="float" office:value="106802">
                <text:p>106802</text:p>
              </table:table-cell>
            </table:table-row>
            <table:table-row>
              <table:table-cell office:value-type="string">
                <text:p>10:05:58:559 </text:p>
              </table:table-cell>
              <table:table-cell office:value-type="float" office:value="106834">
                <text:p>106834</text:p>
              </table:table-cell>
            </table:table-row>
            <table:table-row>
              <table:table-cell office:value-type="string">
                <text:p>10:05:58:654 </text:p>
              </table:table-cell>
              <table:table-cell office:value-type="float" office:value="106898">
                <text:p>106898</text:p>
              </table:table-cell>
            </table:table-row>
            <table:table-row>
              <table:table-cell office:value-type="string">
                <text:p>10:05:58:701 </text:p>
              </table:table-cell>
              <table:table-cell office:value-type="float" office:value="106955">
                <text:p>106955</text:p>
              </table:table-cell>
            </table:table-row>
            <table:table-row>
              <table:table-cell office:value-type="string">
                <text:p>10:05:58:795 </text:p>
              </table:table-cell>
              <table:table-cell office:value-type="float" office:value="107008">
                <text:p>107008</text:p>
              </table:table-cell>
            </table:table-row>
            <table:table-row>
              <table:table-cell office:value-type="string">
                <text:p>10:05:58:889 </text:p>
              </table:table-cell>
              <table:table-cell office:value-type="float" office:value="107057">
                <text:p>107057</text:p>
              </table:table-cell>
            </table:table-row>
            <table:table-row>
              <table:table-cell office:value-type="string">
                <text:p>10:05:58:936 </text:p>
              </table:table-cell>
              <table:table-cell office:value-type="float" office:value="107108">
                <text:p>107108</text:p>
              </table:table-cell>
            </table:table-row>
            <table:table-row>
              <table:table-cell office:value-type="string">
                <text:p>10:05:59:030 </text:p>
              </table:table-cell>
              <table:table-cell office:value-type="float" office:value="107120">
                <text:p>107120</text:p>
              </table:table-cell>
            </table:table-row>
            <table:table-row>
              <table:table-cell office:value-type="string">
                <text:p>10:05:59:124 </text:p>
              </table:table-cell>
              <table:table-cell office:value-type="float" office:value="106908">
                <text:p>106908</text:p>
              </table:table-cell>
            </table:table-row>
            <table:table-row>
              <table:table-cell office:value-type="string">
                <text:p>10:05:59:171 </text:p>
              </table:table-cell>
              <table:table-cell office:value-type="float" office:value="106835">
                <text:p>106835</text:p>
              </table:table-cell>
            </table:table-row>
            <table:table-row>
              <table:table-cell office:value-type="string">
                <text:p>10:05:59:265 </text:p>
              </table:table-cell>
              <table:table-cell office:value-type="float" office:value="106856">
                <text:p>106856</text:p>
              </table:table-cell>
            </table:table-row>
            <table:table-row>
              <table:table-cell office:value-type="string">
                <text:p>10:05:59:360 </text:p>
              </table:table-cell>
              <table:table-cell office:value-type="float" office:value="106896">
                <text:p>106896</text:p>
              </table:table-cell>
            </table:table-row>
            <table:table-row>
              <table:table-cell office:value-type="string">
                <text:p>10:05:59:407 </text:p>
              </table:table-cell>
              <table:table-cell office:value-type="float" office:value="106933">
                <text:p>106933</text:p>
              </table:table-cell>
            </table:table-row>
            <table:table-row>
              <table:table-cell office:value-type="string">
                <text:p>10:05:59:502 </text:p>
              </table:table-cell>
              <table:table-cell office:value-type="float" office:value="106993">
                <text:p>106993</text:p>
              </table:table-cell>
            </table:table-row>
            <table:table-row>
              <table:table-cell office:value-type="string">
                <text:p>10:05:59:595 </text:p>
              </table:table-cell>
              <table:table-cell office:value-type="float" office:value="107064">
                <text:p>107064</text:p>
              </table:table-cell>
            </table:table-row>
            <table:table-row>
              <table:table-cell office:value-type="string">
                <text:p>10:05:59:689 </text:p>
              </table:table-cell>
              <table:table-cell office:value-type="float" office:value="107126">
                <text:p>107126</text:p>
              </table:table-cell>
            </table:table-row>
            <table:table-row>
              <table:table-cell office:value-type="string">
                <text:p>10:05:59:737 </text:p>
              </table:table-cell>
              <table:table-cell office:value-type="float" office:value="107177">
                <text:p>107177</text:p>
              </table:table-cell>
            </table:table-row>
            <table:table-row>
              <table:table-cell office:value-type="string">
                <text:p>10:05:59:831 </text:p>
              </table:table-cell>
              <table:table-cell office:value-type="float" office:value="107242">
                <text:p>107242</text:p>
              </table:table-cell>
            </table:table-row>
            <table:table-row>
              <table:table-cell office:value-type="string">
                <text:p>10:05:59:925 </text:p>
              </table:table-cell>
              <table:table-cell office:value-type="float" office:value="107284">
                <text:p>107284</text:p>
              </table:table-cell>
            </table:table-row>
            <table:table-row>
              <table:table-cell office:value-type="string">
                <text:p>10:05:59:972 </text:p>
              </table:table-cell>
              <table:table-cell office:value-type="float" office:value="107108">
                <text:p>107108</text:p>
              </table:table-cell>
            </table:table-row>
            <table:table-row>
              <table:table-cell office:value-type="string">
                <text:p>10:06:00:067 </text:p>
              </table:table-cell>
              <table:table-cell office:value-type="float" office:value="107034">
                <text:p>107034</text:p>
              </table:table-cell>
            </table:table-row>
            <table:table-row>
              <table:table-cell office:value-type="string">
                <text:p>10:06:00:161 </text:p>
              </table:table-cell>
              <table:table-cell office:value-type="float" office:value="107072">
                <text:p>107072</text:p>
              </table:table-cell>
            </table:table-row>
            <table:table-row>
              <table:table-cell office:value-type="string">
                <text:p>10:06:00:209 </text:p>
              </table:table-cell>
              <table:table-cell office:value-type="float" office:value="107097">
                <text:p>107097</text:p>
              </table:table-cell>
            </table:table-row>
            <table:table-row>
              <table:table-cell office:value-type="string">
                <text:p>10:06:00:303 </text:p>
              </table:table-cell>
              <table:table-cell office:value-type="float" office:value="107090">
                <text:p>107090</text:p>
              </table:table-cell>
            </table:table-row>
            <table:table-row>
              <table:table-cell office:value-type="string">
                <text:p>10:06:00:397 </text:p>
              </table:table-cell>
              <table:table-cell office:value-type="float" office:value="107137">
                <text:p>107137</text:p>
              </table:table-cell>
            </table:table-row>
            <table:table-row>
              <table:table-cell office:value-type="string">
                <text:p>10:06:00:445 </text:p>
              </table:table-cell>
              <table:table-cell office:value-type="float" office:value="107186">
                <text:p>107186</text:p>
              </table:table-cell>
            </table:table-row>
            <table:table-row>
              <table:table-cell office:value-type="string">
                <text:p>10:06:00:528 </text:p>
              </table:table-cell>
              <table:table-cell office:value-type="float" office:value="107226">
                <text:p>107226</text:p>
              </table:table-cell>
            </table:table-row>
            <table:table-row>
              <table:table-cell office:value-type="string">
                <text:p>10:06:00:623 </text:p>
              </table:table-cell>
              <table:table-cell office:value-type="float" office:value="107263">
                <text:p>107263</text:p>
              </table:table-cell>
            </table:table-row>
            <table:table-row>
              <table:table-cell office:value-type="string">
                <text:p>10:06:00:717 </text:p>
              </table:table-cell>
              <table:table-cell office:value-type="float" office:value="107320">
                <text:p>107320</text:p>
              </table:table-cell>
            </table:table-row>
            <table:table-row>
              <table:table-cell office:value-type="string">
                <text:p>10:06:00:764 </text:p>
              </table:table-cell>
              <table:table-cell office:value-type="float" office:value="107305">
                <text:p>107305</text:p>
              </table:table-cell>
            </table:table-row>
            <table:table-row>
              <table:table-cell office:value-type="string">
                <text:p>10:06:00:858 </text:p>
              </table:table-cell>
              <table:table-cell office:value-type="float" office:value="107107">
                <text:p>107107</text:p>
              </table:table-cell>
            </table:table-row>
            <table:table-row>
              <table:table-cell office:value-type="string">
                <text:p>10:06:00:952 </text:p>
              </table:table-cell>
              <table:table-cell office:value-type="float" office:value="107080">
                <text:p>107080</text:p>
              </table:table-cell>
            </table:table-row>
            <table:table-row>
              <table:table-cell office:value-type="string">
                <text:p>10:06:01:000 </text:p>
              </table:table-cell>
              <table:table-cell office:value-type="float" office:value="107123">
                <text:p>107123</text:p>
              </table:table-cell>
            </table:table-row>
            <table:table-row>
              <table:table-cell office:value-type="string">
                <text:p>10:06:01:094 </text:p>
              </table:table-cell>
              <table:table-cell office:value-type="float" office:value="107169">
                <text:p>107169</text:p>
              </table:table-cell>
            </table:table-row>
            <table:table-row>
              <table:table-cell office:value-type="string">
                <text:p>10:06:01:188 </text:p>
              </table:table-cell>
              <table:table-cell office:value-type="float" office:value="107208">
                <text:p>107208</text:p>
              </table:table-cell>
            </table:table-row>
            <table:table-row>
              <table:table-cell office:value-type="string">
                <text:p>10:06:01:283 </text:p>
              </table:table-cell>
              <table:table-cell office:value-type="float" office:value="107295">
                <text:p>107295</text:p>
              </table:table-cell>
            </table:table-row>
            <table:table-row>
              <table:table-cell office:value-type="string">
                <text:p>10:06:01:330 </text:p>
              </table:table-cell>
              <table:table-cell office:value-type="float" office:value="107368">
                <text:p>107368</text:p>
              </table:table-cell>
            </table:table-row>
            <table:table-row>
              <table:table-cell office:value-type="string">
                <text:p>10:06:01:425 </text:p>
              </table:table-cell>
              <table:table-cell office:value-type="float" office:value="107433">
                <text:p>107433</text:p>
              </table:table-cell>
            </table:table-row>
            <table:table-row>
              <table:table-cell office:value-type="string">
                <text:p>10:06:01:519 </text:p>
              </table:table-cell>
              <table:table-cell office:value-type="float" office:value="107501">
                <text:p>107501</text:p>
              </table:table-cell>
            </table:table-row>
            <table:table-row>
              <table:table-cell office:value-type="string">
                <text:p>10:06:01:566 </text:p>
              </table:table-cell>
              <table:table-cell office:value-type="float" office:value="107570">
                <text:p>1075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